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0010000041D000001DBB2D187B6D6CE553B.png" manifest:media-type="image/png"/>
  <manifest:file-entry manifest:full-path="Pictures/10000001000001090000006FEE3F5005EF3E946D.png" manifest:media-type="image/png"/>
  <manifest:file-entry manifest:full-path="Pictures/100048B800001B6E00000B7822A3FAAEBE51E006.wmf" manifest:media-type="image/x-wm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ejaVu Sans5" svg:font-family="'DejaVu San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ans3" svg:font-family="FreeSans" style:font-family-generic="roma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Times New Roman'" style:font-family-generic="roman"/>
    <style:font-face style:name="Liberation Serif6"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color="#ffffff" draw:textarea-horizontal-align="justify" draw:textarea-vertical-align="middle" draw:auto-grow-height="false" fo:min-height="0.62cm" fo:min-width="4.8cm"/>
      <style:paragraph-properties style:writing-mode="lr-tb"/>
    </style:style>
    <style:style style:name="gr4" style:family="graphic" style:parent-style-name="standard">
      <style:graphic-properties draw:stroke="none" svg:stroke-color="#000000" draw:fill-color="#ffffff" draw:textarea-horizontal-align="justify" draw:textarea-vertical-align="middle" draw:auto-grow-height="false" fo:min-height="0.56cm" fo:min-width="4.8cm"/>
      <style:paragraph-properties style:writing-mode="lr-tb"/>
    </style:style>
    <style:style style:name="gr5" style:family="graphic" style:parent-style-name="standard">
      <style:graphic-properties draw:stroke="none" svg:stroke-color="#000000" draw:fill-color="#ffffff" draw:textarea-horizontal-align="justify" draw:textarea-vertical-align="middle" draw:auto-grow-height="false" fo:min-height="0.72cm" fo:min-width="4.8cm"/>
      <style:paragraph-properties style:writing-mode="lr-tb"/>
    </style:style>
    <style:style style:name="gr6" style:family="graphic" style:parent-style-name="standard">
      <style:graphic-properties draw:stroke="none" svg:stroke-color="#000000" draw:fill-color="#ffffff" draw:textarea-horizontal-align="justify" draw:textarea-vertical-align="middle" draw:auto-grow-height="false" fo:min-height="0.77cm" fo:min-width="4.8cm"/>
      <style:paragraph-properties style:writing-mode="lr-tb"/>
    </style:style>
    <style:style style:name="gr7" style:family="graphic" style:parent-style-name="standard">
      <style:graphic-properties svg:stroke-color="#000000" draw:fill="solid" draw:fill-color="#f0e6ff" draw:textarea-horizontal-align="justify" draw:textarea-vertical-align="middle" draw:auto-grow-height="false" fo:min-height="0.95cm" fo:min-width="0.3cm"/>
      <style:paragraph-properties style:writing-mode="lr-tb"/>
    </style:style>
    <style:style style:name="gr8" style:family="graphic" style:parent-style-name="standard">
      <style:graphic-properties draw:stroke="none" svg:stroke-color="#000000" draw:fill-color="#ffffff" draw:textarea-horizontal-align="justify" draw:textarea-vertical-align="middle" draw:auto-grow-height="false" fo:min-height="0.95cm" fo:min-width="1.5cm"/>
      <style:paragraph-properties style:writing-mode="lr-tb"/>
    </style:style>
    <style:style style:name="gr9" style:family="graphic" style:parent-style-name="standard">
      <style:graphic-properties draw:stroke="none" svg:stroke-color="#000000" draw:fill-color="#ffffff" draw:textarea-horizontal-align="justify" draw:textarea-vertical-align="middle" draw:auto-grow-height="false" fo:min-height="0.95cm" fo:min-width="3.49cm"/>
      <style:paragraph-properties style:writing-mode="lr-tb"/>
    </style:style>
    <style:style style:name="gr10" style:family="graphic" style:parent-style-name="standard">
      <style:graphic-properties svg:stroke-color="#000000" draw:fill-color="#ffffff" draw:textarea-horizontal-align="justify" draw:textarea-vertical-align="middle" draw:auto-grow-height="false" fo:min-height="0.95cm" fo:min-width="1.5cm"/>
      <style:paragraph-properties style:writing-mode="lr-tb"/>
    </style:style>
    <style:style style:name="gr11" style:family="graphic" style:parent-style-name="standard">
      <style:graphic-properties svg:stroke-color="#000000" draw:fill-color="#f0e6ff" draw:fill-image-width="0cm" draw:fill-image-height="0cm" draw:textarea-horizontal-align="justify" draw:textarea-vertical-align="middle" draw:auto-grow-height="false" fo:min-height="0.95cm" fo:min-width="0.3cm"/>
      <style:paragraph-properties style:writing-mode="lr-tb"/>
    </style:style>
    <style:style style:name="gr12" style:family="graphic" style:parent-style-name="standard">
      <style:graphic-properties svg:stroke-color="#000000" draw:fill-color="#ffffff" draw:textarea-horizontal-align="justify" draw:textarea-vertical-align="middle" draw:auto-grow-height="false" fo:min-height="0.95cm" fo:min-width="3.5cm"/>
      <style:paragraph-properties style:writing-mode="lr-tb"/>
    </style:style>
    <style:style style:name="gr13" style:family="graphic" style:parent-style-name="standard">
      <style:graphic-properties svg:stroke-color="#000000" draw:fill-color="#ffffff" draw:textarea-horizontal-align="justify" draw:textarea-vertical-align="middle" draw:auto-grow-height="false" fo:min-height="0.95cm" fo:min-width="0.3cm"/>
    </style:style>
    <style:style style:name="gr14" style:family="graphic" style:parent-style-name="standard">
      <style:graphic-properties draw:stroke="none" svg:stroke-color="#000000" draw:fill-color="#ffffff" draw:textarea-horizontal-align="justify" draw:textarea-vertical-align="middle" draw:auto-grow-height="false" fo:min-height="0.95cm" fo:min-width="2.7cm"/>
      <style:paragraph-properties style:writing-mode="lr-tb"/>
    </style:style>
    <style:style style:name="gr15" style:family="graphic" style:parent-style-name="standard">
      <style:graphic-properties svg:stroke-color="#000000" draw:marker-end="Arrow_20_concave" draw:marker-end-width="0.3cm" draw:textarea-vertical-align="middle"/>
    </style:style>
    <style:style style:name="gr16" style:family="graphic" style:parent-style-name="standard">
      <style:graphic-properties draw:stroke="none" svg:stroke-color="#000000" draw:fill-color="#ffffff" draw:textarea-horizontal-align="justify" draw:textarea-vertical-align="middle" draw:auto-grow-height="false" fo:min-height="0.95cm" fo:min-width="2.5cm"/>
      <style:paragraph-properties style:writing-mode="lr-tb"/>
    </style:style>
    <style:style style:name="gr17" style:family="graphic" style:parent-style-name="standard">
      <style:graphic-properties svg:stroke-color="#000000" draw:fill-color="#ffffff" draw:textarea-horizontal-align="justify" draw:textarea-vertical-align="middle" draw:auto-grow-height="false" fo:min-height="0.95cm" fo:min-width="2.5cm"/>
      <style:paragraph-properties style:writing-mode="lr-tb"/>
    </style:style>
    <style:style style:name="gr18" style:family="graphic" style:parent-style-name="standard">
      <style:graphic-properties svg:stroke-color="#000000" draw:fill-color="#ffffff" draw:textarea-horizontal-align="justify" draw:textarea-vertical-align="middle" draw:auto-grow-height="false" fo:min-height="0.95cm" fo:min-width="2.7cm"/>
      <style:paragraph-properties style:writing-mode="lr-tb"/>
    </style:style>
    <style:style style:name="gr19" style:family="graphic" style:parent-style-name="standard">
      <style:graphic-properties svg:stroke-color="#000000" draw:fill-color="#f0e6ff" draw:textarea-horizontal-align="justify" draw:textarea-vertical-align="middle" draw:auto-grow-height="false" fo:min-height="0.95cm" fo:min-width="0.3cm"/>
      <style:paragraph-properties style:writing-mode="lr-tb"/>
    </style:style>
    <style:style style:name="gr20" style:family="graphic" style:parent-style-name="standard">
      <style:graphic-properties svg:stroke-color="#000000" draw:fill="solid" draw:fill-color="#ffffff" draw:textarea-horizontal-align="justify" draw:textarea-vertical-align="middle" draw:auto-grow-height="false" fo:min-height="0.95cm" fo:min-width="0.3cm"/>
    </style:style>
    <style:style style:name="gr21" style:family="graphic" style:parent-style-name="standard">
      <style:graphic-properties draw:stroke="none" svg:stroke-color="#000000" draw:fill="none" draw:fill-color="#ffffff" draw:textarea-horizontal-align="justify" draw:textarea-vertical-align="middle" draw:auto-grow-height="false" fo:min-height="0.95cm" fo:min-width="1.5cm"/>
      <style:paragraph-properties style:writing-mode="lr-tb"/>
    </style:style>
    <style:style style:name="gr22" style:family="graphic" style:parent-style-name="standard">
      <style:graphic-properties svg:stroke-color="#000000" draw:fill-color="#ffffcc" draw:textarea-horizontal-align="justify" draw:textarea-vertical-align="middle" draw:auto-grow-height="false" fo:min-height="1.002cm" fo:min-width="2.06cm" fo:wrap-option="no-wrap"/>
      <style:paragraph-properties style:writing-mode="lr-tb"/>
    </style:style>
    <style:style style:name="gr23" style:family="graphic" style:parent-style-name="standard">
      <style:graphic-properties svg:stroke-color="#000000" draw:fill-color="#ffffcc" draw:textarea-horizontal-align="justify" draw:textarea-vertical-align="middle" draw:auto-grow-height="false" fo:min-height="1.376cm" fo:min-width="2.182cm" fo:wrap-option="no-wrap"/>
      <style:paragraph-properties style:writing-mode="lr-tb"/>
    </style:style>
    <style:style style:name="gr24" style:family="graphic" style:parent-style-name="standard">
      <style:graphic-properties svg:stroke-color="#000000" draw:fill-color="#ffffff" draw:textarea-horizontal-align="justify" draw:textarea-vertical-align="middle" draw:auto-grow-height="false" fo:min-height="0.95cm" fo:min-width="1.5cm"/>
    </style:style>
    <style:style style:name="gr25" style:family="graphic" style:parent-style-name="standard">
      <style:graphic-properties draw:stroke="none" draw:fill="solid" draw:fill-color="#ffcc00" draw:opacity-name="Transparency_20_5" draw:textarea-horizontal-align="justify" draw:textarea-vertical-align="middle" draw:auto-grow-height="false" fo:min-height="2.61cm" fo:min-width="0.855cm"/>
    </style:style>
    <style:style style:name="gr26" style:family="graphic" style:parent-style-name="standard">
      <style:graphic-properties draw:stroke="none" draw:fill="solid" draw:fill-color="#ffcc00" draw:opacity-name="Transparency_20_5" draw:textarea-horizontal-align="justify" draw:textarea-vertical-align="middle" draw:auto-grow-height="false" fo:min-height="2.638cm" fo:min-width="0.855cm"/>
    </style:style>
    <style:style style:name="gr27" style:family="graphic" style:parent-style-name="standard">
      <style:graphic-properties svg:stroke-color="#000000" draw:fill-color="#ccffcc" draw:textarea-horizontal-align="justify" draw:textarea-vertical-align="middle" draw:auto-grow-height="false" fo:min-height="0.95cm" fo:min-width="0.3cm"/>
      <style:paragraph-properties style:writing-mode="lr-tb"/>
    </style:style>
    <style:style style:name="gr28"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29" style:family="graphic" style:parent-style-name="standard">
      <style:graphic-properties draw:stroke="none" draw:fill="solid" draw:fill-color="#ffcc00" draw:opacity-name="Transparency_20_5" draw:textarea-horizontal-align="justify" draw:textarea-vertical-align="middle" draw:auto-grow-height="false" fo:min-height="2.476cm" fo:min-width="2.825cm"/>
    </style:style>
    <style:style style:name="gr30" style:family="graphic" style:parent-style-name="standard">
      <style:graphic-properties draw:stroke="none" draw:fill="solid" draw:fill-color="#ffcc00" draw:opacity-name="Transparency_20_5" draw:textarea-horizontal-align="justify" draw:textarea-vertical-align="middle" draw:auto-grow-height="false" fo:min-height="2.506cm" fo:min-width="14.67cm"/>
    </style:style>
    <style:style style:name="gr31" style:family="graphic" style:parent-style-name="standard">
      <style:graphic-properties svg:stroke-color="#000000" draw:fill-color="#ffffcc" draw:textarea-horizontal-align="justify" draw:textarea-vertical-align="middle" draw:auto-grow-height="false" fo:min-height="0.892cm" fo:min-width="1.338cm" fo:wrap-option="no-wrap"/>
      <style:paragraph-properties style:writing-mode="lr-tb"/>
    </style:style>
    <style:style style:name="gr32" style:family="graphic" style:parent-style-name="standard">
      <style:graphic-properties svg:stroke-color="#000000" draw:fill-color="#ffffcc" draw:textarea-horizontal-align="justify" draw:textarea-vertical-align="middle" draw:auto-grow-height="false" fo:min-height="0.698cm" fo:min-width="1.338cm" fo:wrap-option="no-wrap"/>
      <style:paragraph-properties style:writing-mode="lr-tb"/>
    </style:style>
    <style:style style:name="gr33" style:family="graphic" style:parent-style-name="standard">
      <style:graphic-properties svg:stroke-color="#000000" draw:fill-color="#ffffff" draw:textarea-horizontal-align="justify" draw:textarea-vertical-align="middle" draw:auto-grow-height="false" fo:min-height="0.95cm" fo:min-width="3.5cm"/>
    </style:style>
    <style:style style:name="gr34" style:family="graphic" style:parent-style-name="standard">
      <style:graphic-properties svg:stroke-color="#000000" draw:fill-color="#ffffcc" draw:textarea-horizontal-align="justify" draw:textarea-vertical-align="middle" draw:auto-grow-height="false" fo:min-height="0.726cm" fo:min-width="1.918cm" fo:wrap-option="no-wrap"/>
      <style:paragraph-properties style:writing-mode="lr-tb"/>
    </style:style>
    <style:style style:name="gr35" style:family="graphic" style:parent-style-name="standard">
      <style:graphic-properties draw:stroke="none" draw:fill="solid" draw:fill-color="#ffcc00" draw:opacity-name="Transparency_20_5" draw:textarea-horizontal-align="justify" draw:textarea-vertical-align="middle" draw:auto-grow-height="false" fo:min-height="2.506cm" fo:min-width="12.638cm"/>
    </style:style>
    <style:style style:name="gr36" style:family="graphic" style:parent-style-name="standard">
      <style:graphic-properties svg:stroke-color="#000000" draw:fill-color="#ffffcc" draw:textarea-horizontal-align="justify" draw:textarea-vertical-align="middle" draw:auto-grow-height="false" fo:min-height="0.892cm" fo:min-width="2.014cm" fo:wrap-option="no-wrap"/>
      <style:paragraph-properties style:writing-mode="lr-tb"/>
    </style:style>
    <style:style style:name="gr37" style:family="graphic" style:parent-style-name="standard">
      <style:graphic-properties svg:stroke-color="#000000" draw:fill-color="#ffffff" draw:fill-image-width="0cm" draw:fill-image-height="0cm" draw:textarea-horizontal-align="justify" draw:textarea-vertical-align="middle" draw:auto-grow-height="false" fo:min-height="0.95cm" fo:min-width="0.3cm"/>
    </style:style>
    <style:style style:name="pr1" style:family="presentation" style:parent-style-name="master1_5f__5f_-title" style:list-style-name="L1">
      <style:graphic-properties fo:min-height="3.477cm"/>
      <style:paragraph-properties style:writing-mode="lr-tb"/>
    </style:style>
    <style:style style:name="pr2" style:family="presentation" style:parent-style-name="master1_5f__5f_-notes">
      <style:graphic-properties draw:fill-color="#ffffff" fo:min-height="14.431cm"/>
      <style:paragraph-properties style:writing-mode="lr-tb"/>
    </style:style>
    <style:style style:name="pr3" style:family="presentation" style:parent-style-name="master-title">
      <style:graphic-properties draw:auto-grow-height="true" fo:min-height="1.741cm"/>
      <style:paragraph-properties style:writing-mode="lr-tb"/>
    </style:style>
    <style:style style:name="pr4" style:family="presentation" style:parent-style-name="master-outline1">
      <style:graphic-properties fo:min-height="1.857cm"/>
      <style:paragraph-properties style:writing-mode="lr-tb"/>
    </style:style>
    <style:style style:name="pr5" style:family="presentation" style:parent-style-name="master-notes">
      <style:graphic-properties draw:fill-color="#ffffff" draw:auto-grow-height="true" fo:min-height="13.364cm"/>
      <style:paragraph-properties style:writing-mode="lr-tb"/>
    </style:style>
    <style:style style:name="pr6" style:family="presentation" style:parent-style-name="master-notes">
      <style:graphic-properties draw:fill-color="#ffffff" draw:auto-grow-height="true" fo:min-height="15.431cm"/>
      <style:paragraph-properties style:writing-mode="lr-tb"/>
    </style:style>
    <style:style style:name="pr7" style:family="presentation" style:parent-style-name="master-title">
      <style:graphic-properties fo:min-height="1.741cm"/>
      <style:paragraph-properties style:writing-mode="lr-tb"/>
    </style:style>
    <style:style style:name="pr8" style:family="presentation" style:parent-style-name="master-outline1">
      <style:graphic-properties fo:min-height="14.15cm"/>
      <style:paragraph-properties style:writing-mode="lr-tb"/>
    </style:style>
    <style:style style:name="pr9" style:family="presentation" style:parent-style-name="master-notes">
      <style:graphic-properties draw:fill-color="#ffffff" fo:min-height="13.364cm"/>
      <style:paragraph-properties style:writing-mode="lr-tb"/>
    </style:style>
    <style:style style:name="pr10" style:family="presentation" style:parent-style-name="master-notes">
      <style:graphic-properties draw:fill-color="#ffffff" draw:auto-grow-height="true" fo:min-height="14.521cm"/>
      <style:paragraph-properties style:writing-mode="lr-tb"/>
    </style:style>
    <style:style style:name="pr11" style:family="presentation" style:parent-style-name="master-notes">
      <style:graphic-properties draw:fill-color="#ffffff" draw:auto-grow-height="true" fo:min-height="14.676cm"/>
      <style:paragraph-properties style:writing-mode="lr-tb"/>
    </style:style>
    <style:style style:name="pr12" style:family="presentation" style:parent-style-name="master-outline1" style:list-style-name="L6">
      <style:graphic-properties fo:min-height="14.1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2"/>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loext:opacity="1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fo:text-align="start" style:writing-mode="lr-tb"/>
      <style:text-properties fo:font-size="18pt" style:font-size-asian="18pt" style:font-size-complex="18pt"/>
    </style:style>
    <style:style style:name="P13" style:family="paragraph">
      <loext:graphic-properties draw:fill-color="#ffffff"/>
      <style:paragraph-properties fo:text-align="start" style:writing-mode="lr-tb"/>
      <style:text-properties fo:font-size="18pt" style:font-size-asian="18pt" style:font-size-complex="18pt"/>
    </style:style>
    <style:style style:name="P14" style:family="paragraph">
      <style:paragraph-properties fo:text-align="center" style:writing-mode="lr-tb"/>
      <style:text-properties fo:font-size="18pt" style:font-size-asian="18pt" style:font-size-complex="18pt"/>
    </style:style>
    <style:style style:name="P15" style:family="paragraph">
      <loext:graphic-properties draw:fill="solid" draw:fill-color="#f0e6ff"/>
      <style:paragraph-properties fo:text-align="center" style:writing-mode="lr-tb"/>
      <style:text-properties fo:font-size="18pt" style:font-size-asian="18pt" style:font-size-complex="18pt"/>
    </style:style>
    <style:style style:name="P16" style:family="paragraph">
      <loext:graphic-properties draw:fill-color="#ffffff"/>
      <style:paragraph-properties fo:text-align="center" style:writing-mode="lr-tb"/>
      <style:text-properties fo:font-size="18pt" style:font-size-asian="18pt" style:font-size-complex="18pt"/>
    </style:style>
    <style:style style:name="P17" style:family="paragraph">
      <style:paragraph-properties fo:text-align="center" style:writing-mode="lr-tb"/>
      <style:text-properties fo:font-size="18pt" style:font-size-asian="22pt" style:font-size-complex="22pt"/>
    </style:style>
    <style:style style:name="P18" style:family="paragraph">
      <loext:graphic-properties draw:fill-color="#f0e6ff" draw:fill-image-width="0cm" draw:fill-image-height="0cm"/>
      <style:paragraph-properties fo:text-align="center" style:writing-mode="lr-tb"/>
      <style:text-properties fo:font-size="18pt" style:font-size-asian="22pt" style:font-size-complex="22pt"/>
    </style:style>
    <style:style style:name="P19" style:family="paragraph">
      <loext:graphic-properties draw:fill-color="#ffffff"/>
      <style:paragraph-properties fo:text-align="center"/>
      <style:text-properties fo:font-size="18pt" style:font-size-asian="22pt" style:font-size-complex="22pt"/>
    </style:style>
    <style:style style:name="P20" style:family="paragraph">
      <style:paragraph-properties fo:text-align="center"/>
      <style:text-properties fo:font-size="18pt"/>
    </style:style>
    <style:style style:name="P21" style:family="paragraph">
      <style:paragraph-properties fo:text-align="center"/>
    </style:style>
    <style:style style:name="P22" style:family="paragraph">
      <loext:graphic-properties draw:fill-color="#f0e6ff"/>
      <style:paragraph-properties fo:text-align="center" style:writing-mode="lr-tb"/>
      <style:text-properties fo:font-size="18pt" style:font-size-asian="22pt" style:font-size-complex="22pt"/>
    </style:style>
    <style:style style:name="P23" style:family="paragraph">
      <loext:graphic-properties draw:fill="solid" draw:fill-color="#ffffff"/>
      <style:paragraph-properties fo:text-align="center"/>
      <style:text-properties fo:font-size="18pt" style:font-size-asian="22pt" style:font-size-complex="22pt"/>
    </style:style>
    <style:style style:name="P24" style:family="paragraph">
      <loext:graphic-properties draw:fill="none" draw:fill-color="#ffffff"/>
      <style:paragraph-properties fo:text-align="center" style:writing-mode="lr-tb"/>
      <style:text-properties fo:font-size="18pt" style:font-size-asian="18pt" style:font-size-complex="18pt"/>
    </style:style>
    <style:style style:name="P25" style:family="paragraph">
      <style:paragraph-properties fo:text-align="center" style:writing-mode="lr-tb"/>
      <style:text-properties fo:font-size="10pt" style:font-size-asian="10pt" style:font-size-complex="10pt"/>
    </style:style>
    <style:style style:name="P26" style:family="paragraph">
      <loext:graphic-properties draw:fill-color="#ffffcc"/>
      <style:paragraph-properties fo:text-align="center" style:writing-mode="lr-tb"/>
      <style:text-properties fo:font-size="10pt" style:font-size-asian="10pt" style:font-size-complex="10pt"/>
    </style:style>
    <style:style style:name="P27" style:family="paragraph">
      <loext:graphic-properties draw:fill-color="#ffffff"/>
      <style:paragraph-properties fo:text-align="center"/>
      <style:text-properties fo:font-size="18pt" style:font-size-asian="18pt" style:font-size-complex="18pt"/>
    </style:style>
    <style:style style:name="P28" style:family="paragraph">
      <style:paragraph-properties fo:margin-left="0cm" fo:margin-right="0cm" fo:margin-top="0cm" fo:margin-bottom="0.2cm" fo:text-indent="-0.6cm"/>
    </style:style>
    <style:style style:name="P29"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30" style:family="paragraph">
      <style:paragraph-properties fo:margin-top="0cm" fo:margin-bottom="0.5cm"/>
    </style:style>
    <style:style style:name="P31" style:family="paragraph">
      <style:paragraph-properties fo:margin-top="0cm" fo:margin-bottom="0.1cm">
        <style:tab-stops>
          <style:tab-stop style:position="10.087cm"/>
        </style:tab-stops>
      </style:paragraph-properties>
    </style:style>
    <style:style style:name="P32" style:family="paragraph">
      <loext:graphic-properties draw:fill="solid" draw:fill-color="#ffcc00" draw:opacity-name="Transparency_20_5"/>
      <style:paragraph-properties fo:text-align="center"/>
    </style:style>
    <style:style style:name="P33" style:family="paragraph">
      <loext:graphic-properties draw:fill-color="#ccffcc"/>
      <style:paragraph-properties fo:text-align="center" style:writing-mode="lr-tb"/>
      <style:text-properties fo:font-size="18pt" style:font-size-asian="22pt" style:font-size-complex="22pt"/>
    </style:style>
    <style:style style:name="P34" style:family="paragraph">
      <style:paragraph-properties fo:margin-top="0cm" fo:margin-bottom="0.3cm"/>
    </style:style>
    <style:style style:name="P35" style:family="paragraph">
      <loext:graphic-properties draw:fill="none"/>
      <style:paragraph-properties fo:text-align="start" style:writing-mode="lr-tb"/>
      <style:text-properties style:font-name="Liberation Mono3" fo:font-size="18pt"/>
    </style:style>
    <style:style style:name="P36" style:family="paragraph">
      <style:paragraph-properties fo:margin-top="0cm" fo:margin-bottom="0.2cm"/>
    </style:style>
    <style:style style:name="P37" style:family="paragraph">
      <loext:graphic-properties draw:fill="solid" draw:fill-color="#ffffff"/>
      <style:paragraph-properties fo:text-align="center"/>
      <style:text-properties fo:font-size="18pt" style:font-size-asian="18pt" style:font-size-complex="18pt"/>
    </style:style>
    <style:style style:name="P38" style:family="paragraph">
      <loext:graphic-properties draw:fill-color="#ffffff"/>
      <style:paragraph-properties style:writing-mode="lr-tb"/>
      <style:text-properties fo:font-size="14pt" style:font-size-asian="14pt" style:font-size-complex="14pt"/>
    </style:style>
    <style:style style:name="P39" style:family="paragraph">
      <loext:graphic-properties draw:fill-color="#ffffff" draw:fill-image-width="0cm" draw:fill-image-height="0cm"/>
      <style:paragraph-properties fo:text-align="center"/>
      <style:text-properties fo:font-size="18pt" style:font-size-asian="22pt" style:font-size-complex="22pt"/>
    </style:style>
    <style:style style:name="P40" style:family="paragraph">
      <loext:graphic-properties draw:fill-color="#ffffff"/>
      <style:paragraph-properties style:writing-mode="lr-tb"/>
    </style:style>
    <style:style style:name="P41" style:family="paragraph">
      <style:paragraph-properties fo:margin-left="0cm" fo:margin-right="0cm" fo:margin-top="0cm" fo:margin-bottom="0.3cm" fo:text-indent="0cm"/>
    </style:style>
    <style:style style:name="P42" style:family="paragraph">
      <style:paragraph-properties fo:margin-top="0cm" fo:margin-bottom="0.2cm" style:writing-mode="lr-tb"/>
      <style:text-properties fo:color="#800000" loext:opacity="100%" fo:font-size="26pt" style:font-size-asian="26pt" style:font-size-complex="26pt"/>
    </style:style>
    <style:style style:name="P43" style:family="paragraph">
      <style:paragraph-properties fo:margin-left="0cm" fo:margin-right="0cm" fo:text-indent="-0.6cm"/>
    </style:style>
    <style:style style:name="P44" style:family="paragraph">
      <loext:graphic-properties draw:fill-color="#ffffff"/>
      <style:paragraph-properties fo:margin-left="0cm" fo:margin-right="0cm" fo:margin-top="0.2cm" fo:margin-bottom="0cm" fo:text-indent="-0.6cm" style:writing-mode="lr-tb"/>
      <style:text-properties fo:color="#000000" loext:opacity="100%" style:font-name="Liberation Sans2" fo:font-size="14pt" style:font-size-asian="14pt" style:font-size-complex="14pt"/>
    </style:style>
    <style:style style:name="T1" style:family="text">
      <style:text-properties fo:color="#ffffff" loext:opacity="100%" style:font-name="Liberation Sans2" fo:font-size="32pt" fo:language="ru" fo:country="RU" style:font-size-asian="32pt" style:font-size-complex="32pt"/>
    </style:style>
    <style:style style:name="T2" style:family="text">
      <style:text-properties fo:color="#ffffff" loext:opacity="100%" style:font-name="Liberation Sans2"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4" fo:font-size="14pt" fo:language="ru" fo:country="RU" style:font-name-asian="Liberation Sans4" style:font-size-asian="14pt" style:font-name-complex="Liberation Sans4"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3" fo:font-size="14pt" fo:language="ru" fo:country="RU" style:font-name-asian="Liberation Sans3" style:font-size-asian="14pt" style:font-name-complex="Liberation Sans3"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font-size="18pt" style:font-size-asian="18pt" style:font-size-complex="18pt"/>
    </style:style>
    <style:style style:name="T13" style:family="text">
      <style:text-properties fo:font-size="18pt" fo:language="ru" fo:country="RU" style:font-size-asian="18pt" style:font-size-complex="18pt"/>
    </style:style>
    <style:style style:name="T14" style:family="text">
      <style:text-properties fo:font-size="18pt" style:font-size-asian="22pt" style:font-size-complex="22pt"/>
    </style:style>
    <style:style style:name="T15" style:family="text">
      <style:text-properties fo:font-size="10pt" fo:language="ru" fo:country="RU" style:font-size-asian="10pt" style:font-size-complex="10pt"/>
    </style:style>
    <style:style style:name="T16" style:family="text">
      <style:text-properties fo:color="#000000" loext:opacity="100%" fo:font-size="22pt" fo:language="ru" fo:country="RU" style:font-size-asian="22pt" style:font-size-complex="22pt"/>
    </style:style>
    <style:style style:name="T17"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1"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18" style:family="text">
      <style:text-properties fo:color="#000000" loext:opacity="100%" fo:font-size="14pt" fo:language="ru" fo:country="RU" style:text-underline-style="solid" style:text-underline-width="auto" style:text-underline-color="font-color" style:font-size-asian="14pt" style:font-size-complex="14pt"/>
    </style:style>
    <style:style style:name="T19" style:family="text">
      <style:text-properties fo:color="#000000" loext:opacity="100%" fo:font-size="22pt" fo:language="ru" fo:country="RU" fo:font-style="italic" style:font-size-asian="22pt" style:font-style-asian="italic" style:font-size-complex="22pt" style:font-style-complex="italic"/>
    </style:style>
    <style:style style:name="T20" style:family="text">
      <style:text-properties fo:font-variant="normal" fo:text-transform="none" style:use-window-font-color="true" loext:opacity="0%" style:text-outline="false" style:text-line-through-style="none" style:text-line-through-type="none" style:font-name="Liberation Sans" fo:font-size="14pt" fo:language="ru" fo:country="RU" fo:text-shadow="none" style:text-underline-style="none" fo:font-weight="normal" style:letter-kerning="true" style:font-name-asian="Droid Sans Fallback1" style:font-size-asian="14pt" style:font-weight-asian="normal" style:font-name-complex="FreeSans2" style:font-size-complex="14pt"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italic" fo:text-shadow="none" style:text-underline-style="none" fo:font-weight="normal" style:letter-kerning="true" style:font-name-asian="Droid Sans Fallback1" style:font-size-asian="14pt" style:font-style-asian="italic" style:font-weight-asian="normal" style:font-name-complex="FreeSans2" style:font-size-complex="14pt" style:font-style-complex="italic" style:font-weight-complex="normal" style:text-emphasize="none" style:font-relief="none" style:text-overline-style="none" style:text-overline-color="font-color"/>
    </style:style>
    <style:style style:name="T22" style:family="text">
      <style:text-properties fo:font-size="14pt" fo:language="ru" fo:country="RU" fo:font-style="normal" style:font-size-asian="14pt" style:font-style-asian="normal" style:font-size-complex="14pt" style:font-style-complex="normal"/>
    </style:style>
    <style:style style:name="T23" style:family="text">
      <style:text-properties fo:font-size="14pt" fo:language="ru" fo:country="RU" fo:font-style="italic" style:font-size-asian="14pt" style:font-style-asian="italic" style:font-size-complex="14pt" style:font-style-complex="italic"/>
    </style:style>
    <style:style style:name="T24" style:family="text">
      <style:text-properties style:font-name="Liberation Mono3" fo:font-size="18pt"/>
    </style:style>
    <style:style style:name="T25" style:family="text">
      <style:text-properties fo:font-variant="normal" fo:text-transform="none" fo:color="#000000" loext:opacity="100%" style:text-outline="false" style:text-line-through-style="none" style:text-line-through-type="none" style:font-name="Liberation Serif" fo:font-size="22pt" fo:language="ru" fo:country="RU" fo:text-shadow="none" style:text-underline-style="none" fo:font-weight="normal" style:letter-kerning="true" style:font-name-asian="Droid Sans Fallback1" style:font-size-asian="22pt" style:font-weight-asian="normal" style:font-name-complex="FreeSans2" style:font-size-complex="22pt" style:font-weight-complex="normal"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font-name="Liberation Serif" fo:font-size="22pt" fo:language="ru" fo:country="RU" fo:font-style="italic" fo:text-shadow="none" style:text-underline-style="none" fo:font-weight="normal" style:letter-kerning="true" style:font-name-asian="Droid Sans Fallback1" style:font-size-asian="22pt" style:font-style-asian="italic" style:font-weight-asian="normal" style:font-name-complex="FreeSans2" style:font-size-complex="22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font-name="Liberation Serif" fo:font-size="22pt" fo:language="ru" fo:country="RU" fo:font-style="normal" fo:text-shadow="none" style:text-underline-style="none" fo:font-weight="normal" style:letter-kerning="true" style:font-name-asian="Droid Sans Fallback1" style:font-size-asian="22pt" style:font-style-asian="normal" style:font-weight-asian="normal" style:font-name-complex="FreeSans2" style:font-size-complex="22pt" style:font-style-complex="normal" style:font-weight-complex="normal" style:text-emphasize="none" style:font-relief="none" style:text-overline-style="none" style:text-overline-color="font-color"/>
    </style:style>
    <style:style style:name="T28" style:family="text">
      <style:text-properties fo:color="#000000" loext:opacity="100%" fo:font-size="28pt" fo:language="ru" fo:country="RU" fo:font-style="italic" style:font-size-asian="28pt" style:font-style-asian="italic" style:font-size-complex="28pt" style:font-style-complex="italic"/>
    </style:style>
    <style:style style:name="T29" style:family="text">
      <style:text-properties fo:font-variant="normal" fo:text-transform="none" fo:color="#000000" loext:opacity="100%" style:text-outline="false" style:text-line-through-style="none" style:text-line-through-type="none" style:font-name="Liberation Serif" fo:font-size="26pt" fo:language="ru" fo:country="RU" fo:font-style="normal" fo:text-shadow="none" style:text-underline-style="none" fo:font-weight="normal" style:letter-kerning="true" style:font-name-asian="Droid Sans Fallback1"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30" style:family="text">
      <style:text-properties fo:color="#000000" loext:opacity="100%" fo:font-size="26pt" fo:language="ru" fo:country="RU" style:font-size-asian="26pt" style:font-size-complex="26pt"/>
    </style:style>
    <style:style style:name="T31" style:family="text">
      <style:text-properties fo:color="#000000" loext:opacity="100%" style:font-name="Liberation Sans2" fo:font-size="14pt" style:font-size-asian="14pt" style:font-size-complex="14pt"/>
    </style:style>
    <style:style style:name="T32" style:family="text">
      <style:text-properties fo:font-variant="normal" fo:text-transform="none" fo:color="#000000" loext:opacity="100%" style:text-outline="false" style:text-line-through-style="none" style:text-line-through-type="none" style:font-name="Liberation Sans2" fo:font-size="14pt" fo:font-style="normal" fo:text-shadow="none" style:text-underline-style="none" fo:font-weight="normal" style:letter-kerning="true" style:font-name-asian="Droid Sans Fallback1" style:font-size-asian="14pt" style:font-style-asian="normal" style:font-weight-asian="normal" style:font-name-complex="Liberation Serif5"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loext:opacity="100%" style:text-outline="false" style:text-line-through-style="none" style:text-line-through-type="none" style:font-name="Liberation Mono2" fo:font-size="14pt" fo:font-style="normal" fo:text-shadow="none" style:text-underline-style="none" fo:font-weight="normal" style:letter-kerning="true" style:font-name-asian="Droid Sans Fallback1" style:font-size-asian="14pt" style:font-style-asian="normal" style:font-weight-asian="normal" style:font-name-complex="Liberation Serif5"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loext:opacity="100%" style:text-outline="false" style:text-line-through-style="none" style:text-line-through-type="none" style:font-name="Liberation Mono2" fo:font-size="14pt" fo:font-style="italic" fo:text-shadow="none" style:text-underline-style="none" fo:font-weight="normal" style:letter-kerning="true" style:font-name-asian="Droid Sans Fallback1" style:font-size-asian="14pt" style:font-style-asian="italic" style:font-weight-asian="normal" style:font-name-complex="Liberation Serif5" style:font-size-complex="14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1.5cm"/>
        <style:text-properties fo:color="#000000" fo:font-size="100%"/>
      </text:list-level-style-number>
      <text:list-level-style-number text:level="2" style:num-format="">
        <style:list-level-properties text:space-before="0.6cm" text:min-label-width="0.9cm"/>
        <style:text-properties fo:color="#000000" fo:font-size="75%"/>
      </text:list-level-style-number>
      <text:list-level-style-number text:level="3" style:num-format="">
        <style:list-level-properties text:space-before="2cm" text:min-label-width="0.8cm"/>
        <style:text-properties fo:color="#000000" fo:font-size="45%"/>
      </text:list-level-style-number>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6">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Многоверсионность</text:span><text:span text:style-name="T2"><text:line-break/></text:span><text:span text:style-name="T2">HOT-обновления</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6</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HOT-обновления</text:span></text:p>
              </text:list-item>
              <text:list-item>
                <text:p text:style-name="P9"><text:span text:style-name="T11">Внутристраничная очистка</text:span></text:p>
              </text:list-item>
              <text:list-item>
                <text:p text:style-name="P9"><text:span text:style-name="T11"/></text:p>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Обычное обновление</text:span></text:p>
          </draw:text-box>
        </draw:frame>
        <draw:custom-shape draw:style-name="gr3" draw:text-style-name="P13" draw:layer="layout" svg:width="5.3cm" svg:height="0.87cm" draw:transform="rotate (1.5707963267949) translate (12.904cm 15.302cm)">
          <text:p text:style-name="P12"><text:span text:style-name="T12">xmin committed</text:span></text:p>
          <draw:enhanced-geometry svg:viewBox="0 0 21600 21600" draw:mirror-horizontal="false" draw:mirror-vertical="false" draw:type="rectangle" draw:enhanced-path="M 0 0 L 21600 0 21600 21600 0 21600 0 0 Z N"/>
        </draw:custom-shape>
        <draw:custom-shape draw:style-name="gr4" draw:text-style-name="P13" draw:layer="layout" svg:width="5.3cm" svg:height="0.81cm" draw:transform="rotate (1.5707963267949) translate (13.749cm 15.302cm)">
          <text:p text:style-name="P12"><text:span text:style-name="T12">xmin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4.484cm 15.302cm)">
          <text:p text:style-name="P12"><text:span text:style-name="T12">xmax committe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5.274cm 15.302cm)">
          <text:p text:style-name="P12"><text:span text:style-name="T12">xmax aborted</text:span></text:p>
          <draw:enhanced-geometry svg:viewBox="0 0 21600 21600" draw:mirror-horizontal="false" draw:mirror-vertical="false" draw:type="rectangle" draw:enhanced-path="M 0 0 L 21600 0 21600 21600 0 21600 0 0 Z N"/>
        </draw:custom-shape>
        <draw:custom-shape draw:style-name="gr7" draw:text-style-name="P15" draw:layer="layout" svg:width="0.8cm" svg:height="1.2cm" svg:x="12.999cm" svg:y="15.406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08cm" svg:y="14.206cm">
          <text:p text:style-name="P14"><text:span text:style-name="T12">xmin</text:span></text:p>
          <draw:enhanced-geometry svg:viewBox="0 0 21600 21600" draw:type="rectangle" draw:enhanced-path="M 0 0 L 21600 0 21600 21600 0 21600 0 0 Z N"/>
        </draw:custom-shape>
        <draw:custom-shape draw:style-name="gr9" draw:text-style-name="P16" draw:layer="layout" svg:width="3.99cm" svg:height="1.2cm" svg:x="17.808cm" svg:y="14.206cm">
          <text:p text:style-name="P14"><text:span text:style-name="T13">данные</text:span></text:p>
          <draw:enhanced-geometry svg:viewBox="0 0 21600 21600" draw:mirror-horizontal="false" draw:mirror-vertical="false" draw:type="rectangle" draw:enhanced-path="M 0 0 L 21600 0 21600 21600 0 21600 0 0 Z N"/>
        </draw:custom-shape>
        <draw:custom-shape draw:style-name="gr10" draw:text-style-name="P16" xml:id="id2" draw:id="id2" draw:layer="layout" svg:width="2cm" svg:height="1.2cm" svg:x="8.999cm" svg:y="15.406cm">
          <text:p text:style-name="P14"><text:span text:style-name="T12">100</text:span></text:p>
          <draw:enhanced-geometry svg:viewBox="0 0 21600 21600" draw:type="rectangle" draw:enhanced-path="M 0 0 L 21600 0 21600 21600 0 21600 0 0 Z N"/>
        </draw:custom-shape>
        <draw:custom-shape draw:style-name="gr11" draw:text-style-name="P18" draw:layer="layout" svg:width="0.8cm" svg:height="1.2cm" svg:x="14.599cm" svg:y="15.406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7.799cm" svg:y="15.406cm">
          <text:p text:style-name="P14"><text:span text:style-name="T12">42,FOO</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799cm" svg:y="15.406cm">
          <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04cm" svg:y="3.605cm">
          <text:p text:style-name="P14"><text:span text:style-name="T12">ctid</text:span></text:p>
          <draw:enhanced-geometry svg:viewBox="0 0 21600 21600" draw:type="rectangle" draw:enhanced-path="M 0 0 L 21600 0 21600 21600 0 21600 0 0 Z N"/>
        </draw:custom-shape>
        <draw:custom-shape draw:style-name="gr14" draw:text-style-name="P16" draw:layer="layout" svg:width="3.2cm" svg:height="1.2cm" svg:x="11.004cm" svg:y="3.605cm">
          <text:p text:style-name="P14"><text:span text:style-name="T13">ключ</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4cm" svg:y="15.407cm">
          <text:p text:style-name="P14"><text:span text:style-name="T12">(0,1)</text:span></text:p>
          <draw:enhanced-geometry svg:viewBox="0 0 21600 21600" draw:type="rectangle" draw:enhanced-path="M 0 0 L 21600 0 21600 21600 0 21600 0 0 Z N"/>
        </draw:custom-shape>
        <draw:connector draw:style-name="gr15" draw:text-style-name="P20" draw:layer="layout" draw:type="curve" svg:x1="7.304cm" svg:y1="16.007cm" svg:x2="8.999cm" svg:y2="16.006cm" draw:start-shape="id1" draw:start-glue-point="1" draw:end-shape="id2" draw:end-glue-point="3" svg:d="M7304 16007c1272 0 425-1 1695-1" svg:viewBox="0 0 1696 2">
          <text:p/>
        </draw:connector>
        <draw:custom-shape draw:style-name="gr16" draw:text-style-name="P16" draw:layer="layout" svg:width="3cm" svg:height="1.2cm" svg:x="4.309cm" svg:y="14.207cm">
          <text:p text:style-name="P14"><text:span text:style-name="T12">статус</text:span></text:p>
          <draw:enhanced-geometry svg:viewBox="0 0 21600 21600" draw:mirror-horizontal="false" draw:mirror-vertical="false" draw:type="rectangle" draw:enhanced-path="M 0 0 L 21600 0 21600 21600 0 21600 0 0 Z N"/>
        </draw:custom-shape>
        <draw:custom-shape draw:style-name="gr17" draw:text-style-name="P16" xml:id="id1" draw:id="id1" draw:layer="layout" svg:width="3cm" svg:height="1.2cm" svg:x="4.304cm" svg:y="15.407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10" draw:text-style-name="P16" xml:id="id7" draw:id="id7" draw:layer="layout" svg:width="2cm" svg:height="1.2cm" svg:x="9.004cm" svg:y="4.805cm">
          <text:p text:style-name="P14"><text:span text:style-name="T12">(0,2)</text:span></text:p>
          <draw:enhanced-geometry svg:viewBox="0 0 21600 21600" draw:type="rectangle" draw:enhanced-path="M 0 0 L 21600 0 21600 21600 0 21600 0 0 Z N"/>
        </draw:custom-shape>
        <draw:custom-shape draw:style-name="gr18" draw:text-style-name="P16" draw:layer="layout" svg:width="3.2cm" svg:height="1.2cm" svg:x="11.004cm" svg:y="4.805cm">
          <text:p text:style-name="P14"><text:span text:style-name="T12">BAR</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4cm" svg:y1="6.605cm" svg:x2="4.306cm" svg:y2="18.408cm" draw:start-shape="id3" draw:start-glue-point="3" draw:end-shape="id4" draw:end-glue-point="3" svg:d="M9004 6605c-7798 0-5449 11803-4698 11803" svg:viewBox="0 0 5621 11804">
          <text:p/>
        </draw:connector>
        <draw:connector draw:style-name="gr15" draw:text-style-name="P20" draw:layer="layout" draw:type="curve" svg:x1="7.305cm" svg:y1="17.208cm" svg:x2="8.999cm" svg:y2="17.207cm" draw:start-shape="id5" draw:start-glue-point="1" draw:end-shape="id6" draw:end-glue-point="3" svg:d="M7305 17208c1270 0 424-1 1694-1" svg:viewBox="0 0 1695 2">
          <text:p/>
        </draw:connector>
        <draw:custom-shape draw:style-name="gr17" draw:text-style-name="P16" xml:id="id5" draw:id="id5" draw:layer="layout" svg:width="3cm" svg:height="1.2cm" svg:x="4.305cm" svg:y="16.608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4cm" svg:y="16.607cm">
          <text:p text:style-name="P14"><text:span text:style-name="T12">(0,2)</text:span></text:p>
          <draw:enhanced-geometry svg:viewBox="0 0 21600 21600" draw:type="rectangle" draw:enhanced-path="M 0 0 L 21600 0 21600 21600 0 21600 0 0 Z N"/>
        </draw:custom-shape>
        <draw:custom-shape draw:style-name="gr10" draw:text-style-name="P16" xml:id="id3" draw:id="id3" draw:layer="layout" svg:width="2cm" svg:height="1.2cm" svg:x="9.004cm" svg:y="6.005cm">
          <text:p text:style-name="P14"><text:span text:style-name="T12">(0,3)</text:span></text:p>
          <draw:enhanced-geometry svg:viewBox="0 0 21600 21600" draw:type="rectangle" draw:enhanced-path="M 0 0 L 21600 0 21600 21600 0 21600 0 0 Z N"/>
        </draw:custom-shape>
        <draw:custom-shape draw:style-name="gr18" draw:text-style-name="P16" draw:layer="layout" svg:width="3.2cm" svg:height="1.2cm" svg:x="11.004cm" svg:y="6.005cm">
          <text:p text:style-name="P14"><text:span text:style-name="T12">BAZ</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4cm" svg:y1="5.405cm" svg:x2="4.305cm" svg:y2="17.208cm" draw:start-shape="id7" draw:start-glue-point="3" draw:end-shape="id5" draw:end-glue-point="3" svg:d="M9004 5405c-7800 0-5450 11803-4699 11803" svg:viewBox="0 0 5622 11804">
          <text:p/>
        </draw:connector>
        <draw:custom-shape draw:style-name="gr7" draw:text-style-name="P15" draw:layer="layout" svg:width="0.8cm" svg:height="1.2cm" svg:x="12.999cm" svg:y="16.607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6" draw:id="id6" draw:layer="layout" svg:width="2cm" svg:height="1.2cm" svg:x="8.999cm" svg:y="16.607cm">
          <text:p text:style-name="P14"><text:span text:style-name="T12">101</text:span></text:p>
          <draw:enhanced-geometry svg:viewBox="0 0 21600 21600" draw:type="rectangle" draw:enhanced-path="M 0 0 L 21600 0 21600 21600 0 21600 0 0 Z N"/>
        </draw:custom-shape>
        <draw:custom-shape draw:style-name="gr19" draw:text-style-name="P22" draw:layer="layout" svg:width="0.8cm" svg:height="1.2cm" svg:x="14.599cm" svg:y="16.607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7.799cm" svg:y="16.607cm">
          <text:p text:style-name="P14"><text:span text:style-name="T12">42,BAR</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799cm" svg:y="16.607cm">
          <text:p/>
          <draw:enhanced-geometry svg:viewBox="0 0 21600 21600" draw:mirror-horizontal="false" draw:mirror-vertical="false" draw:type="rectangle" draw:enhanced-path="M 0 0 L 21600 0 21600 21600 0 21600 0 0 Z N"/>
        </draw:custom-shape>
        <draw:custom-shape draw:style-name="gr10" draw:text-style-name="P16" draw:layer="layout" svg:width="2cm" svg:height="1.2cm" svg:x="10.999cm" svg:y="16.607cm">
          <text:p text:style-name="P14"><text:span text:style-name="T12">102</text:span></text:p>
          <draw:enhanced-geometry svg:viewBox="0 0 21600 21600" draw:type="rectangle" draw:enhanced-path="M 0 0 L 21600 0 21600 21600 0 21600 0 0 Z N"/>
        </draw:custom-shape>
        <draw:custom-shape draw:style-name="gr20" draw:text-style-name="P23" draw:layer="layout" svg:width="0.8cm" svg:height="1.2cm" svg:x="15.399cm" svg:y="16.607cm">
          <text:p/>
          <draw:enhanced-geometry svg:viewBox="0 0 21600 21600" draw:mirror-horizontal="false" draw:mirror-vertical="false" draw:type="rectangle" draw:enhanced-path="M 0 0 L 21600 0 21600 21600 0 21600 0 0 Z N"/>
        </draw:custom-shape>
        <draw:custom-shape draw:style-name="gr10" draw:text-style-name="P16" draw:layer="layout" svg:width="2cm" svg:height="1.2cm" svg:x="10.999cm" svg:y="15.406cm">
          <text:p text:style-name="P14"><text:span text:style-name="T12">101</text:span></text:p>
          <draw:enhanced-geometry svg:viewBox="0 0 21600 21600" draw:type="rectangle" draw:enhanced-path="M 0 0 L 21600 0 21600 21600 0 21600 0 0 Z N"/>
        </draw:custom-shape>
        <draw:custom-shape draw:style-name="gr20" draw:text-style-name="P23" draw:layer="layout" svg:width="0.8cm" svg:height="1.2cm" svg:x="15.399cm" svg:y="15.406cm">
          <text:p/>
          <draw:enhanced-geometry svg:viewBox="0 0 21600 21600" draw:mirror-horizontal="false" draw:mirror-vertical="false" draw:type="rectangle" draw:enhanced-path="M 0 0 L 21600 0 21600 21600 0 21600 0 0 Z N"/>
        </draw:custom-shape>
        <draw:custom-shape draw:style-name="gr21" draw:text-style-name="P24" draw:layer="layout" svg:width="2cm" svg:height="1.2cm" svg:x="11.008cm" svg:y="14.206cm">
          <text:p text:style-name="P14"><text:span text:style-name="T12">xmax</text:span></text:p>
          <draw:enhanced-geometry svg:viewBox="0 0 21600 21600" draw:type="rectangle" draw:enhanced-path="M 0 0 L 21600 0 21600 21600 0 21600 0 0 Z N"/>
        </draw:custom-shape>
        <draw:custom-shape draw:style-name="gr22" draw:text-style-name="P26" draw:layer="layout" svg:width="3.636cm" svg:height="1.778cm" svg:x="4.581cm" svg:y="11.525cm">
          <text:p text:style-name="P25"><text:span text:style-name="T15">ссылки</text:span></text:p>
          <text:p text:style-name="P25"><text:span text:style-name="T15">на все версии</text:span></text:p>
          <text:p text:style-name="P25"><text:span text:style-name="T15">строки</text:span></text:p>
          <draw:enhanced-geometry svg:viewBox="0 0 21600 21600" draw:glue-points="10800 0 3160 3160 0 10800 3160 18440 10800 21600 18440 18440 21600 10800 18440 3160 ?f14 ?f15" draw:text-areas="3200 3200 18400 18400" draw:type="round-callout" draw:modifiers="-7940.39043167446 17702.529510961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 draw:text-style-name="P13" draw:layer="layout" svg:width="5.3cm" svg:height="0.97cm" draw:transform="rotate (1.5707963267949) translate (16.115cm 15.306cm)">
          <text:p text:style-name="P12"><text:span text:style-name="T12">heap hot up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6.905cm 15.306cm)">
          <text:p text:style-name="P12"><text:span text:style-name="T12">heap only tuple</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cm" svg:y="15.406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cm" svg:y="16.6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cm" svg:y="15.406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cm" svg:y="16.607cm">
          <text:p/>
          <draw:enhanced-geometry svg:viewBox="0 0 21600 21600" draw:mirror-horizontal="false" draw:mirror-vertical="false" draw:type="rectangle" draw:enhanced-path="M 0 0 L 21600 0 21600 21600 0 21600 0 0 Z N"/>
        </draw:custom-shape>
        <draw:custom-shape draw:style-name="gr23" draw:text-style-name="P26" draw:layer="layout" svg:width="3.81cm" svg:height="2.31cm" svg:x="15.405cm" svg:y="4.9cm">
          <text:p text:style-name="P25"><text:span text:style-name="T15">индекс</text:span><text:span text:style-name="T15"><text:line-break/></text:span><text:span text:style-name="T15">по столбцу,</text:span></text:p>
          <text:p text:style-name="P25"><text:span text:style-name="T15">данные в котором</text:span></text:p>
          <text:p text:style-name="P25"><text:span text:style-name="T15">меняются</text:span></text:p>
          <draw:enhanced-geometry svg:viewBox="0 0 21600 21600" draw:glue-points="10800 0 3160 3160 0 10800 3160 18440 10800 21600 18440 18440 21600 10800 18440 3160 ?f14 ?f15" draw:text-areas="3200 3200 18400 18400" draw:type="round-callout" draw:modifiers="-6710.67961165049 4897.620077888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5" draw:text-style-name="P20" draw:layer="layout" draw:type="curve" svg:x1="7.306cm" svg:y1="18.408cm" svg:x2="8.999cm" svg:y2="18.407cm" draw:start-shape="id4" draw:start-glue-point="1" draw:end-shape="id8" draw:end-glue-point="3" svg:d="M7306 18408c1270 0 424-1 1693-1" svg:viewBox="0 0 1694 2">
          <text:p/>
        </draw:connector>
        <draw:custom-shape draw:style-name="gr17" draw:text-style-name="P16" xml:id="id4" draw:id="id4" draw:layer="layout" svg:width="3cm" svg:height="1.2cm" svg:x="4.306cm" svg:y="17.808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5cm" svg:y="17.807cm">
          <text:p text:style-name="P14"><text:span text:style-name="T12">(0,3)</text:span></text:p>
          <draw:enhanced-geometry svg:viewBox="0 0 21600 21600" draw:type="rectangle" draw:enhanced-path="M 0 0 L 21600 0 21600 21600 0 21600 0 0 Z N"/>
        </draw:custom-shape>
        <draw:custom-shape draw:style-name="gr7" draw:text-style-name="P15" draw:layer="layout" svg:width="0.8cm" svg:height="1.2cm" svg:x="12.999cm" svg:y="17.807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8" draw:id="id8" draw:layer="layout" svg:width="2cm" svg:height="1.2cm" svg:x="8.999cm" svg:y="17.807cm">
          <text:p text:style-name="P14"><text:span text:style-name="T12">102</text:span></text:p>
          <draw:enhanced-geometry svg:viewBox="0 0 21600 21600" draw:type="rectangle" draw:enhanced-path="M 0 0 L 21600 0 21600 21600 0 21600 0 0 Z N"/>
        </draw:custom-shape>
        <draw:custom-shape draw:style-name="gr13" draw:text-style-name="P19" draw:layer="layout" svg:width="0.8cm" svg:height="1.2cm" svg:x="14.599cm" svg:y="17.807cm">
          <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7.799cm" svg:y="17.807cm">
          <text:p text:style-name="P14"><text:span text:style-name="T12">42,BAZ</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799cm" svg:y="17.807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0.999cm" svg:y="17.807cm">
          <text:p/>
          <draw:enhanced-geometry svg:viewBox="0 0 21600 21600" draw:type="rectangle" draw:enhanced-path="M 0 0 L 21600 0 21600 21600 0 21600 0 0 Z N"/>
        </draw:custom-shape>
        <draw:custom-shape draw:style-name="gr20" draw:text-style-name="P23" draw:layer="layout" svg:width="0.8cm" svg:height="1.2cm" svg:x="15.399cm" svg:y="17.8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cm" svg:y="17.8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cm" svg:y="17.807cm">
          <text:p/>
          <draw:enhanced-geometry svg:viewBox="0 0 21600 21600" draw:mirror-horizontal="false" draw:mirror-vertical="false" draw:type="rectangle" draw:enhanced-path="M 0 0 L 21600 0 21600 21600 0 21600 0 0 Z N"/>
        </draw:custom-shape>
        <draw:custom-shape draw:style-name="gr10" draw:text-style-name="P16" xml:id="id9" draw:id="id9" draw:layer="layout" svg:width="2cm" svg:height="1.2cm" svg:x="9.004cm" svg:y="7.205cm">
          <text:p text:style-name="P14"><text:span text:style-name="T12">(0,1)</text:span></text:p>
          <draw:enhanced-geometry svg:viewBox="0 0 21600 21600" draw:type="rectangle" draw:enhanced-path="M 0 0 L 21600 0 21600 21600 0 21600 0 0 Z N"/>
        </draw:custom-shape>
        <draw:custom-shape draw:style-name="gr18" draw:text-style-name="P16" draw:layer="layout" svg:width="3.2cm" svg:height="1.2cm" svg:x="11.004cm" svg:y="7.205cm">
          <text:p text:style-name="P14"><text:span text:style-name="T12">FOO</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4cm" svg:y1="7.805cm" svg:x2="4.304cm" svg:y2="16.007cm" draw:start-shape="id9" draw:start-glue-point="3" draw:end-shape="id1" draw:end-glue-point="3" svg:d="M9004 7805c-7801 0-5451 8202-4700 8202" svg:viewBox="0 0 5623 8203">
          <text:p/>
        </draw:connector>
        <presentation:notes draw:style-name="dp2">
          <office:forms form:automatic-focus="false" form:apply-design-mode="false"/>
          <draw:page-thumbnail draw:style-name="gr2" draw:layer="layout" svg:width="14.848cm" svg:height="11.136cm" svg:x="3.075cm" svg:y="2.257cm" draw:page-number="3" presentation:class="page"/>
          <draw:frame presentation:style-name="pr5" draw:text-style-name="P29" draw:layer="layout" svg:width="16.799cm" svg:height="13.364cm" svg:x="2.1cm" svg:y="14.107cm" presentation:class="notes" presentation:user-transformed="true">
            <draw:text-box>
              <text:p text:style-name="P28"><text:span text:style-name="T6">Напомним, что при обычном обновлении в индексе создаются ссылки на все версии строки, присутствующие в табличных страницах.</text:span></text:p>
              <text:p text:style-name="P28"><text:span text:style-name="T6">(Исключение составляет индекс BRIN, который не содержит ссылок на отдельные табличные строки).</text:span></text:p>
              <text:p text:style-name="P28"><text:span text:style-name="T6"/></text:p>
            </draw:text-box>
          </draw:frame>
        </presentation:notes>
      </draw:page>
      <draw:page draw:name="page4"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Проблемы обновления</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При любом обновлении строки надо изменять индекс</text:span></text:p>
                <text:list>
                  <text:list-item>
                    <text:p text:style-name="P30"><text:span text:style-name="T16">страдает производительность вставок и изменений</text:span></text:p>
                  </text:list-item>
                </text:list>
              </text:list-item>
              <text:list-item>
                <text:p text:style-name="P9"><text:span text:style-name="T11">В индексе накапливаются ссылки на неактуальные версии</text:span></text:p>
                <text:list>
                  <text:list-item>
                    <text:p text:style-name="P30"><text:span text:style-name="T16">размер индекса растет, требуется очистка</text:span></text:p>
                  </text:list-item>
                </text:list>
              </text:list-item>
              <text:list-item>
                <text:p text:style-name="P9"><text:span text:style-name="T11">Все сложности умножаются на количество индексов,</text:span><text:span text:style-name="T11"><text:line-break/></text:span><text:span text:style-name="T11">построенных на таблице</text:span></text:p>
                <text:list>
                  <text:list-header>
                    <text:p text:style-name="P31"><text:span text:style-name="T16"/></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29" draw:layer="layout" svg:width="16.799cm" svg:height="13.364cm" svg:x="2.1cm" svg:y="14.107cm" presentation:class="notes" presentation:user-transformed="true">
            <draw:text-box>
              <text:p text:style-name="P28"><text:span text:style-name="T6">Чем это плохо?</text:span></text:p>
              <text:p text:style-name="P28"><text:span text:style-name="T6">Во-первых, при любом изменении строки придется обновлять все индексы, созданные для таблицы (даже если измененные поля не входят в индекс). Очевидно, это снижает производительность.</text:span></text:p>
              <text:p text:style-name="P28"><text:span text:style-name="T17">Во-вторых, в индексах накапливаются ссылки на исторические версии строк, которые потом приходится очищать.</text:span></text:p>
              <text:p text:style-name="P28"><text:span text:style-name="T6">Естественно, чем больше индексов создано на таблице, тем с большими сложностями приходится сталкиваться.</text:span></text:p>
              <text:p text:style-name="P28"><text:span text:style-name="T17">Более того, есть особенность реализации B-дерева в PostgreSQL. Если на индексной странице недостаточно места для вставки новой записи, страница делится на две и все данные перераспределяются между ними. Однако при удалении (или очистке) записей две индексные страницы не «склеиваются обратно» в одну. Из-за этого размер индекса может не уменьшиться даже при удалении существенной части данных. В PostgreSQL 14 была добавлена оптимизация </text:span><text:span text:style-name="T6">«восходящее удаление кортежей» (bottom-up deletion), позволяющая перед добавлением индексной записи удалить из страницы уже ненужные. Ее действие касается индексов, которые не были логически изменены операторами UPDATE; в ряде случаев это позволяет избежать деления индексной страницы.</text:span></text:p>
            </draw:text-box>
          </draw:frame>
        </presentation:notes>
      </draw:page>
      <draw:page draw:name="page5" draw:style-name="dp1" draw:master-page-name="master" presentation:presentation-page-layout-name="AL1T1">
        <office:forms form:automatic-focus="false" form:apply-design-mode="false"/>
        <draw:custom-shape draw:style-name="gr20" draw:text-style-name="P23" draw:layer="layout" svg:width="0.8cm" svg:height="1.2cm" svg:x="15.402cm" svg:y="17.8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03cm" svg:y="17.811cm">
          <text:p/>
          <draw:enhanced-geometry svg:viewBox="0 0 21600 21600" draw:mirror-horizontal="false" draw:mirror-vertical="false"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HOT-обновление</text:span></text:p>
          </draw:text-box>
        </draw:frame>
        <draw:custom-shape draw:style-name="gr3" draw:text-style-name="P13" draw:layer="layout" svg:width="5.3cm" svg:height="0.87cm" draw:transform="rotate (1.5707963267949) translate (12.905cm 15.303cm)">
          <text:p text:style-name="P12"><text:span text:style-name="T12">xmin committed</text:span></text:p>
          <draw:enhanced-geometry svg:viewBox="0 0 21600 21600" draw:mirror-horizontal="false" draw:mirror-vertical="false" draw:type="rectangle" draw:enhanced-path="M 0 0 L 21600 0 21600 21600 0 21600 0 0 Z N"/>
        </draw:custom-shape>
        <draw:custom-shape draw:style-name="gr4" draw:text-style-name="P13" draw:layer="layout" svg:width="5.3cm" svg:height="0.81cm" draw:transform="rotate (1.5707963267949) translate (13.75cm 15.303cm)">
          <text:p text:style-name="P12"><text:span text:style-name="T12">xmin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4.485cm 15.303cm)">
          <text:p text:style-name="P12"><text:span text:style-name="T12">xmax committe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5.275cm 15.303cm)">
          <text:p text:style-name="P12"><text:span text:style-name="T12">xmax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6.115cm 15.304cm)">
          <text:p text:style-name="P12"><text:span text:style-name="T12">heap hot up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6.905cm 15.304cm)">
          <text:p text:style-name="P12"><text:span text:style-name="T12">heap only tuple</text:span></text:p>
          <draw:enhanced-geometry svg:viewBox="0 0 21600 21600" draw:mirror-horizontal="false" draw:mirror-vertical="false" draw:type="rectangle" draw:enhanced-path="M 0 0 L 21600 0 21600 21600 0 21600 0 0 Z N"/>
        </draw:custom-shape>
        <draw:custom-shape draw:style-name="gr7" draw:text-style-name="P15" draw:layer="layout" svg:width="0.8cm" svg:height="1.2cm" svg:x="13cm" svg:y="15.407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7.809cm" svg:y="14.207cm">
          <text:p text:style-name="P14"><text:span text:style-name="T12">ctid</text:span></text:p>
          <draw:enhanced-geometry svg:viewBox="0 0 21600 21600" draw:type="rectangle" draw:enhanced-path="M 0 0 L 21600 0 21600 21600 0 21600 0 0 Z N"/>
        </draw:custom-shape>
        <draw:custom-shape draw:style-name="gr8" draw:text-style-name="P16" draw:layer="layout" svg:width="2cm" svg:height="1.2cm" svg:x="9.009cm" svg:y="14.207cm">
          <text:p text:style-name="P14"><text:span text:style-name="T12">xmin</text:span></text:p>
          <draw:enhanced-geometry svg:viewBox="0 0 21600 21600" draw:type="rectangle" draw:enhanced-path="M 0 0 L 21600 0 21600 21600 0 21600 0 0 Z N"/>
        </draw:custom-shape>
        <draw:custom-shape draw:style-name="gr9" draw:text-style-name="P16" draw:layer="layout" svg:width="3.99cm" svg:height="1.2cm" svg:x="19.809cm" svg:y="14.207cm">
          <text:p text:style-name="P14"><text:span text:style-name="T13">данные</text:span></text:p>
          <draw:enhanced-geometry svg:viewBox="0 0 21600 21600" draw:mirror-horizontal="false" draw:mirror-vertical="false" draw:type="rectangle" draw:enhanced-path="M 0 0 L 21600 0 21600 21600 0 21600 0 0 Z N"/>
        </draw:custom-shape>
        <draw:custom-shape draw:style-name="gr10" draw:text-style-name="P16" xml:id="id11" draw:id="id11" draw:layer="layout" svg:width="2cm" svg:height="1.2cm" svg:x="9cm" svg:y="15.407cm">
          <text:p text:style-name="P14"><text:span text:style-name="T12">100</text:span></text:p>
          <draw:enhanced-geometry svg:viewBox="0 0 21600 21600" draw:type="rectangle" draw:enhanced-path="M 0 0 L 21600 0 21600 21600 0 21600 0 0 Z N"/>
        </draw:custom-shape>
        <draw:custom-shape draw:style-name="gr19" draw:text-style-name="P22" draw:layer="layout" svg:width="0.8cm" svg:height="1.2cm" svg:x="14.6cm" svg:y="15.407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9.8cm" svg:y="15.407cm">
          <text:p text:style-name="P14"><text:span text:style-name="T12">42,FOO</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cm" svg:y="15.407cm">
          <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05cm" svg:y="3.606cm">
          <text:p text:style-name="P14"><text:span text:style-name="T12">ctid</text:span></text:p>
          <draw:enhanced-geometry svg:viewBox="0 0 21600 21600" draw:type="rectangle" draw:enhanced-path="M 0 0 L 21600 0 21600 21600 0 21600 0 0 Z N"/>
        </draw:custom-shape>
        <draw:custom-shape draw:style-name="gr14" draw:text-style-name="P16" draw:layer="layout" svg:width="3.2cm" svg:height="1.2cm" svg:x="11.005cm" svg:y="3.606cm">
          <text:p text:style-name="P14"><text:span text:style-name="T13">ключ</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5cm" svg:y="15.408cm">
          <text:p text:style-name="P14"><text:span text:style-name="T12">(0,1)</text:span></text:p>
          <draw:enhanced-geometry svg:viewBox="0 0 21600 21600" draw:type="rectangle" draw:enhanced-path="M 0 0 L 21600 0 21600 21600 0 21600 0 0 Z N"/>
        </draw:custom-shape>
        <draw:connector draw:style-name="gr15" draw:text-style-name="P20" draw:layer="layout" draw:type="curve" svg:x1="7.305cm" svg:y1="16.008cm" svg:x2="9cm" svg:y2="16.007cm" draw:start-shape="id10" draw:start-glue-point="1" draw:end-shape="id11" draw:end-glue-point="3" svg:d="M7305 16008c1272 0 425-1 1695-1" svg:viewBox="0 0 1696 2">
          <text:p/>
        </draw:connector>
        <draw:custom-shape draw:style-name="gr13" draw:text-style-name="P19" draw:layer="layout" svg:width="0.8cm" svg:height="1.2cm" svg:x="17cm" svg:y="15.408cm">
          <text:p/>
          <draw:enhanced-geometry svg:viewBox="0 0 21600 21600" draw:mirror-horizontal="false" draw:mirror-vertical="false" draw:type="rectangle" draw:enhanced-path="M 0 0 L 21600 0 21600 21600 0 21600 0 0 Z N"/>
        </draw:custom-shape>
        <draw:custom-shape draw:style-name="gr16" draw:text-style-name="P16" draw:layer="layout" svg:width="3cm" svg:height="1.2cm" svg:x="4.31cm" svg:y="14.208cm">
          <text:p text:style-name="P14"><text:span text:style-name="T12">статус</text:span></text:p>
          <draw:enhanced-geometry svg:viewBox="0 0 21600 21600" draw:mirror-horizontal="false" draw:mirror-vertical="false" draw:type="rectangle" draw:enhanced-path="M 0 0 L 21600 0 21600 21600 0 21600 0 0 Z N"/>
        </draw:custom-shape>
        <draw:custom-shape draw:style-name="gr17" draw:text-style-name="P16" xml:id="id10" draw:id="id10" draw:layer="layout" svg:width="3cm" svg:height="1.2cm" svg:x="4.305cm" svg:y="15.408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10" draw:text-style-name="P16" xml:id="id14" draw:id="id14" draw:layer="layout" svg:width="2cm" svg:height="1.2cm" svg:x="9.005cm" svg:y="4.806cm">
          <text:p text:style-name="P14"><text:span text:style-name="T12">(0,1)</text:span></text:p>
          <draw:enhanced-geometry svg:viewBox="0 0 21600 21600" draw:type="rectangle" draw:enhanced-path="M 0 0 L 21600 0 21600 21600 0 21600 0 0 Z N"/>
        </draw:custom-shape>
        <draw:custom-shape draw:style-name="gr18" draw:text-style-name="P16" draw:layer="layout" svg:width="3.2cm" svg:height="1.2cm" svg:x="11.005cm" svg:y="4.806cm">
          <text:p text:style-name="P14"><text:span text:style-name="T12">42</text:span></text:p>
          <draw:enhanced-geometry svg:viewBox="0 0 21600 21600" draw:mirror-horizontal="false" draw:mirror-vertical="false" draw:type="rectangle" draw:enhanced-path="M 0 0 L 21600 0 21600 21600 0 21600 0 0 Z N"/>
        </draw:custom-shape>
        <draw:connector draw:style-name="gr15" draw:text-style-name="P20" draw:layer="layout" draw:type="curve" svg:x1="7.306cm" svg:y1="17.209cm" svg:x2="9.001cm" svg:y2="17.208cm" draw:start-shape="id12" draw:start-glue-point="1" draw:end-shape="id13" draw:end-glue-point="3" svg:d="M7306 17209c1272 0 425-1 1695-1" svg:viewBox="0 0 1696 2">
          <text:p/>
        </draw:connector>
        <draw:custom-shape draw:style-name="gr17" draw:text-style-name="P16" xml:id="id12" draw:id="id12" draw:layer="layout" svg:width="3cm" svg:height="1.2cm" svg:x="4.306cm" svg:y="16.609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5cm" svg:y="16.608cm">
          <text:p text:style-name="P14"><text:span text:style-name="T12">(0,2)</text:span></text:p>
          <draw:enhanced-geometry svg:viewBox="0 0 21600 21600" draw:type="rectangle" draw:enhanced-path="M 0 0 L 21600 0 21600 21600 0 21600 0 0 Z N"/>
        </draw:custom-shape>
        <draw:connector draw:style-name="gr15" draw:text-style-name="P21" draw:layer="layout" draw:type="curve" svg:x1="9.005cm" svg:y1="5.406cm" svg:x2="4.305cm" svg:y2="16.008cm" draw:start-shape="id14" draw:start-glue-point="3" draw:end-shape="id10" draw:end-glue-point="3" svg:d="M9005 5406c-7801 0-5451 10602-4700 10602" svg:viewBox="0 0 5623 10603">
          <text:p/>
        </draw:connector>
        <draw:custom-shape draw:style-name="gr7" draw:text-style-name="P15" draw:layer="layout" svg:width="0.8cm" svg:height="1.2cm" svg:x="13.001cm" svg:y="16.608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13" draw:id="id13" draw:layer="layout" svg:width="2cm" svg:height="1.2cm" svg:x="9.001cm" svg:y="16.608cm">
          <text:p text:style-name="P14"><text:span text:style-name="T12">101</text:span></text:p>
          <draw:enhanced-geometry svg:viewBox="0 0 21600 21600" draw:type="rectangle" draw:enhanced-path="M 0 0 L 21600 0 21600 21600 0 21600 0 0 Z N"/>
        </draw:custom-shape>
        <draw:custom-shape draw:style-name="gr19" draw:text-style-name="P22" draw:layer="layout" svg:width="0.8cm" svg:height="1.2cm" svg:x="14.601cm" svg:y="16.608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9.801cm" svg:y="16.608cm">
          <text:p text:style-name="P14"><text:span text:style-name="T12">42,BAR</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1cm" svg:y="16.608cm">
          <text:p/>
          <draw:enhanced-geometry svg:viewBox="0 0 21600 21600" draw:mirror-horizontal="false" draw:mirror-vertical="false" draw:type="rectangle" draw:enhanced-path="M 0 0 L 21600 0 21600 21600 0 21600 0 0 Z N"/>
        </draw:custom-shape>
        <draw:custom-shape draw:style-name="gr10" draw:text-style-name="P16" draw:layer="layout" svg:width="2cm" svg:height="1.2cm" svg:x="11.001cm" svg:y="16.608cm">
          <text:p text:style-name="P14"><text:span text:style-name="T12">102</text:span></text:p>
          <draw:enhanced-geometry svg:viewBox="0 0 21600 21600" draw:type="rectangle" draw:enhanced-path="M 0 0 L 21600 0 21600 21600 0 21600 0 0 Z N"/>
        </draw:custom-shape>
        <draw:custom-shape draw:style-name="gr20" draw:text-style-name="P23" draw:layer="layout" svg:width="0.8cm" svg:height="1.2cm" svg:x="15.401cm" svg:y="16.608cm">
          <text:p/>
          <draw:enhanced-geometry svg:viewBox="0 0 21600 21600" draw:mirror-horizontal="false" draw:mirror-vertical="false" draw:type="rectangle" draw:enhanced-path="M 0 0 L 21600 0 21600 21600 0 21600 0 0 Z N"/>
        </draw:custom-shape>
        <draw:custom-shape draw:style-name="gr10" draw:text-style-name="P16" xml:id="id16" draw:id="id16" draw:layer="layout" svg:width="2cm" svg:height="1.2cm" svg:x="17.805cm" svg:y="16.608cm">
          <text:p text:style-name="P14"><text:span text:style-name="T12">(0,3)</text:span></text:p>
          <draw:enhanced-geometry svg:viewBox="0 0 21600 21600" draw:type="rectangle" draw:enhanced-path="M 0 0 L 21600 0 21600 21600 0 21600 0 0 Z N"/>
        </draw:custom-shape>
        <draw:connector draw:style-name="gr15" draw:text-style-name="P20" draw:layer="layout" draw:type="curve" svg:x1="19.804cm" svg:y1="16.007cm" svg:x2="19.805cm" svg:y2="17.208cm" draw:start-shape="id15" draw:start-glue-point="1" draw:end-shape="id16" svg:d="M19804 16007c753 0 752 1201 1 1201" svg:viewBox="0 0 566 1202">
          <text:p/>
        </draw:connector>
        <draw:custom-shape draw:style-name="gr10" draw:text-style-name="P16" xml:id="id15" draw:id="id15" draw:layer="layout" svg:width="2cm" svg:height="1.2cm" svg:x="17.804cm" svg:y="15.407cm">
          <text:p text:style-name="P14"><text:span text:style-name="T12">(0,2)</text:span></text:p>
          <draw:enhanced-geometry svg:viewBox="0 0 21600 21600" draw:type="rectangle" draw:enhanced-path="M 0 0 L 21600 0 21600 21600 0 21600 0 0 Z N"/>
        </draw:custom-shape>
        <draw:custom-shape draw:style-name="gr10" draw:text-style-name="P16" draw:layer="layout" svg:width="2cm" svg:height="1.2cm" svg:x="11cm" svg:y="15.407cm">
          <text:p text:style-name="P14"><text:span text:style-name="T12">101</text:span></text:p>
          <draw:enhanced-geometry svg:viewBox="0 0 21600 21600" draw:type="rectangle" draw:enhanced-path="M 0 0 L 21600 0 21600 21600 0 21600 0 0 Z N"/>
        </draw:custom-shape>
        <draw:custom-shape draw:style-name="gr20" draw:text-style-name="P23" draw:layer="layout" svg:width="0.8cm" svg:height="1.2cm" svg:x="15.4cm" svg:y="15.407cm">
          <text:p/>
          <draw:enhanced-geometry svg:viewBox="0 0 21600 21600" draw:mirror-horizontal="false" draw:mirror-vertical="false" draw:type="rectangle" draw:enhanced-path="M 0 0 L 21600 0 21600 21600 0 21600 0 0 Z N"/>
        </draw:custom-shape>
        <draw:custom-shape draw:style-name="gr21" draw:text-style-name="P24" draw:layer="layout" svg:width="2cm" svg:height="1.2cm" svg:x="11.009cm" svg:y="14.207cm">
          <text:p text:style-name="P14"><text:span text:style-name="T12">xmax</text:span></text:p>
          <draw:enhanced-geometry svg:viewBox="0 0 21600 21600" draw:type="rectangle" draw:enhanced-path="M 0 0 L 21600 0 21600 21600 0 21600 0 0 Z N"/>
        </draw:custom-shape>
        <draw:custom-shape draw:style-name="gr25" draw:text-style-name="P32" draw:layer="layout" svg:width="1.559cm" svg:height="3.064cm" svg:x="15.812cm" svg:y="15.144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6" draw:layer="layout" svg:width="3.636cm" svg:height="1.778cm" svg:x="4.364cm" svg:y="9.198cm">
          <text:p text:style-name="P25"><text:span text:style-name="T15">ссылка</text:span></text:p>
          <text:p text:style-name="P25"><text:span text:style-name="T15">только на первую</text:span></text:p>
          <text:p text:style-name="P25"><text:span text:style-name="T15">версию строки</text:span></text:p>
          <draw:enhanced-geometry svg:viewBox="0 0 21600 21600" draw:glue-points="10800 0 3160 3160 0 10800 3160 18440 10800 21600 18440 18440 21600 10800 18440 3160 ?f14 ?f15" draw:text-areas="3200 3200 18400 18400" draw:type="round-callout" draw:modifiers="-4555.18284300247 -4213.153456998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5" draw:text-style-name="P20" draw:layer="layout" draw:type="curve" svg:x1="7.307cm" svg:y1="18.408cm" svg:x2="9.002cm" svg:y2="18.407cm" draw:start-shape="id17" draw:start-glue-point="1" draw:end-shape="id18" draw:end-glue-point="3" svg:d="M7307 18408c1272 0 425-1 1695-1" svg:viewBox="0 0 1696 2">
          <text:p/>
        </draw:connector>
        <draw:custom-shape draw:style-name="gr17" draw:text-style-name="P16" xml:id="id17" draw:id="id17" draw:layer="layout" svg:width="3cm" svg:height="1.2cm" svg:x="4.307cm" svg:y="17.808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6cm" svg:y="17.807cm">
          <text:p text:style-name="P14"><text:span text:style-name="T12">(0,3)</text:span></text:p>
          <draw:enhanced-geometry svg:viewBox="0 0 21600 21600" draw:type="rectangle" draw:enhanced-path="M 0 0 L 21600 0 21600 21600 0 21600 0 0 Z N"/>
        </draw:custom-shape>
        <draw:custom-shape draw:style-name="gr7" draw:text-style-name="P15" draw:layer="layout" svg:width="0.8cm" svg:height="1.2cm" svg:x="13.002cm" svg:y="17.807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18" draw:id="id18" draw:layer="layout" svg:width="2cm" svg:height="1.2cm" svg:x="9.002cm" svg:y="17.807cm">
          <text:p text:style-name="P14"><text:span text:style-name="T12">102</text:span></text:p>
          <draw:enhanced-geometry svg:viewBox="0 0 21600 21600" draw:type="rectangle" draw:enhanced-path="M 0 0 L 21600 0 21600 21600 0 21600 0 0 Z N"/>
        </draw:custom-shape>
        <draw:custom-shape draw:style-name="gr13" draw:text-style-name="P19" draw:layer="layout" svg:width="0.8cm" svg:height="1.2cm" svg:x="14.602cm" svg:y="17.807cm">
          <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9.802cm" svg:y="17.807cm">
          <text:p text:style-name="P14"><text:span text:style-name="T12">42,BAZ</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2cm" svg:y="17.807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1.002cm" svg:y="17.807cm">
          <text:p/>
          <draw:enhanced-geometry svg:viewBox="0 0 21600 21600" draw:type="rectangle" draw:enhanced-path="M 0 0 L 21600 0 21600 21600 0 21600 0 0 Z N"/>
        </draw:custom-shape>
        <draw:custom-shape draw:style-name="gr10" draw:text-style-name="P16" xml:id="id19" draw:id="id19" draw:layer="layout" svg:width="2cm" svg:height="1.2cm" svg:x="17.806cm" svg:y="17.807cm">
          <text:p text:style-name="P14"><text:span text:style-name="T12">(0,3)</text:span></text:p>
          <draw:enhanced-geometry svg:viewBox="0 0 21600 21600" draw:type="rectangle" draw:enhanced-path="M 0 0 L 21600 0 21600 21600 0 21600 0 0 Z N"/>
        </draw:custom-shape>
        <draw:connector draw:style-name="gr15" draw:text-style-name="P20" draw:layer="layout" draw:type="curve" svg:x1="19.805cm" svg:y1="17.208cm" svg:x2="19.806cm" svg:y2="18.407cm" draw:start-shape="id16" draw:start-glue-point="1" draw:end-shape="id19" draw:end-glue-point="1" svg:d="M19805 17208c753 0 752 1199 1 1199" svg:viewBox="0 0 566 1200">
          <text:p/>
        </draw:connector>
        <draw:custom-shape draw:style-name="gr26" draw:text-style-name="P32" draw:layer="layout" svg:width="1.559cm" svg:height="3.092cm" svg:x="16.612cm" svg:y="16.254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3" draw:layer="layout" svg:width="0.8cm" svg:height="1.2cm" svg:x="17.003cm" svg:y="17.811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0.8cm" svg:height="1.2cm" svg:x="17.001cm" svg:y="16.609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0.8cm" svg:height="1.2cm" svg:x="16.201cm" svg:y="16.609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0.8cm" svg:height="1.2cm" svg:x="16.2cm" svg:y="15.408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23" draw:text-style-name="P26" draw:layer="layout" svg:width="3.81cm" svg:height="2.31cm" svg:x="15.414cm" svg:y="4.901cm">
          <text:p text:style-name="P25"><text:span text:style-name="T15">индекс</text:span><text:span text:style-name="T15"><text:line-break/></text:span><text:span text:style-name="T15">по столбцу,</text:span></text:p>
          <text:p text:style-name="P25"><text:span text:style-name="T15">данные в котором</text:span></text:p>
          <text:p text:style-name="P25"><text:span text:style-name="T15">не меняются</text:span></text:p>
          <draw:enhanced-geometry svg:viewBox="0 0 21600 21600" draw:glue-points="10800 0 3160 3160 0 10800 3160 18440 10800 21600 18440 18440 21600 10800 18440 3160 ?f14 ?f15" draw:text-areas="3200 3200 18400 18400" draw:type="round-callout" draw:modifiers="-6710.67961165049 4897.620077888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5" presentation:class="page"/>
          <draw:frame presentation:style-name="pr5" draw:text-style-name="P29" draw:layer="layout" svg:width="16.799cm" svg:height="13.364cm" svg:x="2.1cm" svg:y="14.107cm" presentation:class="notes" presentation:user-transformed="true">
            <draw:text-box>
              <text:p text:style-name="P28"><text:span text:style-name="T6">Однако если индекс создан по полю, значение которого не изменилось <text:s/>в результате обновления строки, то нет смысла создавать <text:s/>дополнительную запись в B-дереве, содержащую то же самое значение ключа. Именно так работает оптимизация, называемая HOT- обновлением — Heap-Only Tuple Update.</text:span></text:p>
              <text:p text:style-name="P28"><text:span text:style-name="T6">При таком обновлении в индексной странице находится лишь одна запись, ссылающаяся на первую версию строки табличной страницы.</text:span><text:span text:style-name="T6"><text:line-break/></text:span><text:span text:style-name="T6">А внутри табличной страницы организуется цепочка версий:</text:span></text:p>
              <text:p text:style-name="P28"><text:span text:style-name="T6">- строки, которые изменены и входят в цепочку, маркируются битом Heap Hot Updated;</text:span></text:p>
              <text:p text:style-name="P28"><text:span text:style-name="T6">- строки цепочки, на которые нет ссылок из индекса, маркируются битом Heap Only Tuple (то есть — «только табличная версия строки»);</text:span></text:p>
              <text:p text:style-name="P28"><text:span text:style-name="T6">- версии строк связаны в список с помощью поля ctid, входящего</text:span><text:span text:style-name="T6"><text:line-break/></text:span><text:span text:style-name="T6">в заголовок версий.</text:span></text:p>
              <text:p text:style-name="P28"><text:span text:style-name="T6">Если при сканировании индекса PostgreSQL попадает в табличную страницу и обнаруживает версию, помеченную как Heap Hot Updated, он понимает, что надо пройти дальше по цепочке обновлений. (Разумеется, для всех полученных таким образом версий строк проверяется видимость, прежде чем они будут возвращены клиенту.)</text:span></text:p>
              <text:p text:style-name="P28"><text:span text:style-name="T18"><text:a xlink:href="https://git.postgresql.org/gitweb/?p=postgresql.git;a=blob;f=src/backend/access/heap/README.HOT;hb=HEAD" xlink:type="simple">https://git.postgresql.org/gitweb/?p=postgresql.git;a=blob;f=src/backend/access/heap/README.HOT;hb=HEAD</text:a></text:span></text:p>
              <text:p text:style-name="P28"><text:span text:style-name="T6"/></text:p>
            </draw:text-box>
          </draw:frame>
        </presentation:notes>
      </draw:page>
      <draw:page draw:name="page6"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HOT-обновление</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Значения индексированных столбцов не должны изменяться</text:span></text:p>
                <text:list>
                  <text:list-item>
                    <text:p text:style-name="P30"><text:span text:style-name="T16">иначе придется добавить индексную запись, ссылающуюся на новую версию строки, и версию нельзя будет пометить как «heap only»</text:span></text:p>
                  </text:list-item>
                </text:list>
              </text:list-item>
              <text:list-item>
                <text:p text:style-name="P9"><text:span text:style-name="T11">Цепочка обновлений — только в пределах одной страницы</text:span></text:p>
                <text:list>
                  <text:list-item>
                    <text:p text:style-name="P34"><text:span text:style-name="T16">не требуется обращение к другим страницам,</text:span><text:span text:style-name="T16"><text:line-break/></text:span><text:span text:style-name="T16">обход цепочки не ухудшает производительность</text:span></text:p>
                  </text:list-item>
                  <text:list-item>
                    <text:p text:style-name="P34"><text:span text:style-name="T16">если в табличной странице не хватает места для новой версии,</text:span><text:span text:style-name="T16"><text:line-break/></text:span><text:span text:style-name="T16">цепочка обрывается (как если бы оптимизация не работала)</text:span></text:p>
                  </text:list-item>
                  <text:list-item>
                    <text:p><text:span text:style-name="T16">место в странице можно зарезервировать, уменьшив параметр</text:span><text:span text:style-name="T16"><text:line-break/></text:span><text:span text:style-name="T16">хранения таблицы </text:span><text:span text:style-name="T19">fillfactor</text:span><text:span text:style-name="T16"> (100 % → 10 %)</text:span></text:p>
                    <text:p text:style-name="P31"><text:span text:style-name="T16"/></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29" draw:layer="layout" svg:width="16.799cm" svg:height="15.431cm" svg:x="2.1cm" svg:y="14.107cm" presentation:class="notes" presentation:user-transformed="true">
            <draw:text-box>
              <text:p text:style-name="P28"><text:span text:style-name="T20">Подчеркнем, что HOT-обновления работают только в случае, если не изменяется </text:span><text:span text:style-name="T21">ни один ключ в индексах.</text:span><text:span text:style-name="T17"> Иначе в каком-либо индексе появилась бы ссылка непосредственно на новую версию строки, что противоречит идее этой оптимизации. Только </text:span><text:span text:style-name="T22">упомянутый выше индекс BRIN не препятствует HOT-обновлению (в нем нету ссылок на табличные строки).</text:span></text:p>
              <text:p text:style-name="P28"><text:span text:style-name="T22">В том числе HOT-обновления применяются и к таблицам, на которых нет вообще ни одного индекса: при обновлении любых полей такой таблицы будет строиться цепочка версий.</text:span></text:p>
              <text:p text:style-name="P28"><text:span text:style-name="T6">Оптимизация действует только в пределах одной страницы, поэтому дополнительный обход цепочки не требует обращения к другим страницам и не ухудшает производительность.</text:span></text:p>
              <text:p text:style-name="P28"><text:span text:style-name="T6">Однако если на странице не хватит свободного места, чтобы разместить новую версию строки, цепочка прервется. На версию строки, размещенную на другой странице, придется сделать и ссылку из индекса.</text:span></text:p>
              <text:p text:style-name="P28"><text:span text:style-name="T6">Поэтому при частых обновлениях неиндексированных полей может иметь смысл уменьшать параметр хранения </text:span><text:span text:style-name="T23">fillfactor</text:span><text:span text:style-name="T6">. Этот параметр определяет пороговый процент занятого на странице места, после которого вставка новых строк в эту страницу будет запрещена. Оставшееся место остается зарезервированным для обновлений: в этом случае новая версия строки может занять свободное место на той же странице. (С другой стороны, чем выше </text:span><text:span text:style-name="T23">fillfactor,</text:span><text:span text:style-name="T6"> тем компактнее располагаются записи и, соответственно, размер таблицы получается меньше.)</text:span></text:p>
              <text:p text:style-name="P28"><text:span text:style-name="T6"/></text:p>
            </draw:text-box>
          </draw:frame>
        </presentation:notes>
      </draw:page>
      <draw:page draw:name="page7" draw:style-name="dp1" draw:master-page-name="master" presentation:presentation-page-layout-name="AL1T1">
        <office:forms form:automatic-focus="false" form:apply-design-mode="false"/>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28" draw:text-style-name="P35"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7" presentation:class="page"/>
          <draw:frame presentation:style-name="pr9" draw:text-style-name="P11" draw:layer="layout" svg:width="16.799cm" svg:height="13.364cm" svg:x="2.1cm" svg:y="14.107cm" presentation:class="notes" presentation:placeholder="true">
            <draw:text-box/>
          </draw:frame>
        </presentation:notes>
      </draw:page>
      <draw:page draw:name="page8"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Внутристраничная очистка</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Выполняется при любом обращении к странице</text:span></text:p>
                <text:list>
                  <text:list-item>
                    <text:p text:style-name="P36"><text:span text:style-name="T16">если ранее выполненное обновление не нашло места</text:span><text:span text:style-name="T16"><text:line-break/></text:span><text:span text:style-name="T16">для новой версии строки на этой же странице</text:span></text:p>
                  </text:list-item>
                </text:list>
              </text:list-item>
            </text:list>
            <text:list text:style-name="L4">
              <text:list-item>
                <text:list>
                  <text:list-item>
                    <text:p text:style-name="P30"><text:span text:style-name="T25">если страница заполнена больше, чем на </text:span><text:span text:style-name="T26">fillfactor </text:span><text:span text:style-name="T27">или более чем на 90%</text:span></text:p>
                  </text:list-item>
                </text:list>
              </text:list-item>
            </text:list>
            <text:list text:style-name="L3">
              <text:list-item>
                <text:p text:style-name="P9"><text:span text:style-name="T11">Действует в пределах одной табличной страницы</text:span></text:p>
                <text:list>
                  <text:list-item>
                    <text:p text:style-name="P36"><text:span text:style-name="T16">не освобождает указатели, на которые могут ссылаться индексы</text:span></text:p>
                  </text:list-item>
                  <text:list-item>
                    <text:p text:style-name="P36"><text:span text:style-name="T16">не обновляет карту свободного пространства</text:span></text:p>
                  </text:list-item>
                  <text:list-item>
                    <text:p text:style-name="P30"><text:span text:style-name="T16">не обновляет карту видимости</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10" draw:text-style-name="P29" draw:layer="layout" svg:width="16.799cm" svg:height="14.521cm" svg:x="2.1cm" svg:y="14.107cm" presentation:class="notes" presentation:user-transformed="true">
            <draw:text-box>
              <text:p text:style-name="P28"><text:span text:style-name="T6">При обращении к странице — как при обновлении, так и при чтении — <text:s/>может происходить быстрая внутристраничная очистка, если PostgreSQL сочтет, что место на странице заканчивается. Должно выполниться одно из условий:</text:span></text:p>
              <text:p text:style-name="P28"><text:span text:style-name="T17">1. Ранее выполненное на этой странице обновление не обнаружило достаточного места, чтобы разместить здесь же новую версию строки и</text:span><text:span text:style-name="T6"> установило в заголовке страницы соответствующий признак, по которому при следующем обращении к ней срабатывает очистка.</text:span></text:p>
              <text:p text:style-name="P28"><text:span text:style-name="T20">2. Страница заполнена больше, чем на </text:span><text:span text:style-name="T21">fillfactor </text:span><text:span text:style-name="T17">или более чем на 90% </text:span><text:span text:style-name="T22">— очистка сработает сразу.</text:span></text:p>
              <text:p text:style-name="P28"><text:span text:style-name="T6">Внутристраничная очистка убирает версии строк, не видимые</text:span><text:span text:style-name="T6"><text:line-break/></text:span><text:span text:style-name="T6">ни в одном снимке (находящиеся за горизонтом базы данных),</text:span><text:span text:style-name="T6"><text:line-break/></text:span><text:span text:style-name="T6">но работает строго в пределах одной табличной страницы. Указатели</text:span><text:span text:style-name="T6"><text:line-break/></text:span><text:span text:style-name="T6">на версии строк не освобождаются, так как на них могут быть ссылки</text:span><text:span text:style-name="T6"><text:line-break/></text:span><text:span text:style-name="T6">из индексов, а это уже другая страница — она не очищается.</text:span></text:p>
              <text:p text:style-name="P28"><text:span text:style-name="T6">Карта свободного пространства не обновляется из экономии ресурсов, а также из соображения, что освобожденное место лучше приберечь для обновлений, а не для вставок. Также не обновляется и карта видимости.</text:span></text:p>
              <text:p text:style-name="P28"><text:span text:style-name="T6">Тот факт, что страница может очищаться при чтении, означает, что запрос SELECT может вызвать изменение страниц. Это еще один такой случай, в дополнение к рассмотренному в теме «Страницы и версии строк» изменению битов-подсказок. </text:span></text:p>
              <text:p text:style-name="P28"><text:span text:style-name="T6"/></text:p>
            </draw:text-box>
          </draw:frame>
        </presentation:notes>
      </draw:page>
      <draw:page draw:name="page9"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До HOT-очистки</text:span></text:p>
          </draw:text-box>
        </draw:frame>
        <draw:custom-shape draw:style-name="gr3" draw:text-style-name="P13" draw:layer="layout" svg:width="5.3cm" svg:height="0.87cm" draw:transform="rotate (1.5707963267949) translate (12.907cm 15.304cm)">
          <text:p text:style-name="P12"><text:span text:style-name="T12">xmin committed</text:span></text:p>
          <draw:enhanced-geometry svg:viewBox="0 0 21600 21600" draw:mirror-horizontal="false" draw:mirror-vertical="false" draw:type="rectangle" draw:enhanced-path="M 0 0 L 21600 0 21600 21600 0 21600 0 0 Z N"/>
        </draw:custom-shape>
        <draw:custom-shape draw:style-name="gr4" draw:text-style-name="P13" draw:layer="layout" svg:width="5.3cm" svg:height="0.81cm" draw:transform="rotate (1.5707963267949) translate (13.752cm 15.304cm)">
          <text:p text:style-name="P12"><text:span text:style-name="T12">xmin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4.487cm 15.304cm)">
          <text:p text:style-name="P12"><text:span text:style-name="T12">xmax committe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5.277cm 15.304cm)">
          <text:p text:style-name="P12"><text:span text:style-name="T12">xmax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6.117cm 15.305cm)">
          <text:p text:style-name="P12"><text:span text:style-name="T12">heap hot up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6.907cm 15.305cm)">
          <text:p text:style-name="P12"><text:span text:style-name="T12">heap only tuple</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7.811cm" svg:y="14.208cm">
          <text:p text:style-name="P14"><text:span text:style-name="T12">ctid</text:span></text:p>
          <draw:enhanced-geometry svg:viewBox="0 0 21600 21600" draw:type="rectangle" draw:enhanced-path="M 0 0 L 21600 0 21600 21600 0 21600 0 0 Z N"/>
        </draw:custom-shape>
        <draw:custom-shape draw:style-name="gr8" draw:text-style-name="P16" draw:layer="layout" svg:width="2cm" svg:height="1.2cm" svg:x="9.011cm" svg:y="14.208cm">
          <text:p text:style-name="P14"><text:span text:style-name="T12">xmin</text:span></text:p>
          <draw:enhanced-geometry svg:viewBox="0 0 21600 21600" draw:type="rectangle" draw:enhanced-path="M 0 0 L 21600 0 21600 21600 0 21600 0 0 Z N"/>
        </draw:custom-shape>
        <draw:custom-shape draw:style-name="gr9" draw:text-style-name="P16" draw:layer="layout" svg:width="3.99cm" svg:height="1.2cm" svg:x="19.811cm" svg:y="14.208cm">
          <text:p text:style-name="P14"><text:span text:style-name="T13">данные</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07cm" svg:y="3.607cm">
          <text:p text:style-name="P14"><text:span text:style-name="T12">ctid</text:span></text:p>
          <draw:enhanced-geometry svg:viewBox="0 0 21600 21600" draw:type="rectangle" draw:enhanced-path="M 0 0 L 21600 0 21600 21600 0 21600 0 0 Z N"/>
        </draw:custom-shape>
        <draw:custom-shape draw:style-name="gr14" draw:text-style-name="P16" draw:layer="layout" svg:width="3.2cm" svg:height="1.2cm" svg:x="11.007cm" svg:y="3.607cm">
          <text:p text:style-name="P14"><text:span text:style-name="T13">ключ</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7cm" svg:y="15.409cm">
          <text:p text:style-name="P14"><text:span text:style-name="T12">(0,1)</text:span></text:p>
          <draw:enhanced-geometry svg:viewBox="0 0 21600 21600" draw:type="rectangle" draw:enhanced-path="M 0 0 L 21600 0 21600 21600 0 21600 0 0 Z N"/>
        </draw:custom-shape>
        <draw:connector draw:style-name="gr15" draw:text-style-name="P20" draw:layer="layout" draw:type="curve" svg:x1="7.307cm" svg:y1="16.009cm" svg:x2="9.002cm" svg:y2="16.008cm" draw:start-shape="id20" draw:start-glue-point="1" draw:end-shape="id21" draw:end-glue-point="3" svg:d="M7307 16009c1272 0 425-1 1695-1" svg:viewBox="0 0 1696 2">
          <text:p/>
        </draw:connector>
        <draw:custom-shape draw:style-name="gr16" draw:text-style-name="P16" draw:layer="layout" svg:width="3cm" svg:height="1.2cm" svg:x="4.312cm" svg:y="14.209cm">
          <text:p text:style-name="P14"><text:span text:style-name="T12">статус</text:span></text:p>
          <draw:enhanced-geometry svg:viewBox="0 0 21600 21600" draw:mirror-horizontal="false" draw:mirror-vertical="false" draw:type="rectangle" draw:enhanced-path="M 0 0 L 21600 0 21600 21600 0 21600 0 0 Z N"/>
        </draw:custom-shape>
        <draw:custom-shape draw:style-name="gr17" draw:text-style-name="P16" xml:id="id20" draw:id="id20" draw:layer="layout" svg:width="3cm" svg:height="1.2cm" svg:x="4.307cm" svg:y="15.409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10" draw:text-style-name="P16" xml:id="id24" draw:id="id24" draw:layer="layout" svg:width="2cm" svg:height="1.2cm" svg:x="9.007cm" svg:y="4.807cm">
          <text:p text:style-name="P14"><text:span text:style-name="T12">(0,1)</text:span></text:p>
          <draw:enhanced-geometry svg:viewBox="0 0 21600 21600" draw:type="rectangle" draw:enhanced-path="M 0 0 L 21600 0 21600 21600 0 21600 0 0 Z N"/>
        </draw:custom-shape>
        <draw:custom-shape draw:style-name="gr18" draw:text-style-name="P16" draw:layer="layout" svg:width="3.2cm" svg:height="1.2cm" svg:x="11.007cm" svg:y="4.807cm">
          <text:p text:style-name="P14"><text:span text:style-name="T12">42</text:span></text:p>
          <draw:enhanced-geometry svg:viewBox="0 0 21600 21600" draw:mirror-horizontal="false" draw:mirror-vertical="false" draw:type="rectangle" draw:enhanced-path="M 0 0 L 21600 0 21600 21600 0 21600 0 0 Z N"/>
        </draw:custom-shape>
        <draw:connector draw:style-name="gr15" draw:text-style-name="P20" draw:layer="layout" draw:type="curve" svg:x1="7.308cm" svg:y1="17.21cm" svg:x2="9.003cm" svg:y2="17.209cm" draw:start-shape="id22" draw:start-glue-point="1" draw:end-shape="id23" draw:end-glue-point="3" svg:d="M7308 17210c1272 0 425-1 1695-1" svg:viewBox="0 0 1696 2">
          <text:p/>
        </draw:connector>
        <draw:custom-shape draw:style-name="gr17" draw:text-style-name="P16" xml:id="id22" draw:id="id22" draw:layer="layout" svg:width="3cm" svg:height="1.2cm" svg:x="4.308cm" svg:y="16.61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7cm" svg:y="16.609cm">
          <text:p text:style-name="P14"><text:span text:style-name="T12">(0,2)</text:span></text:p>
          <draw:enhanced-geometry svg:viewBox="0 0 21600 21600" draw:type="rectangle" draw:enhanced-path="M 0 0 L 21600 0 21600 21600 0 21600 0 0 Z N"/>
        </draw:custom-shape>
        <draw:connector draw:style-name="gr15" draw:text-style-name="P21" draw:layer="layout" draw:type="curve" svg:x1="9.007cm" svg:y1="5.407cm" svg:x2="4.307cm" svg:y2="16.009cm" draw:start-shape="id24" draw:start-glue-point="3" draw:end-shape="id20" draw:end-glue-point="3" svg:d="M9007 5407c-7801 0-5451 10602-4700 10602" svg:viewBox="0 0 5623 10603">
          <text:p/>
        </draw:connector>
        <draw:custom-shape draw:style-name="gr21" draw:text-style-name="P24" draw:layer="layout" svg:width="2cm" svg:height="1.2cm" svg:x="11.011cm" svg:y="14.208cm">
          <text:p text:style-name="P14"><text:span text:style-name="T12">xmax</text:span></text:p>
          <draw:enhanced-geometry svg:viewBox="0 0 21600 21600" draw:type="rectangle" draw:enhanced-path="M 0 0 L 21600 0 21600 21600 0 21600 0 0 Z N"/>
        </draw:custom-shape>
        <draw:connector draw:style-name="gr15" draw:text-style-name="P20" draw:layer="layout" draw:type="curve" svg:x1="7.309cm" svg:y1="18.409cm" svg:x2="9.004cm" svg:y2="18.408cm" draw:start-shape="id25" draw:start-glue-point="1" draw:end-shape="id26" draw:end-glue-point="3" svg:d="M7309 18409c1272 0 425-1 1695-1" svg:viewBox="0 0 1696 2">
          <text:p/>
        </draw:connector>
        <draw:custom-shape draw:style-name="gr17" draw:text-style-name="P16" xml:id="id25" draw:id="id25" draw:layer="layout" svg:width="3cm" svg:height="1.2cm" svg:x="4.309cm" svg:y="17.809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8cm" svg:y="17.808cm">
          <text:p text:style-name="P14"><text:span text:style-name="T12">(0,3)</text:span></text:p>
          <draw:enhanced-geometry svg:viewBox="0 0 21600 21600" draw:type="rectangle" draw:enhanced-path="M 0 0 L 21600 0 21600 21600 0 21600 0 0 Z N"/>
        </draw:custom-shape>
        <draw:custom-shape draw:style-name="gr7" draw:text-style-name="P15" draw:layer="layout" svg:width="0.8cm" svg:height="1.2cm" svg:x="13.002cm" svg:y="15.408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21" draw:id="id21" draw:layer="layout" svg:width="2cm" svg:height="1.2cm" svg:x="9.002cm" svg:y="15.408cm">
          <text:p text:style-name="P14"><text:span text:style-name="T12">100</text:span></text:p>
          <draw:enhanced-geometry svg:viewBox="0 0 21600 21600" draw:type="rectangle" draw:enhanced-path="M 0 0 L 21600 0 21600 21600 0 21600 0 0 Z N"/>
        </draw:custom-shape>
        <draw:custom-shape draw:style-name="gr19" draw:text-style-name="P22" draw:layer="layout" svg:width="0.8cm" svg:height="1.2cm" svg:x="14.602cm" svg:y="15.408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9.802cm" svg:y="15.408cm">
          <text:p text:style-name="P14"><text:span text:style-name="T12">42,FOO</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2cm" svg:y="15.408cm">
          <text:p/>
          <draw:enhanced-geometry svg:viewBox="0 0 21600 21600" draw:mirror-horizontal="false" draw:mirror-vertical="false" draw:type="rectangle" draw:enhanced-path="M 0 0 L 21600 0 21600 21600 0 21600 0 0 Z N"/>
        </draw:custom-shape>
        <draw:custom-shape draw:style-name="gr10" draw:text-style-name="P16" draw:layer="layout" svg:width="2cm" svg:height="1.2cm" svg:x="17.806cm" svg:y="15.408cm">
          <text:p text:style-name="P14"><text:span text:style-name="T12">(0,2)</text:span></text:p>
          <draw:enhanced-geometry svg:viewBox="0 0 21600 21600" draw:type="rectangle" draw:enhanced-path="M 0 0 L 21600 0 21600 21600 0 21600 0 0 Z N"/>
        </draw:custom-shape>
        <draw:custom-shape draw:style-name="gr10" draw:text-style-name="P16" draw:layer="layout" svg:width="2cm" svg:height="1.2cm" svg:x="11.002cm" svg:y="15.408cm">
          <text:p text:style-name="P14"><text:span text:style-name="T12">101</text:span></text:p>
          <draw:enhanced-geometry svg:viewBox="0 0 21600 21600" draw:type="rectangle" draw:enhanced-path="M 0 0 L 21600 0 21600 21600 0 21600 0 0 Z N"/>
        </draw:custom-shape>
        <draw:custom-shape draw:style-name="gr7" draw:text-style-name="P15" draw:layer="layout" svg:width="0.8cm" svg:height="1.2cm" svg:x="13.002cm" svg:y="16.609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23" draw:id="id23" draw:layer="layout" svg:width="2cm" svg:height="1.2cm" svg:x="9.003cm" svg:y="16.609cm">
          <text:p text:style-name="P14"><text:span text:style-name="T12">101</text:span></text:p>
          <draw:enhanced-geometry svg:viewBox="0 0 21600 21600" draw:type="rectangle" draw:enhanced-path="M 0 0 L 21600 0 21600 21600 0 21600 0 0 Z N"/>
        </draw:custom-shape>
        <draw:custom-shape draw:style-name="gr19" draw:text-style-name="P22" draw:layer="layout" svg:width="0.8cm" svg:height="1.2cm" svg:x="14.603cm" svg:y="16.609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9.802cm" svg:y="16.609cm">
          <text:p text:style-name="P14"><text:span text:style-name="T12">42,BAR</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3cm" svg:y="16.609cm">
          <text:p/>
          <draw:enhanced-geometry svg:viewBox="0 0 21600 21600" draw:mirror-horizontal="false" draw:mirror-vertical="false" draw:type="rectangle" draw:enhanced-path="M 0 0 L 21600 0 21600 21600 0 21600 0 0 Z N"/>
        </draw:custom-shape>
        <draw:custom-shape draw:style-name="gr10" draw:text-style-name="P16" draw:layer="layout" svg:width="2cm" svg:height="1.2cm" svg:x="11.003cm" svg:y="16.609cm">
          <text:p text:style-name="P14"><text:span text:style-name="T12">102</text:span></text:p>
          <draw:enhanced-geometry svg:viewBox="0 0 21600 21600" draw:type="rectangle" draw:enhanced-path="M 0 0 L 21600 0 21600 21600 0 21600 0 0 Z N"/>
        </draw:custom-shape>
        <draw:custom-shape draw:style-name="gr10" draw:text-style-name="P16" draw:layer="layout" svg:width="2cm" svg:height="1.2cm" svg:x="17.806cm" svg:y="16.609cm">
          <text:p text:style-name="P14"><text:span text:style-name="T12">(0,2)</text:span></text:p>
          <draw:enhanced-geometry svg:viewBox="0 0 21600 21600" draw:type="rectangle" draw:enhanced-path="M 0 0 L 21600 0 21600 21600 0 21600 0 0 Z N"/>
        </draw:custom-shape>
        <draw:custom-shape draw:style-name="gr7" draw:text-style-name="P15" draw:layer="layout" svg:width="0.8cm" svg:height="1.2cm" svg:x="13.002cm" svg:y="17.808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26" draw:id="id26" draw:layer="layout" svg:width="2cm" svg:height="1.2cm" svg:x="9.004cm" svg:y="17.808cm">
          <text:p text:style-name="P14"><text:span text:style-name="T12">102</text:span></text:p>
          <draw:enhanced-geometry svg:viewBox="0 0 21600 21600" draw:type="rectangle" draw:enhanced-path="M 0 0 L 21600 0 21600 21600 0 21600 0 0 Z N"/>
        </draw:custom-shape>
        <draw:custom-shape draw:style-name="gr13" draw:text-style-name="P19" draw:layer="layout" svg:width="0.8cm" svg:height="1.2cm" svg:x="14.604cm" svg:y="17.808cm">
          <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9.802cm" svg:y="17.808cm">
          <text:p text:style-name="P14"><text:span text:style-name="T12">42,BAZ</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4cm" svg:y="17.808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1.004cm" svg:y="17.808cm">
          <text:p/>
          <draw:enhanced-geometry svg:viewBox="0 0 21600 21600" draw:type="rectangle" draw:enhanced-path="M 0 0 L 21600 0 21600 21600 0 21600 0 0 Z N"/>
        </draw:custom-shape>
        <draw:custom-shape draw:style-name="gr10" draw:text-style-name="P16" draw:layer="layout" svg:width="2cm" svg:height="1.2cm" svg:x="17.806cm" svg:y="17.808cm">
          <text:p text:style-name="P14"><text:span text:style-name="T12">(0,3)</text:span></text:p>
          <draw:enhanced-geometry svg:viewBox="0 0 21600 21600" draw:type="rectangle" draw:enhanced-path="M 0 0 L 21600 0 21600 21600 0 21600 0 0 Z N"/>
        </draw:custom-shape>
        <draw:connector draw:style-name="gr15" draw:text-style-name="P20" draw:layer="layout" draw:type="curve" svg:x1="19.802cm" svg:y1="16.008cm" svg:x2="19.803cm" svg:y2="17.209cm" svg:d="M19802 16008c753 0 752 1201 1 1201" svg:viewBox="0 0 566 1202">
          <text:p/>
        </draw:connector>
        <draw:connector draw:style-name="gr15" draw:text-style-name="P20" draw:layer="layout" draw:type="curve" svg:x1="19.802cm" svg:y1="17.209cm" svg:x2="19.803cm" svg:y2="18.408cm" svg:d="M19802 17209c753 0 752 1199 1 1199" svg:viewBox="0 0 566 1200">
          <text:p/>
        </draw:connector>
        <draw:custom-shape draw:style-name="gr20" draw:text-style-name="P23" draw:layer="layout" svg:width="0.8cm" svg:height="1.2cm" svg:x="15.402cm" svg:y="15.408cm">
          <text:p/>
          <draw:enhanced-geometry svg:viewBox="0 0 21600 21600" draw:mirror-horizontal="false" draw:mirror-vertical="false" draw:type="rectangle" draw:enhanced-path="M 0 0 L 21600 0 21600 21600 0 21600 0 0 Z N"/>
        </draw:custom-shape>
        <draw:custom-shape draw:style-name="gr27" draw:text-style-name="P33" draw:layer="layout" svg:width="0.8cm" svg:height="1.2cm" svg:x="16.202cm" svg:y="15.408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002cm" svg:y="15.408cm">
          <text:p/>
          <draw:enhanced-geometry svg:viewBox="0 0 21600 21600" draw:mirror-horizontal="false" draw:mirror-vertical="false" draw:type="rectangle" draw:enhanced-path="M 0 0 L 21600 0 21600 21600 0 21600 0 0 Z N"/>
        </draw:custom-shape>
        <draw:custom-shape draw:style-name="gr20" draw:text-style-name="P23" draw:layer="layout" svg:width="0.8cm" svg:height="1.2cm" svg:x="15.402cm" svg:y="16.609cm">
          <text:p/>
          <draw:enhanced-geometry svg:viewBox="0 0 21600 21600" draw:mirror-horizontal="false" draw:mirror-vertical="false" draw:type="rectangle" draw:enhanced-path="M 0 0 L 21600 0 21600 21600 0 21600 0 0 Z N"/>
        </draw:custom-shape>
        <draw:custom-shape draw:style-name="gr27" draw:text-style-name="P33" draw:layer="layout" svg:width="0.8cm" svg:height="1.2cm" svg:x="16.202cm" svg:y="16.609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27" draw:text-style-name="P33" draw:layer="layout" svg:width="0.8cm" svg:height="1.2cm" svg:x="17.002cm" svg:y="16.609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20" draw:text-style-name="P23" draw:layer="layout" svg:width="0.8cm" svg:height="1.2cm" svg:x="15.402cm" svg:y="17.80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02cm" svg:y="17.808cm">
          <text:p/>
          <draw:enhanced-geometry svg:viewBox="0 0 21600 21600" draw:mirror-horizontal="false" draw:mirror-vertical="false" draw:type="rectangle" draw:enhanced-path="M 0 0 L 21600 0 21600 21600 0 21600 0 0 Z N"/>
        </draw:custom-shape>
        <draw:custom-shape draw:style-name="gr27" draw:text-style-name="P33" draw:layer="layout" svg:width="0.8cm" svg:height="1.2cm" svg:x="17.002cm" svg:y="17.808cm">
          <text:p text:style-name="P17"><text:span text:style-name="T14">t</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9" presentation:class="page"/>
          <draw:frame presentation:style-name="pr5" draw:text-style-name="P29" draw:layer="layout" svg:width="16.799cm" svg:height="13.364cm" svg:x="2.1cm" svg:y="14.107cm" presentation:class="notes" presentation:user-transformed="true">
            <draw:text-box>
              <text:p text:style-name="P28"><text:span text:style-name="T6">Частный, но важный случай внутристраничной очистки представляет собой очистка при HOT-обновлениях.</text:span></text:p>
              <text:p text:style-name="P28"><text:span text:style-name="T6">На рисунке приведена ситуация до очистки. В таблице три версии одной и той же строки. На первую из них (0,1) ссылается индекс, остальные две (0,2) и (0,3) помечены как «только табличные».</text:span></text:p>
              <text:p text:style-name="P28"><text:span text:style-name="T6">Версии строк (0,1) и (0,2) неактуальны, не видны ни в одном снимке</text:span><text:span text:style-name="T6"><text:line-break/></text:span><text:span text:style-name="T6">и могут быть удалены.</text:span></text:p>
              <text:p text:style-name="P28"><text:span text:style-name="T6"/></text:p>
            </draw:text-box>
          </draw:frame>
        </presentation:notes>
      </draw:page>
      <draw:page draw:name="page10"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После HOT-очистки</text:span></text:p>
          </draw:text-box>
        </draw:frame>
        <draw:custom-shape draw:style-name="gr3" draw:text-style-name="P13" draw:layer="layout" svg:width="5.3cm" svg:height="0.87cm" draw:transform="rotate (1.5707963267949) translate (12.908cm 15.306cm)">
          <text:p text:style-name="P12"><text:span text:style-name="T12">xmin committed</text:span></text:p>
          <draw:enhanced-geometry svg:viewBox="0 0 21600 21600" draw:mirror-horizontal="false" draw:mirror-vertical="false" draw:type="rectangle" draw:enhanced-path="M 0 0 L 21600 0 21600 21600 0 21600 0 0 Z N"/>
        </draw:custom-shape>
        <draw:custom-shape draw:style-name="gr4" draw:text-style-name="P13" draw:layer="layout" svg:width="5.3cm" svg:height="0.81cm" draw:transform="rotate (1.5707963267949) translate (13.753cm 15.306cm)">
          <text:p text:style-name="P12"><text:span text:style-name="T12">xmin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4.488cm 15.306cm)">
          <text:p text:style-name="P12"><text:span text:style-name="T12">xmax committe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5.278cm 15.306cm)">
          <text:p text:style-name="P12"><text:span text:style-name="T12">xmax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6.118cm 15.307cm)">
          <text:p text:style-name="P12"><text:span text:style-name="T12">heap hot up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6.908cm 15.307cm)">
          <text:p text:style-name="P12"><text:span text:style-name="T12">heap only tuple</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7.812cm" svg:y="14.21cm">
          <text:p text:style-name="P14"><text:span text:style-name="T12">ctid</text:span></text:p>
          <draw:enhanced-geometry svg:viewBox="0 0 21600 21600" draw:type="rectangle" draw:enhanced-path="M 0 0 L 21600 0 21600 21600 0 21600 0 0 Z N"/>
        </draw:custom-shape>
        <draw:custom-shape draw:style-name="gr8" draw:text-style-name="P16" draw:layer="layout" svg:width="2cm" svg:height="1.2cm" svg:x="9.012cm" svg:y="14.21cm">
          <text:p text:style-name="P14"><text:span text:style-name="T12">xmin</text:span></text:p>
          <draw:enhanced-geometry svg:viewBox="0 0 21600 21600" draw:type="rectangle" draw:enhanced-path="M 0 0 L 21600 0 21600 21600 0 21600 0 0 Z N"/>
        </draw:custom-shape>
        <draw:custom-shape draw:style-name="gr9" draw:text-style-name="P16" draw:layer="layout" svg:width="3.99cm" svg:height="1.2cm" svg:x="19.812cm" svg:y="14.21cm">
          <text:p text:style-name="P14"><text:span text:style-name="T13">данные</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08cm" svg:y="3.609cm">
          <text:p text:style-name="P14"><text:span text:style-name="T12">ctid</text:span></text:p>
          <draw:enhanced-geometry svg:viewBox="0 0 21600 21600" draw:type="rectangle" draw:enhanced-path="M 0 0 L 21600 0 21600 21600 0 21600 0 0 Z N"/>
        </draw:custom-shape>
        <draw:custom-shape draw:style-name="gr14" draw:text-style-name="P16" draw:layer="layout" svg:width="3.2cm" svg:height="1.2cm" svg:x="11.008cm" svg:y="3.609cm">
          <text:p text:style-name="P14"><text:span text:style-name="T13">ключ</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8cm" svg:y="15.411cm">
          <text:p text:style-name="P14"><text:span text:style-name="T12">(0,1)</text:span></text:p>
          <draw:enhanced-geometry svg:viewBox="0 0 21600 21600" draw:type="rectangle" draw:enhanced-path="M 0 0 L 21600 0 21600 21600 0 21600 0 0 Z N"/>
        </draw:custom-shape>
        <draw:connector draw:style-name="gr15" draw:text-style-name="P20" draw:layer="layout" draw:type="line" svg:x1="7.308cm" svg:y1="16.011cm" svg:x2="9.003cm" svg:y2="18.408cm" draw:start-shape="id27" draw:start-glue-point="1" draw:end-shape="id28" draw:end-glue-point="3" svg:d="M7308 16011l1695 2397" svg:viewBox="0 0 1696 2398">
          <text:p/>
        </draw:connector>
        <draw:custom-shape draw:style-name="gr16" draw:text-style-name="P16" draw:layer="layout" svg:width="3cm" svg:height="1.2cm" svg:x="4.313cm" svg:y="14.211cm">
          <text:p text:style-name="P14"><text:span text:style-name="T12">статус</text:span></text:p>
          <draw:enhanced-geometry svg:viewBox="0 0 21600 21600" draw:mirror-horizontal="false" draw:mirror-vertical="false" draw:type="rectangle" draw:enhanced-path="M 0 0 L 21600 0 21600 21600 0 21600 0 0 Z N"/>
        </draw:custom-shape>
        <draw:custom-shape draw:style-name="gr10" draw:text-style-name="P16" xml:id="id29" draw:id="id29" draw:layer="layout" svg:width="2cm" svg:height="1.2cm" svg:x="9.008cm" svg:y="4.809cm">
          <text:p text:style-name="P14"><text:span text:style-name="T12">(0,1)</text:span></text:p>
          <draw:enhanced-geometry svg:viewBox="0 0 21600 21600" draw:type="rectangle" draw:enhanced-path="M 0 0 L 21600 0 21600 21600 0 21600 0 0 Z N"/>
        </draw:custom-shape>
        <draw:custom-shape draw:style-name="gr18" draw:text-style-name="P16" draw:layer="layout" svg:width="3.2cm" svg:height="1.2cm" svg:x="11.008cm" svg:y="4.809cm">
          <text:p text:style-name="P14"><text:span text:style-name="T12">42</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8cm" svg:y="16.611cm">
          <text:p text:style-name="P14"><text:span text:style-name="T12">(0,2)</text:span></text:p>
          <draw:enhanced-geometry svg:viewBox="0 0 21600 21600" draw:type="rectangle" draw:enhanced-path="M 0 0 L 21600 0 21600 21600 0 21600 0 0 Z N"/>
        </draw:custom-shape>
        <draw:custom-shape draw:style-name="gr21" draw:text-style-name="P24" draw:layer="layout" svg:width="2cm" svg:height="1.2cm" svg:x="11.012cm" svg:y="14.21cm">
          <text:p text:style-name="P14"><text:span text:style-name="T12">xmax</text:span></text:p>
          <draw:enhanced-geometry svg:viewBox="0 0 21600 21600" draw:type="rectangle" draw:enhanced-path="M 0 0 L 21600 0 21600 21600 0 21600 0 0 Z N"/>
        </draw:custom-shape>
        <draw:connector draw:style-name="gr15" draw:text-style-name="P21" draw:layer="layout" draw:type="curve" svg:x1="9.008cm" svg:y1="5.409cm" svg:x2="4.308cm" svg:y2="16.011cm" draw:start-shape="id29" draw:start-glue-point="3" draw:end-shape="id27" draw:end-glue-point="3" svg:d="M9008 5409c-7801 0-5451 10602-4700 10602" svg:viewBox="0 0 5623 10603">
          <text:p/>
        </draw:connector>
        <draw:custom-shape draw:style-name="gr20" draw:text-style-name="P23" draw:layer="layout" svg:width="0.8cm" svg:height="1.2cm" svg:x="15.39cm" svg:y="17.80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19cm" svg:y="17.808cm">
          <text:p/>
          <draw:enhanced-geometry svg:viewBox="0 0 21600 21600" draw:mirror-horizontal="false" draw:mirror-vertical="false" draw:type="rectangle" draw:enhanced-path="M 0 0 L 21600 0 21600 21600 0 21600 0 0 Z N"/>
        </draw:custom-shape>
        <draw:connector draw:style-name="gr15" draw:text-style-name="P20" draw:layer="layout" draw:type="curve" svg:x1="7.308cm" svg:y1="18.409cm" svg:x2="9.003cm" svg:y2="18.408cm" draw:start-shape="id30" draw:start-glue-point="1" draw:end-shape="id28" draw:end-glue-point="3" svg:d="M7308 18409c1272 0 425-1 1695-1" svg:viewBox="0 0 1696 2">
          <text:p/>
        </draw:connector>
        <draw:custom-shape draw:style-name="gr17" draw:text-style-name="P16" xml:id="id30" draw:id="id30" draw:layer="layout" svg:width="3cm" svg:height="1.2cm" svg:x="4.308cm" svg:y="17.809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9cm" svg:y="17.808cm">
          <text:p text:style-name="P14"><text:span text:style-name="T12">(0,3)</text:span></text:p>
          <draw:enhanced-geometry svg:viewBox="0 0 21600 21600" draw:type="rectangle" draw:enhanced-path="M 0 0 L 21600 0 21600 21600 0 21600 0 0 Z N"/>
        </draw:custom-shape>
        <draw:custom-shape draw:style-name="gr7" draw:text-style-name="P15" draw:layer="layout" svg:width="0.8cm" svg:height="1.2cm" svg:x="12.99cm" svg:y="17.808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28" draw:id="id28" draw:layer="layout" svg:width="2cm" svg:height="1.2cm" svg:x="9.003cm" svg:y="17.808cm">
          <text:p text:style-name="P14"><text:span text:style-name="T12">102</text:span></text:p>
          <draw:enhanced-geometry svg:viewBox="0 0 21600 21600" draw:type="rectangle" draw:enhanced-path="M 0 0 L 21600 0 21600 21600 0 21600 0 0 Z N"/>
        </draw:custom-shape>
        <draw:custom-shape draw:style-name="gr12" draw:text-style-name="P16" draw:layer="layout" svg:width="4cm" svg:height="1.2cm" svg:x="19.79cm" svg:y="17.808cm">
          <text:p text:style-name="P14"><text:span text:style-name="T12">42,BAZ</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79cm" svg:y="17.80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4.59cm" svg:y="17.808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1.005cm" svg:y="17.808cm">
          <text:p/>
          <draw:enhanced-geometry svg:viewBox="0 0 21600 21600" draw:type="rectangle" draw:enhanced-path="M 0 0 L 21600 0 21600 21600 0 21600 0 0 Z N"/>
        </draw:custom-shape>
        <draw:custom-shape draw:style-name="gr10" draw:text-style-name="P16" draw:layer="layout" svg:width="2cm" svg:height="1.2cm" svg:x="17.794cm" svg:y="17.808cm">
          <text:p text:style-name="P14"><text:span text:style-name="T12">(0,3)</text:span></text:p>
          <draw:enhanced-geometry svg:viewBox="0 0 21600 21600" draw:type="rectangle" draw:enhanced-path="M 0 0 L 21600 0 21600 21600 0 21600 0 0 Z N"/>
        </draw:custom-shape>
        <draw:custom-shape draw:style-name="gr27" draw:text-style-name="P33" draw:layer="layout" svg:width="0.8cm" svg:height="1.2cm" svg:x="16.99cm" svg:y="17.808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29" draw:text-style-name="P32" draw:layer="layout" svg:width="3.593cm" svg:height="2.994cm" svg:x="4.012cm" svg:y="15.146cm">
          <text:p/>
          <draw:enhanced-geometry svg:viewBox="0 0 21600 21600" draw:path-stretchpoint-x="10800" draw:path-stretchpoint-y="10800" draw:text-areas="?f3 ?f4 ?f5 ?f6" draw:type="round-rectangle" draw:modifiers="3317.52921535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2" draw:layer="layout" svg:width="15.408cm" svg:height="2.994cm" svg:x="8.713cm" svg:y="15.147cm">
          <text:p/>
          <draw:enhanced-geometry svg:viewBox="0 0 21600 21600" draw:path-stretchpoint-x="10800" draw:path-stretchpoint-y="10800" draw:text-areas="?f3 ?f4 ?f5 ?f6" draw:type="round-rectangle" draw:modifiers="2942.50417362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6" draw:layer="layout" svg:width="3cm" svg:height="1.2cm" svg:x="4.308cm" svg:y="16.612cm">
          <text:p text:style-name="P14"><text:span text:style-name="T12">unused</text:span></text:p>
          <draw:enhanced-geometry svg:viewBox="0 0 21600 21600" draw:mirror-horizontal="false" draw:mirror-vertical="false" draw:type="rectangle" draw:enhanced-path="M 0 0 L 21600 0 21600 21600 0 21600 0 0 Z N"/>
        </draw:custom-shape>
        <draw:custom-shape draw:style-name="gr17" draw:text-style-name="P16" xml:id="id27" draw:id="id27" draw:layer="layout" svg:width="3cm" svg:height="1.2cm" svg:x="4.308cm" svg:y="15.411cm">
          <text:p text:style-name="P14"><text:span text:style-name="T12">redirect</text:span></text:p>
          <draw:enhanced-geometry svg:viewBox="0 0 21600 21600" draw:mirror-horizontal="false" draw:mirror-vertical="false" draw:type="rectangle" draw:enhanced-path="M 0 0 L 21600 0 21600 21600 0 21600 0 0 Z N"/>
        </draw:custom-shape>
        <draw:custom-shape draw:style-name="gr31" draw:text-style-name="P26" draw:layer="layout" svg:width="2.612cm" svg:height="1.622cm" svg:x="6.933cm" svg:y="12.571cm">
          <text:p text:style-name="P25"><text:span text:style-name="T15">ссылка</text:span></text:p>
          <text:p text:style-name="P25"><text:span text:style-name="T15">остается</text:span></text:p>
          <text:p text:style-name="P25"><text:span text:style-name="T15">активной</text:span></text:p>
          <draw:enhanced-geometry svg:viewBox="0 0 21600 21600" draw:glue-points="10800 0 3160 3160 0 10800 3160 18440 10800 21600 18440 18440 21600 10800 18440 3160 ?f14 ?f15" draw:text-areas="3200 3200 18400 18400" draw:type="round-callout" draw:modifiers="3166.01607347876 42215.1571164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26" draw:layer="layout" svg:width="2.612cm" svg:height="1.346cm" svg:x="0.853cm" svg:y="16.555cm">
          <text:p text:style-name="P25"><text:span text:style-name="T15">указатель</text:span></text:p>
          <text:p text:style-name="P25"><text:span text:style-name="T15">освобожден</text:span></text:p>
          <draw:enhanced-geometry svg:viewBox="0 0 21600 21600" draw:glue-points="10800 0 3160 3160 0 10800 3160 18440 10800 21600 18440 18440 21600 10800 18440 3160 ?f14 ?f15" draw:text-areas="3200 3200 18400 18400" draw:type="round-callout" draw:modifiers="28518.9437428243 9332.739420935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37" draw:layer="layout" svg:width="0.8cm" svg:height="1.2cm" svg:x="12.99cm" svg:y="15.41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9.003cm" svg:y="15.41cm">
          <text:p/>
          <draw:enhanced-geometry svg:viewBox="0 0 21600 21600" draw:type="rectangle" draw:enhanced-path="M 0 0 L 21600 0 21600 21600 0 21600 0 0 Z N"/>
        </draw:custom-shape>
        <draw:custom-shape draw:style-name="gr13" draw:text-style-name="P19" draw:layer="layout" svg:width="0.8cm" svg:height="1.2cm" svg:x="14.59cm" svg:y="15.41cm">
          <text:p/>
          <draw:enhanced-geometry svg:viewBox="0 0 21600 21600" draw:mirror-horizontal="false" draw:mirror-vertical="false" draw:type="rectangle" draw:enhanced-path="M 0 0 L 21600 0 21600 21600 0 21600 0 0 Z N"/>
        </draw:custom-shape>
        <draw:custom-shape draw:style-name="gr33" draw:text-style-name="P27" draw:layer="layout" svg:width="4cm" svg:height="1.2cm" svg:x="19.79cm" svg:y="15.41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79cm" svg:y="15.41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7.794cm" svg:y="15.41cm">
          <text:p/>
          <draw:enhanced-geometry svg:viewBox="0 0 21600 21600" draw:type="rectangle" draw:enhanced-path="M 0 0 L 21600 0 21600 21600 0 21600 0 0 Z N"/>
        </draw:custom-shape>
        <draw:custom-shape draw:style-name="gr24" draw:text-style-name="P27" draw:layer="layout" svg:width="2cm" svg:height="1.2cm" svg:x="11.003cm" svg:y="15.41cm">
          <text:p/>
          <draw:enhanced-geometry svg:viewBox="0 0 21600 21600" draw:type="rectangle" draw:enhanced-path="M 0 0 L 21600 0 21600 21600 0 21600 0 0 Z N"/>
        </draw:custom-shape>
        <draw:custom-shape draw:style-name="gr20" draw:text-style-name="P23" draw:layer="layout" svg:width="0.8cm" svg:height="1.2cm" svg:x="15.39cm" svg:y="15.41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19cm" svg:y="15.41cm">
          <text:p/>
          <draw:enhanced-geometry svg:viewBox="0 0 21600 21600" draw:mirror-horizontal="false" draw:mirror-vertical="false" draw:type="rectangle" draw:enhanced-path="M 0 0 L 21600 0 21600 21600 0 21600 0 0 Z N"/>
        </draw:custom-shape>
        <draw:custom-shape draw:style-name="gr20" draw:text-style-name="P37" draw:layer="layout" svg:width="0.8cm" svg:height="1.2cm" svg:x="12.99cm" svg:y="16.611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9.003cm" svg:y="16.611cm">
          <text:p/>
          <draw:enhanced-geometry svg:viewBox="0 0 21600 21600" draw:type="rectangle" draw:enhanced-path="M 0 0 L 21600 0 21600 21600 0 21600 0 0 Z N"/>
        </draw:custom-shape>
        <draw:custom-shape draw:style-name="gr13" draw:text-style-name="P19" draw:layer="layout" svg:width="0.8cm" svg:height="1.2cm" svg:x="14.59cm" svg:y="16.611cm">
          <text:p/>
          <draw:enhanced-geometry svg:viewBox="0 0 21600 21600" draw:mirror-horizontal="false" draw:mirror-vertical="false" draw:type="rectangle" draw:enhanced-path="M 0 0 L 21600 0 21600 21600 0 21600 0 0 Z N"/>
        </draw:custom-shape>
        <draw:custom-shape draw:style-name="gr33" draw:text-style-name="P27" draw:layer="layout" svg:width="4cm" svg:height="1.2cm" svg:x="19.79cm" svg:y="16.611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79cm" svg:y="16.611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19cm" svg:y="16.611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1.004cm" svg:y="16.611cm">
          <text:p/>
          <draw:enhanced-geometry svg:viewBox="0 0 21600 21600" draw:type="rectangle" draw:enhanced-path="M 0 0 L 21600 0 21600 21600 0 21600 0 0 Z N"/>
        </draw:custom-shape>
        <draw:custom-shape draw:style-name="gr20" draw:text-style-name="P23" draw:layer="layout" svg:width="0.8cm" svg:height="1.2cm" svg:x="15.39cm" svg:y="16.611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7.794cm" svg:y="16.611cm">
          <text:p/>
          <draw:enhanced-geometry svg:viewBox="0 0 21600 21600" draw:type="rectangle" draw:enhanced-path="M 0 0 L 21600 0 21600 21600 0 21600 0 0 Z N"/>
        </draw:custom-shape>
        <draw:custom-shape draw:style-name="gr13" draw:text-style-name="P19" draw:layer="layout" svg:width="0.8cm" svg:height="1.2cm" svg:x="16.99cm" svg:y="15.41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99cm" svg:y="16.611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text-style-name="P38" draw:layer="layout" svg:width="16.799cm" svg:height="13.364cm" svg:x="2.1cm" svg:y="14.107cm" presentation:class="notes" presentation:user-transformed="true">
            <draw:text-box>
              <text:p text:style-name="P28"><text:span text:style-name="T6">После срабатывания внутристраничной очистки неактуальные версии строк удаляются.</text:span></text:p>
              <text:p text:style-name="P28"><text:span text:style-name="T6">При HOT-обновлениях в индексе может быть только одна ссылка на версию строки, представляющую собой «голову» HOT-цепочки, которая поддерживается внутри одной табличной страницы. При любых изменениях версий строки указатель должен оставаться на своем месте и ссылаться на голову цепочки.</text:span></text:p>
              <text:p text:style-name="P28"><text:span text:style-name="T6">Поэтому применяется двойная адресация: для указателя, на который ссылается индекс — в данном случае (0,1), — используется статус «redirect», перенаправляющий на нужную версию строки.</text:span></text:p>
              <text:p text:style-name="P28"><text:span text:style-name="T6">Указатель на вторую версию (0,2) больше не нужен. Он получает статус «unused» и будет использован при вставке какой-нибудь новой версии строки.</text:span></text:p>
              <text:p text:style-name="P28"><text:span text:style-name="T6">Все оставшиеся версии строк сдвигаются вместе так, чтобы свободное место на странице было представлено одним фрагментом. Соответствующим образом изменяются и значения указателей. Благодаря этому не возникает проблем с фрагментацией свободного места в странице.</text:span></text:p>
              <text:p text:style-name="P28"><text:span text:style-name="T6"/></text:p>
            </draw:text-box>
          </draw:frame>
        </presentation:notes>
      </draw:page>
      <draw:page draw:name="page11" draw:style-name="dp1" draw:master-page-name="master" presentation:presentation-page-layout-name="AL1T1">
        <draw:frame presentation:style-name="pr7" draw:text-style-name="P8" draw:layer="layout" svg:width="19.8cm" svg:height="1.741cm" svg:x="1.2cm" svg:y="0.737cm" presentation:class="title" presentation:user-transformed="true">
          <draw:text-box>
            <text:p><text:span text:style-name="T10">Демонстрация</text:span></text:p>
          </draw:text-box>
        </draw:frame>
        <draw:frame presentation:style-name="pr8" draw:text-style-name="P8" draw:layer="layout" svg:width="25.6cm" svg:height="14.4cm" svg:x="1.2cm" svg:y="4.8cm" presentation:class="outline" presentation:placeholder="true" presentation:user-transformed="true">
          <draw:text-box/>
        </draw:frame>
        <draw:frame draw:style-name="gr28" draw:text-style-name="P35" draw:layer="layout" svg:width="17.893cm" svg:height="11.728cm" svg:x="5.054cm" svg:y="6.182cm">
          <draw:image xlink:href="Pictures/10000001000001B9000001219F9F77CFE0FDB8A0.png" xlink:type="simple" xlink:show="embed" xlink:actuate="onLoad" draw:mime-type="image/png">
            <text:p text:style-name="P1"><text:span text:style-name="T24"/></text:p>
            <text:p text:style-name="P1"><text:span text:style-name="T24"/></text:p>
            <text:p text:style-name="P1"><text:span text:style-name="T24"/></text:p>
            <text:p text:style-name="P1"><text:span text:style-name="T24"><text:s text:c="11"/></text:span><text:span text:style-name="T24">$ psql</text:span></text:p>
            <text:p text:style-name="P1"><text:span text:style-name="T24"><text:s text:c="11"/></text:span><text:span text:style-name="T24">postgres=#</text:span></text:p>
          </draw:image>
        </draw:frame>
        <presentation:notes draw:style-name="dp2">
          <draw:page-thumbnail draw:style-name="gr2" draw:layer="layout" svg:width="14.848cm" svg:height="11.136cm" svg:x="3.075cm" svg:y="2.257cm" draw:page-number="11" presentation:class="page"/>
          <draw:frame presentation:style-name="pr9" draw:text-style-name="P11" draw:layer="layout" svg:width="16.799cm" svg:height="13.364cm" svg:x="2.1cm" svg:y="14.107cm" presentation:class="notes" presentation:placeholder="true">
            <draw:text-box/>
          </draw:frame>
        </presentation:notes>
      </draw:page>
      <draw:page draw:name="page12" draw:style-name="dp1" draw:master-page-name="master"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До очистки</text:span></text:p>
          </draw:text-box>
        </draw:frame>
        <draw:custom-shape draw:style-name="gr3" draw:text-style-name="P13" draw:layer="layout" svg:width="5.3cm" svg:height="0.87cm" draw:transform="rotate (1.5707963267949) translate (12.905cm 15.303cm)">
          <text:p text:style-name="P12"><text:span text:style-name="T12">xmin committed</text:span></text:p>
          <draw:enhanced-geometry svg:viewBox="0 0 21600 21600" draw:mirror-horizontal="false" draw:mirror-vertical="false" draw:type="rectangle" draw:enhanced-path="M 0 0 L 21600 0 21600 21600 0 21600 0 0 Z N"/>
        </draw:custom-shape>
        <draw:custom-shape draw:style-name="gr4" draw:text-style-name="P13" draw:layer="layout" svg:width="5.3cm" svg:height="0.81cm" draw:transform="rotate (1.5707963267949) translate (13.75cm 15.303cm)">
          <text:p text:style-name="P12"><text:span text:style-name="T12">xmin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4.485cm 15.303cm)">
          <text:p text:style-name="P12"><text:span text:style-name="T12">xmax committe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5.275cm 15.303cm)">
          <text:p text:style-name="P12"><text:span text:style-name="T12">xmax aborted</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09cm" svg:y="14.207cm">
          <text:p text:style-name="P14"><text:span text:style-name="T12">xmin</text:span></text:p>
          <draw:enhanced-geometry svg:viewBox="0 0 21600 21600" draw:type="rectangle" draw:enhanced-path="M 0 0 L 21600 0 21600 21600 0 21600 0 0 Z N"/>
        </draw:custom-shape>
        <draw:custom-shape draw:style-name="gr9" draw:text-style-name="P16" draw:layer="layout" svg:width="3.99cm" svg:height="1.2cm" svg:x="17.809cm" svg:y="14.207cm">
          <text:p text:style-name="P14"><text:span text:style-name="T13">данные</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05cm" svg:y="3.606cm">
          <text:p text:style-name="P14"><text:span text:style-name="T12">ctid</text:span></text:p>
          <draw:enhanced-geometry svg:viewBox="0 0 21600 21600" draw:type="rectangle" draw:enhanced-path="M 0 0 L 21600 0 21600 21600 0 21600 0 0 Z N"/>
        </draw:custom-shape>
        <draw:custom-shape draw:style-name="gr14" draw:text-style-name="P16" draw:layer="layout" svg:width="3.2cm" svg:height="1.2cm" svg:x="11.005cm" svg:y="3.606cm">
          <text:p text:style-name="P14"><text:span text:style-name="T13">ключ</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5cm" svg:y="15.408cm">
          <text:p text:style-name="P14"><text:span text:style-name="T12">(0,1)</text:span></text:p>
          <draw:enhanced-geometry svg:viewBox="0 0 21600 21600" draw:type="rectangle" draw:enhanced-path="M 0 0 L 21600 0 21600 21600 0 21600 0 0 Z N"/>
        </draw:custom-shape>
        <draw:connector draw:style-name="gr15" draw:text-style-name="P20" draw:layer="layout" draw:type="curve" svg:x1="7.305cm" svg:y1="16.008cm" svg:x2="9cm" svg:y2="16.007cm" draw:start-shape="id31" draw:start-glue-point="1" draw:end-shape="id32" draw:end-glue-point="3" svg:d="M7305 16008c1272 0 425-1 1695-1" svg:viewBox="0 0 1696 2">
          <text:p/>
        </draw:connector>
        <draw:custom-shape draw:style-name="gr16" draw:text-style-name="P16" draw:layer="layout" svg:width="3cm" svg:height="1.2cm" svg:x="4.31cm" svg:y="14.208cm">
          <text:p text:style-name="P14"><text:span text:style-name="T12">статус</text:span></text:p>
          <draw:enhanced-geometry svg:viewBox="0 0 21600 21600" draw:mirror-horizontal="false" draw:mirror-vertical="false" draw:type="rectangle" draw:enhanced-path="M 0 0 L 21600 0 21600 21600 0 21600 0 0 Z N"/>
        </draw:custom-shape>
        <draw:custom-shape draw:style-name="gr17" draw:text-style-name="P16" xml:id="id31" draw:id="id31" draw:layer="layout" svg:width="3cm" svg:height="1.2cm" svg:x="4.305cm" svg:y="15.408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10" draw:text-style-name="P16" xml:id="id37" draw:id="id37" draw:layer="layout" svg:width="2cm" svg:height="1.2cm" svg:x="9.005cm" svg:y="4.806cm">
          <text:p text:style-name="P14"><text:span text:style-name="T12">(0,2)</text:span></text:p>
          <draw:enhanced-geometry svg:viewBox="0 0 21600 21600" draw:type="rectangle" draw:enhanced-path="M 0 0 L 21600 0 21600 21600 0 21600 0 0 Z N"/>
        </draw:custom-shape>
        <draw:custom-shape draw:style-name="gr18" draw:text-style-name="P16" draw:layer="layout" svg:width="3.2cm" svg:height="1.2cm" svg:x="11.005cm" svg:y="4.806cm">
          <text:p text:style-name="P14"><text:span text:style-name="T12">BAR</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5cm" svg:y1="6.606cm" svg:x2="4.307cm" svg:y2="18.408cm" draw:start-shape="id33" draw:start-glue-point="3" draw:end-shape="id34" draw:end-glue-point="3" svg:d="M9005 6606c-7798 0-5449 11802-4698 11802" svg:viewBox="0 0 5621 11803">
          <text:p/>
        </draw:connector>
        <draw:connector draw:style-name="gr15" draw:text-style-name="P20" draw:layer="layout" draw:type="curve" svg:x1="7.306cm" svg:y1="17.209cm" svg:x2="9.001cm" svg:y2="17.208cm" draw:start-shape="id35" draw:start-glue-point="1" draw:end-shape="id36" draw:end-glue-point="3" svg:d="M7306 17209c1272 0 425-1 1695-1" svg:viewBox="0 0 1696 2">
          <text:p/>
        </draw:connector>
        <draw:custom-shape draw:style-name="gr17" draw:text-style-name="P16" xml:id="id35" draw:id="id35" draw:layer="layout" svg:width="3cm" svg:height="1.2cm" svg:x="4.306cm" svg:y="16.609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5cm" svg:y="16.608cm">
          <text:p text:style-name="P14"><text:span text:style-name="T12">(0,2)</text:span></text:p>
          <draw:enhanced-geometry svg:viewBox="0 0 21600 21600" draw:type="rectangle" draw:enhanced-path="M 0 0 L 21600 0 21600 21600 0 21600 0 0 Z N"/>
        </draw:custom-shape>
        <draw:custom-shape draw:style-name="gr10" draw:text-style-name="P16" xml:id="id33" draw:id="id33" draw:layer="layout" svg:width="2cm" svg:height="1.2cm" svg:x="9.005cm" svg:y="6.006cm">
          <text:p text:style-name="P14"><text:span text:style-name="T12">(0,3)</text:span></text:p>
          <draw:enhanced-geometry svg:viewBox="0 0 21600 21600" draw:type="rectangle" draw:enhanced-path="M 0 0 L 21600 0 21600 21600 0 21600 0 0 Z N"/>
        </draw:custom-shape>
        <draw:custom-shape draw:style-name="gr18" draw:text-style-name="P16" draw:layer="layout" svg:width="3.2cm" svg:height="1.2cm" svg:x="11.005cm" svg:y="6.006cm">
          <text:p text:style-name="P14"><text:span text:style-name="T12">BAZ</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5cm" svg:y1="5.406cm" svg:x2="4.306cm" svg:y2="17.209cm" draw:start-shape="id37" draw:start-glue-point="3" draw:end-shape="id35" draw:end-glue-point="3" svg:d="M9005 5406c-7800 0-5450 11803-4699 11803" svg:viewBox="0 0 5622 11804">
          <text:p/>
        </draw:connector>
        <draw:custom-shape draw:style-name="gr21" draw:text-style-name="P24" draw:layer="layout" svg:width="2cm" svg:height="1.2cm" svg:x="11.009cm" svg:y="14.207cm">
          <text:p text:style-name="P14"><text:span text:style-name="T12">xmax</text:span></text:p>
          <draw:enhanced-geometry svg:viewBox="0 0 21600 21600" draw:type="rectangle" draw:enhanced-path="M 0 0 L 21600 0 21600 21600 0 21600 0 0 Z N"/>
        </draw:custom-shape>
        <draw:custom-shape draw:style-name="gr5" draw:text-style-name="P13" draw:layer="layout" svg:width="5.3cm" svg:height="0.97cm" draw:transform="rotate (1.5707963267949) translate (16.116cm 15.307cm)">
          <text:p text:style-name="P12"><text:span text:style-name="T12">heap hot up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6.906cm 15.307cm)">
          <text:p text:style-name="P12"><text:span text:style-name="T12">heap only tuple</text:span></text:p>
          <draw:enhanced-geometry svg:viewBox="0 0 21600 21600" draw:mirror-horizontal="false" draw:mirror-vertical="false" draw:type="rectangle" draw:enhanced-path="M 0 0 L 21600 0 21600 21600 0 21600 0 0 Z N"/>
        </draw:custom-shape>
        <draw:connector draw:style-name="gr15" draw:text-style-name="P20" draw:layer="layout" draw:type="curve" svg:x1="7.307cm" svg:y1="18.408cm" svg:x2="9.002cm" svg:y2="18.407cm" draw:start-shape="id34" draw:start-glue-point="1" draw:end-shape="id38" draw:end-glue-point="3" svg:d="M7307 18408c1272 0 425-1 1695-1" svg:viewBox="0 0 1696 2">
          <text:p/>
        </draw:connector>
        <draw:custom-shape draw:style-name="gr17" draw:text-style-name="P16" xml:id="id34" draw:id="id34" draw:layer="layout" svg:width="3cm" svg:height="1.2cm" svg:x="4.307cm" svg:y="17.808cm">
          <text:p text:style-name="P14"><text:span text:style-name="T12">normal</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6cm" svg:y="17.807cm">
          <text:p text:style-name="P14"><text:span text:style-name="T12">(0,3)</text:span></text:p>
          <draw:enhanced-geometry svg:viewBox="0 0 21600 21600" draw:type="rectangle" draw:enhanced-path="M 0 0 L 21600 0 21600 21600 0 21600 0 0 Z N"/>
        </draw:custom-shape>
        <draw:custom-shape draw:style-name="gr10" draw:text-style-name="P16" xml:id="id39" draw:id="id39" draw:layer="layout" svg:width="2cm" svg:height="1.2cm" svg:x="9.005cm" svg:y="7.206cm">
          <text:p text:style-name="P14"><text:span text:style-name="T12">(0,1)</text:span></text:p>
          <draw:enhanced-geometry svg:viewBox="0 0 21600 21600" draw:type="rectangle" draw:enhanced-path="M 0 0 L 21600 0 21600 21600 0 21600 0 0 Z N"/>
        </draw:custom-shape>
        <draw:custom-shape draw:style-name="gr18" draw:text-style-name="P16" draw:layer="layout" svg:width="3.2cm" svg:height="1.2cm" svg:x="11.005cm" svg:y="7.206cm">
          <text:p text:style-name="P14"><text:span text:style-name="T12">FOO</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5cm" svg:y1="7.806cm" svg:x2="4.305cm" svg:y2="16.008cm" draw:start-shape="id39" draw:start-glue-point="3" draw:end-shape="id31" draw:end-glue-point="3" svg:d="M9005 7806c-7801 0-5451 8202-4700 8202" svg:viewBox="0 0 5623 8203">
          <text:p/>
        </draw:connector>
        <draw:custom-shape draw:style-name="gr7" draw:text-style-name="P15" draw:layer="layout" svg:width="0.8cm" svg:height="1.2cm" svg:x="13cm" svg:y="15.407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1" draw:text-style-name="P18" draw:layer="layout" svg:width="0.8cm" svg:height="1.2cm" svg:x="14.6cm" svg:y="15.407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7.8cm" svg:y="15.407cm">
          <text:p text:style-name="P14"><text:span text:style-name="T12">42,FOO</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cm" svg:y="15.407cm">
          <text:p/>
          <draw:enhanced-geometry svg:viewBox="0 0 21600 21600" draw:mirror-horizontal="false" draw:mirror-vertical="false" draw:type="rectangle" draw:enhanced-path="M 0 0 L 21600 0 21600 21600 0 21600 0 0 Z N"/>
        </draw:custom-shape>
        <draw:custom-shape draw:style-name="gr20" draw:text-style-name="P23" draw:layer="layout" svg:width="0.8cm" svg:height="1.2cm" svg:x="15.4cm" svg:y="15.4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01cm" svg:y="15.407cm">
          <text:p/>
          <draw:enhanced-geometry svg:viewBox="0 0 21600 21600" draw:mirror-horizontal="false" draw:mirror-vertical="false" draw:type="rectangle" draw:enhanced-path="M 0 0 L 21600 0 21600 21600 0 21600 0 0 Z N"/>
        </draw:custom-shape>
        <draw:custom-shape draw:style-name="gr7" draw:text-style-name="P15" draw:layer="layout" svg:width="0.8cm" svg:height="1.2cm" svg:x="13.001cm" svg:y="16.608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9" draw:text-style-name="P22" draw:layer="layout" svg:width="0.8cm" svg:height="1.2cm" svg:x="14.601cm" svg:y="16.608cm">
          <text:p text:style-name="P17"><text:span text:style-name="T14">t</text:span></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7.801cm" svg:y="16.608cm">
          <text:p text:style-name="P14"><text:span text:style-name="T12">42,BAR</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1cm" svg:y="16.608cm">
          <text:p/>
          <draw:enhanced-geometry svg:viewBox="0 0 21600 21600" draw:mirror-horizontal="false" draw:mirror-vertical="false" draw:type="rectangle" draw:enhanced-path="M 0 0 L 21600 0 21600 21600 0 21600 0 0 Z N"/>
        </draw:custom-shape>
        <draw:custom-shape draw:style-name="gr20" draw:text-style-name="P23" draw:layer="layout" svg:width="0.8cm" svg:height="1.2cm" svg:x="15.401cm" svg:y="16.60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02cm" svg:y="16.608cm">
          <text:p/>
          <draw:enhanced-geometry svg:viewBox="0 0 21600 21600" draw:mirror-horizontal="false" draw:mirror-vertical="false" draw:type="rectangle" draw:enhanced-path="M 0 0 L 21600 0 21600 21600 0 21600 0 0 Z N"/>
        </draw:custom-shape>
        <draw:custom-shape draw:style-name="gr7" draw:text-style-name="P15" draw:layer="layout" svg:width="0.8cm" svg:height="1.2cm" svg:x="13.002cm" svg:y="17.807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4.602cm" svg:y="17.807cm">
          <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7.802cm" svg:y="17.807cm">
          <text:p text:style-name="P14"><text:span text:style-name="T12">42,BAZ</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2cm" svg:y="17.807cm">
          <text:p/>
          <draw:enhanced-geometry svg:viewBox="0 0 21600 21600" draw:mirror-horizontal="false" draw:mirror-vertical="false" draw:type="rectangle" draw:enhanced-path="M 0 0 L 21600 0 21600 21600 0 21600 0 0 Z N"/>
        </draw:custom-shape>
        <draw:custom-shape draw:style-name="gr20" draw:text-style-name="P23" draw:layer="layout" svg:width="0.8cm" svg:height="1.2cm" svg:x="15.402cm" svg:y="17.8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03cm" svg:y="17.8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001cm" svg:y="15.4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002cm" svg:y="16.60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003cm" svg:y="17.807cm">
          <text:p/>
          <draw:enhanced-geometry svg:viewBox="0 0 21600 21600" draw:mirror-horizontal="false" draw:mirror-vertical="false" draw:type="rectangle" draw:enhanced-path="M 0 0 L 21600 0 21600 21600 0 21600 0 0 Z N"/>
        </draw:custom-shape>
        <draw:custom-shape draw:style-name="gr10" draw:text-style-name="P16" xml:id="id32" draw:id="id32" draw:layer="layout" svg:width="2cm" svg:height="1.2cm" svg:x="9cm" svg:y="15.407cm">
          <text:p text:style-name="P14"><text:span text:style-name="T12">100</text:span></text:p>
          <draw:enhanced-geometry svg:viewBox="0 0 21600 21600" draw:type="rectangle" draw:enhanced-path="M 0 0 L 21600 0 21600 21600 0 21600 0 0 Z N"/>
        </draw:custom-shape>
        <draw:custom-shape draw:style-name="gr10" draw:text-style-name="P16" xml:id="id36" draw:id="id36" draw:layer="layout" svg:width="2cm" svg:height="1.2cm" svg:x="9.001cm" svg:y="16.608cm">
          <text:p text:style-name="P14"><text:span text:style-name="T12">101</text:span></text:p>
          <draw:enhanced-geometry svg:viewBox="0 0 21600 21600" draw:type="rectangle" draw:enhanced-path="M 0 0 L 21600 0 21600 21600 0 21600 0 0 Z N"/>
        </draw:custom-shape>
        <draw:custom-shape draw:style-name="gr10" draw:text-style-name="P16" xml:id="id38" draw:id="id38" draw:layer="layout" svg:width="2cm" svg:height="1.2cm" svg:x="9.002cm" svg:y="17.807cm">
          <text:p text:style-name="P14"><text:span text:style-name="T12">102</text:span></text:p>
          <draw:enhanced-geometry svg:viewBox="0 0 21600 21600" draw:type="rectangle" draw:enhanced-path="M 0 0 L 21600 0 21600 21600 0 21600 0 0 Z N"/>
        </draw:custom-shape>
        <draw:custom-shape draw:style-name="gr10" draw:text-style-name="P16" draw:layer="layout" svg:width="2cm" svg:height="1.2cm" svg:x="11cm" svg:y="15.407cm">
          <text:p text:style-name="P14"><text:span text:style-name="T12">101</text:span></text:p>
          <draw:enhanced-geometry svg:viewBox="0 0 21600 21600" draw:type="rectangle" draw:enhanced-path="M 0 0 L 21600 0 21600 21600 0 21600 0 0 Z N"/>
        </draw:custom-shape>
        <draw:custom-shape draw:style-name="gr10" draw:text-style-name="P16" draw:layer="layout" svg:width="2cm" svg:height="1.2cm" svg:x="11.001cm" svg:y="16.608cm">
          <text:p text:style-name="P14"><text:span text:style-name="T12">102</text:span></text:p>
          <draw:enhanced-geometry svg:viewBox="0 0 21600 21600" draw:type="rectangle" draw:enhanced-path="M 0 0 L 21600 0 21600 21600 0 21600 0 0 Z N"/>
        </draw:custom-shape>
        <draw:custom-shape draw:style-name="gr24" draw:text-style-name="P27" draw:layer="layout" svg:width="2cm" svg:height="1.2cm" svg:x="11.002cm" svg:y="17.807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5" draw:text-style-name="P29" draw:layer="layout" svg:width="16.799cm" svg:height="13.364cm" svg:x="2.1cm" svg:y="14.107cm" presentation:class="notes" presentation:user-transformed="true">
            <draw:text-box>
              <text:p text:style-name="P28"><text:span text:style-name="T6">Разумеется, внутристраничная очистка работает и для версий, появившихся в результате обычного обновления. </text:span></text:p>
              <text:p text:style-name="P28"><text:span text:style-name="T6">На рисунке приведена ситуация до очистки. В табличной странице три версии одной строки. Две из них неактуальны, не видны ни в одном снимке и могут быть удалены.</text:span></text:p>
              <text:p text:style-name="P28"><text:span text:style-name="T6">В индексе есть три ссылки на каждую из версий строки.</text:span></text:p>
              <text:p text:style-name="P28"><text:span text:style-name="T6"/></text:p>
            </draw:text-box>
          </draw:frame>
        </presentation:notes>
      </draw:page>
      <draw:page draw:name="page13" draw:style-name="dp1" draw:master-page-name="master" presentation:presentation-page-layout-name="AL1T1">
        <office:forms form:automatic-focus="false" form:apply-design-mode="false"/>
        <draw:custom-shape draw:style-name="gr17" draw:text-style-name="P16" xml:id="id43" draw:id="id43" draw:layer="layout" svg:width="3cm" svg:height="1.2cm" svg:x="4.308cm" svg:y="17.808cm">
          <text:p text:style-name="P14"><text:span text:style-name="T12">normal</text:span></text:p>
          <draw:enhanced-geometry svg:viewBox="0 0 21600 21600" draw:mirror-horizontal="false" draw:mirror-vertical="false"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После очистки</text:span></text:p>
          </draw:text-box>
        </draw:frame>
        <draw:custom-shape draw:style-name="gr3" draw:text-style-name="P13" draw:layer="layout" svg:width="5.3cm" svg:height="0.87cm" draw:transform="rotate (1.5707963267949) translate (12.906cm 15.304cm)">
          <text:p text:style-name="P12"><text:span text:style-name="T12">xmin committed</text:span></text:p>
          <draw:enhanced-geometry svg:viewBox="0 0 21600 21600" draw:mirror-horizontal="false" draw:mirror-vertical="false" draw:type="rectangle" draw:enhanced-path="M 0 0 L 21600 0 21600 21600 0 21600 0 0 Z N"/>
        </draw:custom-shape>
        <draw:custom-shape draw:style-name="gr4" draw:text-style-name="P13" draw:layer="layout" svg:width="5.3cm" svg:height="0.81cm" draw:transform="rotate (1.5707963267949) translate (13.751cm 15.304cm)">
          <text:p text:style-name="P12"><text:span text:style-name="T12">xmin aborted</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5.3cm" svg:height="0.97cm" draw:transform="rotate (1.5707963267949) translate (14.486cm 15.304cm)">
          <text:p text:style-name="P12"><text:span text:style-name="T12">xmax committe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5.276cm 15.304cm)">
          <text:p text:style-name="P12"><text:span text:style-name="T12">xmax aborted</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1cm" svg:y="14.208cm">
          <text:p text:style-name="P14"><text:span text:style-name="T12">xmin</text:span></text:p>
          <draw:enhanced-geometry svg:viewBox="0 0 21600 21600" draw:type="rectangle" draw:enhanced-path="M 0 0 L 21600 0 21600 21600 0 21600 0 0 Z N"/>
        </draw:custom-shape>
        <draw:custom-shape draw:style-name="gr9" draw:text-style-name="P16" draw:layer="layout" svg:width="3.99cm" svg:height="1.2cm" svg:x="17.81cm" svg:y="14.208cm">
          <text:p text:style-name="P14"><text:span text:style-name="T13">данные</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9.006cm" svg:y="3.607cm">
          <text:p text:style-name="P14"><text:span text:style-name="T12">ctid</text:span></text:p>
          <draw:enhanced-geometry svg:viewBox="0 0 21600 21600" draw:type="rectangle" draw:enhanced-path="M 0 0 L 21600 0 21600 21600 0 21600 0 0 Z N"/>
        </draw:custom-shape>
        <draw:custom-shape draw:style-name="gr14" draw:text-style-name="P16" draw:layer="layout" svg:width="3.2cm" svg:height="1.2cm" svg:x="11.006cm" svg:y="3.607cm">
          <text:p text:style-name="P14"><text:span text:style-name="T13">ключ</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6cm" svg:y="15.409cm">
          <text:p text:style-name="P14"><text:span text:style-name="T12">(0,1)</text:span></text:p>
          <draw:enhanced-geometry svg:viewBox="0 0 21600 21600" draw:type="rectangle" draw:enhanced-path="M 0 0 L 21600 0 21600 21600 0 21600 0 0 Z N"/>
        </draw:custom-shape>
        <draw:custom-shape draw:style-name="gr16" draw:text-style-name="P16" draw:layer="layout" svg:width="3cm" svg:height="1.2cm" svg:x="4.311cm" svg:y="14.209cm">
          <text:p text:style-name="P14"><text:span text:style-name="T12">статус</text:span></text:p>
          <draw:enhanced-geometry svg:viewBox="0 0 21600 21600" draw:mirror-horizontal="false" draw:mirror-vertical="false" draw:type="rectangle" draw:enhanced-path="M 0 0 L 21600 0 21600 21600 0 21600 0 0 Z N"/>
        </draw:custom-shape>
        <draw:custom-shape draw:style-name="gr10" draw:text-style-name="P16" xml:id="id40" draw:id="id40" draw:layer="layout" svg:width="2cm" svg:height="1.2cm" svg:x="9.006cm" svg:y="4.807cm">
          <text:p text:style-name="P14"><text:span text:style-name="T12">(0,2)</text:span></text:p>
          <draw:enhanced-geometry svg:viewBox="0 0 21600 21600" draw:type="rectangle" draw:enhanced-path="M 0 0 L 21600 0 21600 21600 0 21600 0 0 Z N"/>
        </draw:custom-shape>
        <draw:custom-shape draw:style-name="gr18" draw:text-style-name="P16" draw:layer="layout" svg:width="3.2cm" svg:height="1.2cm" svg:x="11.006cm" svg:y="4.807cm">
          <text:p text:style-name="P14"><text:span text:style-name="T12">BAR</text:span></text:p>
          <draw:enhanced-geometry svg:viewBox="0 0 21600 21600" draw:mirror-horizontal="false" draw:mirror-vertical="false" draw:type="rectangle" draw:enhanced-path="M 0 0 L 21600 0 21600 21600 0 21600 0 0 Z N"/>
        </draw:custom-shape>
        <draw:custom-shape draw:style-name="gr8" draw:text-style-name="P16" draw:layer="layout" svg:width="2cm" svg:height="1.2cm" svg:x="1.206cm" svg:y="16.609cm">
          <text:p text:style-name="P14"><text:span text:style-name="T12">(0,2)</text:span></text:p>
          <draw:enhanced-geometry svg:viewBox="0 0 21600 21600" draw:type="rectangle" draw:enhanced-path="M 0 0 L 21600 0 21600 21600 0 21600 0 0 Z N"/>
        </draw:custom-shape>
        <draw:custom-shape draw:style-name="gr10" draw:text-style-name="P16" xml:id="id42" draw:id="id42" draw:layer="layout" svg:width="2cm" svg:height="1.2cm" svg:x="9.006cm" svg:y="6.007cm">
          <text:p text:style-name="P14"><text:span text:style-name="T12">(0,3)</text:span></text:p>
          <draw:enhanced-geometry svg:viewBox="0 0 21600 21600" draw:type="rectangle" draw:enhanced-path="M 0 0 L 21600 0 21600 21600 0 21600 0 0 Z N"/>
        </draw:custom-shape>
        <draw:custom-shape draw:style-name="gr18" draw:text-style-name="P16" draw:layer="layout" svg:width="3.2cm" svg:height="1.2cm" svg:x="11.006cm" svg:y="6.007cm">
          <text:p text:style-name="P14"><text:span text:style-name="T12">BAZ</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6cm" svg:y1="5.407cm" svg:x2="4.307cm" svg:y2="17.21cm" draw:start-shape="id40" draw:start-glue-point="3" draw:end-shape="id41" draw:end-glue-point="3" svg:d="M9006 5407c-7800 0-5450 11803-4699 11803" svg:viewBox="0 0 5622 11804">
          <text:p/>
        </draw:connector>
        <draw:custom-shape draw:style-name="gr21" draw:text-style-name="P24" draw:layer="layout" svg:width="2cm" svg:height="1.2cm" svg:x="11.01cm" svg:y="14.208cm">
          <text:p text:style-name="P14"><text:span text:style-name="T12">xmax</text:span></text:p>
          <draw:enhanced-geometry svg:viewBox="0 0 21600 21600" draw:type="rectangle" draw:enhanced-path="M 0 0 L 21600 0 21600 21600 0 21600 0 0 Z N"/>
        </draw:custom-shape>
        <draw:custom-shape draw:style-name="gr5" draw:text-style-name="P13" draw:layer="layout" svg:width="5.3cm" svg:height="0.97cm" draw:transform="rotate (1.5707963267949) translate (16.117cm 15.308cm)">
          <text:p text:style-name="P12"><text:span text:style-name="T12">heap hot upd</text:span></text:p>
          <draw:enhanced-geometry svg:viewBox="0 0 21600 21600" draw:mirror-horizontal="false" draw:mirror-vertical="false" draw:type="rectangle" draw:enhanced-path="M 0 0 L 21600 0 21600 21600 0 21600 0 0 Z N"/>
        </draw:custom-shape>
        <draw:custom-shape draw:style-name="gr6" draw:text-style-name="P13" draw:layer="layout" svg:width="5.3cm" svg:height="1.02cm" draw:transform="rotate (1.5707963267949) translate (16.907cm 15.308cm)">
          <text:p text:style-name="P12"><text:span text:style-name="T12">heap only tuple</text:span></text:p>
          <draw:enhanced-geometry svg:viewBox="0 0 21600 21600" draw:mirror-horizontal="false" draw:mirror-vertical="false" draw:type="rectangle" draw:enhanced-path="M 0 0 L 21600 0 21600 21600 0 21600 0 0 Z N"/>
        </draw:custom-shape>
        <draw:custom-shape draw:style-name="gr29" draw:text-style-name="P32" draw:layer="layout" svg:width="3.593cm" svg:height="2.994cm" svg:x="4.011cm" svg:y="15.145cm">
          <text:p/>
          <draw:enhanced-geometry svg:viewBox="0 0 21600 21600" draw:path-stretchpoint-x="10800" draw:path-stretchpoint-y="10800" draw:text-areas="?f3 ?f4 ?f5 ?f6" draw:type="round-rectangle" draw:modifiers="3317.529215358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6" xml:id="id46" draw:id="id46" draw:layer="layout" svg:width="3cm" svg:height="1.2cm" svg:x="4.306cm" svg:y="15.409cm">
          <text:p text:style-name="P14"><text:span text:style-name="T12">dead</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6cm" svg:y1="6.607cm" svg:x2="4.308cm" svg:y2="18.408cm" draw:start-shape="id42" draw:start-glue-point="3" draw:end-shape="id43" draw:end-glue-point="3" svg:d="M9006 6607c-7798 0-5449 11801-4698 11801" svg:viewBox="0 0 5621 11802">
          <text:p/>
        </draw:connector>
        <draw:custom-shape draw:style-name="gr34" draw:text-style-name="P26" draw:layer="layout" svg:width="3.436cm" svg:height="1.386cm" svg:x="15.835cm" svg:y="5.076cm">
          <text:p text:style-name="P25"><text:span text:style-name="T15">индекс</text:span><text:span text:style-name="T15"><text:line-break/></text:span><text:span text:style-name="T15">не очищается</text:span></text:p>
          <draw:enhanced-geometry svg:viewBox="0 0 21600 21600" draw:glue-points="10800 0 3160 3160 0 10800 3160 18440 10800 21600 18440 18440 21600 10800 18440 3160 ?f14 ?f15" draw:text-areas="3200 3200 18400 18400" draw:type="round-callout" draw:modifiers="-10118.1262729124 23281.90338860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15" draw:text-style-name="P20" draw:layer="layout" draw:type="curve" svg:x1="7.308cm" svg:y1="18.408cm" svg:x2="9.003cm" svg:y2="18.407cm" draw:start-shape="id43" draw:start-glue-point="1" draw:end-shape="id44" draw:end-glue-point="3" svg:d="M7308 18408c1272 0 425-1 1695-1" svg:viewBox="0 0 1696 2">
          <text:p/>
        </draw:connector>
        <draw:custom-shape draw:style-name="gr8" draw:text-style-name="P16" draw:layer="layout" svg:width="2cm" svg:height="1.2cm" svg:x="1.207cm" svg:y="17.807cm">
          <text:p text:style-name="P14"><text:span text:style-name="T12">(0,3)</text:span></text:p>
          <draw:enhanced-geometry svg:viewBox="0 0 21600 21600" draw:type="rectangle" draw:enhanced-path="M 0 0 L 21600 0 21600 21600 0 21600 0 0 Z N"/>
        </draw:custom-shape>
        <draw:custom-shape draw:style-name="gr7" draw:text-style-name="P15" draw:layer="layout" svg:width="0.8cm" svg:height="1.2cm" svg:x="13.001cm" svg:y="17.807cm">
          <text:p text:style-name="P14"><text:span text:style-name="T12">t</text:span></text:p>
          <draw:enhanced-geometry svg:viewBox="0 0 21600 21600" draw:mirror-horizontal="false" draw:mirror-vertical="false" draw:type="rectangle" draw:enhanced-path="M 0 0 L 21600 0 21600 21600 0 21600 0 0 Z N"/>
        </draw:custom-shape>
        <draw:custom-shape draw:style-name="gr10" draw:text-style-name="P16" xml:id="id44" draw:id="id44" draw:layer="layout" svg:width="2cm" svg:height="1.2cm" svg:x="9.003cm" svg:y="17.807cm">
          <text:p text:style-name="P14"><text:span text:style-name="T12">102</text:span></text:p>
          <draw:enhanced-geometry svg:viewBox="0 0 21600 21600" draw:type="rectangle" draw:enhanced-path="M 0 0 L 21600 0 21600 21600 0 21600 0 0 Z N"/>
        </draw:custom-shape>
        <draw:custom-shape draw:style-name="gr13" draw:text-style-name="P19" draw:layer="layout" svg:width="0.8cm" svg:height="1.2cm" svg:x="14.603cm" svg:y="17.807cm">
          <text:p/>
          <draw:enhanced-geometry svg:viewBox="0 0 21600 21600" draw:mirror-horizontal="false" draw:mirror-vertical="false" draw:type="rectangle" draw:enhanced-path="M 0 0 L 21600 0 21600 21600 0 21600 0 0 Z N"/>
        </draw:custom-shape>
        <draw:custom-shape draw:style-name="gr12" draw:text-style-name="P16" draw:layer="layout" svg:width="4cm" svg:height="1.2cm" svg:x="17.801cm" svg:y="17.807cm">
          <text:p text:style-name="P14"><text:span text:style-name="T12">42,BAZ</text:span></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3cm" svg:y="17.807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1.003cm" svg:y="17.807cm">
          <text:p/>
          <draw:enhanced-geometry svg:viewBox="0 0 21600 21600" draw:type="rectangle" draw:enhanced-path="M 0 0 L 21600 0 21600 21600 0 21600 0 0 Z N"/>
        </draw:custom-shape>
        <draw:custom-shape draw:style-name="gr20" draw:text-style-name="P23" draw:layer="layout" svg:width="0.8cm" svg:height="1.2cm" svg:x="15.403cm" svg:y="17.8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04cm" svg:y="17.807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004cm" svg:y="17.807cm">
          <text:p/>
          <draw:enhanced-geometry svg:viewBox="0 0 21600 21600" draw:mirror-horizontal="false" draw:mirror-vertical="false" draw:type="rectangle" draw:enhanced-path="M 0 0 L 21600 0 21600 21600 0 21600 0 0 Z N"/>
        </draw:custom-shape>
        <draw:custom-shape draw:style-name="gr10" draw:text-style-name="P16" xml:id="id45" draw:id="id45" draw:layer="layout" svg:width="2cm" svg:height="1.2cm" svg:x="9.006cm" svg:y="7.207cm">
          <text:p text:style-name="P14"><text:span text:style-name="T12">(0,1)</text:span></text:p>
          <draw:enhanced-geometry svg:viewBox="0 0 21600 21600" draw:type="rectangle" draw:enhanced-path="M 0 0 L 21600 0 21600 21600 0 21600 0 0 Z N"/>
        </draw:custom-shape>
        <draw:custom-shape draw:style-name="gr18" draw:text-style-name="P16" draw:layer="layout" svg:width="3.2cm" svg:height="1.2cm" svg:x="11.006cm" svg:y="7.207cm">
          <text:p text:style-name="P14"><text:span text:style-name="T12">FOO</text:span></text:p>
          <draw:enhanced-geometry svg:viewBox="0 0 21600 21600" draw:mirror-horizontal="false" draw:mirror-vertical="false" draw:type="rectangle" draw:enhanced-path="M 0 0 L 21600 0 21600 21600 0 21600 0 0 Z N"/>
        </draw:custom-shape>
        <draw:connector draw:style-name="gr15" draw:text-style-name="P21" draw:layer="layout" draw:type="curve" svg:x1="9.006cm" svg:y1="7.807cm" svg:x2="4.306cm" svg:y2="16.009cm" draw:start-shape="id45" draw:start-glue-point="3" draw:end-shape="id46" draw:end-glue-point="3" svg:d="M9006 7807c-7801 0-5451 8202-4700 8202" svg:viewBox="0 0 5623 8203">
          <text:p/>
        </draw:connector>
        <draw:custom-shape draw:style-name="gr17" draw:text-style-name="P16" xml:id="id41" draw:id="id41" draw:layer="layout" svg:width="3cm" svg:height="1.2cm" svg:x="4.307cm" svg:y="16.61cm">
          <text:p text:style-name="P14"><text:span text:style-name="T12">dead</text:span></text:p>
          <draw:enhanced-geometry svg:viewBox="0 0 21600 21600" draw:mirror-horizontal="false" draw:mirror-vertical="false" draw:type="rectangle" draw:enhanced-path="M 0 0 L 21600 0 21600 21600 0 21600 0 0 Z N"/>
        </draw:custom-shape>
        <draw:custom-shape draw:style-name="gr35" draw:text-style-name="P32" draw:layer="layout" svg:width="13.376cm" svg:height="2.994cm" svg:x="8.712cm" svg:y="15.146cm">
          <text:p/>
          <draw:enhanced-geometry svg:viewBox="0 0 21600 21600" draw:path-stretchpoint-x="10800" draw:path-stretchpoint-y="10800" draw:text-areas="?f3 ?f4 ?f5 ?f6" draw:type="round-rectangle" draw:modifiers="2942.504173622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6" draw:layer="layout" svg:width="3.572cm" svg:height="1.622cm" svg:x="6.409cm" svg:y="12.246cm">
          <text:p text:style-name="P25"><text:span text:style-name="T15">указатели</text:span></text:p>
          <text:p text:style-name="P25"><text:span text:style-name="T15">помечены, но не</text:span></text:p>
          <text:p text:style-name="P25"><text:span text:style-name="T15">освобождены</text:span></text:p>
          <draw:enhanced-geometry svg:viewBox="0 0 21600 21600" draw:glue-points="10800 0 3160 3160 0 10800 3160 18440 10800 21600 18440 18440 21600 10800 18440 3160 ?f14 ?f15" draw:text-areas="3200 3200 18400 18400" draw:type="round-callout" draw:modifiers="3675.56675062972 42215.1571164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37" draw:layer="layout" svg:width="0.8cm" svg:height="1.2cm" svg:x="13.001cm" svg:y="15.408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9.001cm" svg:y="15.408cm">
          <text:p/>
          <draw:enhanced-geometry svg:viewBox="0 0 21600 21600" draw:type="rectangle" draw:enhanced-path="M 0 0 L 21600 0 21600 21600 0 21600 0 0 Z N"/>
        </draw:custom-shape>
        <draw:custom-shape draw:style-name="gr37" draw:text-style-name="P39" draw:layer="layout" svg:width="0.8cm" svg:height="1.2cm" svg:x="14.601cm" svg:y="15.408cm">
          <text:p/>
          <draw:enhanced-geometry svg:viewBox="0 0 21600 21600" draw:mirror-horizontal="false" draw:mirror-vertical="false" draw:type="rectangle" draw:enhanced-path="M 0 0 L 21600 0 21600 21600 0 21600 0 0 Z N"/>
        </draw:custom-shape>
        <draw:custom-shape draw:style-name="gr33" draw:text-style-name="P27" draw:layer="layout" svg:width="4cm" svg:height="1.2cm" svg:x="17.801cm" svg:y="15.40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1cm" svg:y="15.408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1.001cm" svg:y="15.408cm">
          <text:p/>
          <draw:enhanced-geometry svg:viewBox="0 0 21600 21600" draw:type="rectangle" draw:enhanced-path="M 0 0 L 21600 0 21600 21600 0 21600 0 0 Z N"/>
        </draw:custom-shape>
        <draw:custom-shape draw:style-name="gr20" draw:text-style-name="P23" draw:layer="layout" svg:width="0.8cm" svg:height="1.2cm" svg:x="15.401cm" svg:y="15.40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02cm" svg:y="15.408cm">
          <text:p/>
          <draw:enhanced-geometry svg:viewBox="0 0 21600 21600" draw:mirror-horizontal="false" draw:mirror-vertical="false" draw:type="rectangle" draw:enhanced-path="M 0 0 L 21600 0 21600 21600 0 21600 0 0 Z N"/>
        </draw:custom-shape>
        <draw:custom-shape draw:style-name="gr20" draw:text-style-name="P37" draw:layer="layout" svg:width="0.8cm" svg:height="1.2cm" svg:x="13.001cm" svg:y="16.609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9.002cm" svg:y="16.609cm">
          <text:p/>
          <draw:enhanced-geometry svg:viewBox="0 0 21600 21600" draw:type="rectangle" draw:enhanced-path="M 0 0 L 21600 0 21600 21600 0 21600 0 0 Z N"/>
        </draw:custom-shape>
        <draw:custom-shape draw:style-name="gr13" draw:text-style-name="P19" draw:layer="layout" svg:width="0.8cm" svg:height="1.2cm" svg:x="14.602cm" svg:y="16.609cm">
          <text:p/>
          <draw:enhanced-geometry svg:viewBox="0 0 21600 21600" draw:mirror-horizontal="false" draw:mirror-vertical="false" draw:type="rectangle" draw:enhanced-path="M 0 0 L 21600 0 21600 21600 0 21600 0 0 Z N"/>
        </draw:custom-shape>
        <draw:custom-shape draw:style-name="gr33" draw:text-style-name="P27" draw:layer="layout" svg:width="4cm" svg:height="1.2cm" svg:x="17.801cm" svg:y="16.609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3.802cm" svg:y="16.609cm">
          <text:p/>
          <draw:enhanced-geometry svg:viewBox="0 0 21600 21600" draw:mirror-horizontal="false" draw:mirror-vertical="false" draw:type="rectangle" draw:enhanced-path="M 0 0 L 21600 0 21600 21600 0 21600 0 0 Z N"/>
        </draw:custom-shape>
        <draw:custom-shape draw:style-name="gr24" draw:text-style-name="P27" draw:layer="layout" svg:width="2cm" svg:height="1.2cm" svg:x="11.002cm" svg:y="16.609cm">
          <text:p/>
          <draw:enhanced-geometry svg:viewBox="0 0 21600 21600" draw:type="rectangle" draw:enhanced-path="M 0 0 L 21600 0 21600 21600 0 21600 0 0 Z N"/>
        </draw:custom-shape>
        <draw:custom-shape draw:style-name="gr20" draw:text-style-name="P23" draw:layer="layout" svg:width="0.8cm" svg:height="1.2cm" svg:x="15.402cm" svg:y="16.609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6.203cm" svg:y="16.609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002cm" svg:y="15.408cm">
          <text:p/>
          <draw:enhanced-geometry svg:viewBox="0 0 21600 21600" draw:mirror-horizontal="false" draw:mirror-vertical="false" draw:type="rectangle" draw:enhanced-path="M 0 0 L 21600 0 21600 21600 0 21600 0 0 Z N"/>
        </draw:custom-shape>
        <draw:custom-shape draw:style-name="gr13" draw:text-style-name="P19" draw:layer="layout" svg:width="0.8cm" svg:height="1.2cm" svg:x="17.003cm" svg:y="16.609cm">
          <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13" presentation:class="page"/>
          <draw:frame presentation:style-name="pr11" draw:text-style-name="P29" draw:layer="layout" svg:width="16.799cm" svg:height="14.676cm" svg:x="2.1cm" svg:y="14.107cm" presentation:class="notes" presentation:user-transformed="true">
            <draw:text-box>
              <text:p text:style-name="P28"><text:span text:style-name="T6">Если выполнено условие для срабатывания внутристраничной очистки,</text:span><text:span text:style-name="T6"><text:line-break/></text:span><text:span text:style-name="T6">две неактуальные версии строки (0,1) и (0,2) могут быть ею удалены. Тогда указатели на удаленные версии получают статус «dead»,</text:span><text:span text:style-name="T6"><text:line-break/></text:span><text:span text:style-name="T6">а освободившееся место может быть использовано для вставки новых версий.</text:span></text:p>
              <text:p text:style-name="P28"><text:span text:style-name="T6">В отличие от ситуации с HOT-обновлениями, здесь нельзя освободить указатели на удаленные версии строк, поскольку на них существуют ссылки из индексной страницы. При индексном доступе PostgreSQL может получить (0,1) или (0,2) в качестве идентификатора версии строки, а затем попробовать пройти по этому идентификатору в табличную страницу, но благодаря статусу указателя обнаружит, что эта версия уже не существует.</text:span></text:p>
              <text:p text:style-name="P28"><text:span text:style-name="T6">(На рисунке не показаны указатели на индексные строки. На самом деле, в первый раз обнаружив отсутствие версии табличной строки, PostgreSQL изменит и статус указателя в индексной странице, чтобы повторно не обращаться к табличной странице.)</text:span></text:p>
              <text:p text:style-name="P28"><text:span text:style-name="T6">Принципиально то, что внутристраничная очистка работает только</text:span><text:span text:style-name="T6"><text:line-break/></text:span><text:span text:style-name="T6">в пределах одной табличной страницы и не очищает страницы индекса.</text:span></text:p>
              <text:p text:style-name="P28"><text:span text:style-name="T6"/></text:p>
            </draw:text-box>
          </draw:frame>
        </presentation:notes>
      </draw:page>
      <draw:page draw:name="page14" draw:style-name="dp1" draw:master-page-name="master" presentation:presentation-page-layout-name="AL1T1">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8" draw:layer="layout" svg:width="25.6cm" svg:height="14.4cm" svg:x="1.2cm" svg:y="4.8cm" presentation:class="outline" presentation:user-transformed="true">
          <draw:text-box>
            <text:list text:style-name="L3">
              <text:list-item>
                <text:p text:style-name="P9"><text:span text:style-name="T11">Если изменяемый столбец не входит ни в один индекс</text:span><text:span text:style-name="T11"><text:line-break/></text:span><text:span text:style-name="T11">и на странице есть место — применяется HOT-обновление</text:span></text:p>
              </text:list-item>
              <text:list-item>
                <text:p text:style-name="P9"><text:span text:style-name="T11">При удобном случае автоматически выполняется быстрая внутристраничная очистка</text:span></text:p>
              </text:list-item>
              <text:list-item>
                <text:p text:style-name="P9"><text:span text:style-name="T11">При частых обновлениях можно подумать об уменьшении </text:span><text:span text:style-name="T28">fillfactor</text:span></text:p>
                <text:p text:style-name="P9"><text:span text:style-name="T11"/></text:p>
              </text:list-item>
            </text:list>
          </draw:text-box>
        </draw:frame>
        <presentation:notes draw:style-name="dp2">
          <draw:page-thumbnail draw:style-name="gr2" draw:layer="layout" svg:width="14.848cm" svg:height="11.136cm" svg:x="3.075cm" svg:y="2.257cm" draw:page-number="14" presentation:class="page"/>
          <draw:frame presentation:style-name="pr5" draw:text-style-name="P40" draw:layer="layout" svg:width="16.799cm" svg:height="13.364cm" svg:x="2.1cm" svg:y="14.107cm" presentation:class="notes" presentation:placeholder="true">
            <draw:text-box/>
          </draw:frame>
        </presentation:notes>
      </draw:page>
      <draw:page draw:name="page15" draw:style-name="dp1" draw:master-page-name="master" presentation:presentation-page-layout-name="AL1T1">
        <draw:frame presentation:style-name="pr7" draw:text-style-name="P8" draw:layer="layout" svg:width="19.8cm" svg:height="1.741cm" svg:x="1.2cm" svg:y="0.737cm" presentation:class="title" presentation:user-transformed="true">
          <draw:text-box>
            <text:p><text:span text:style-name="T10">Практика</text:span></text:p>
          </draw:text-box>
        </draw:frame>
        <draw:frame presentation:style-name="pr12" draw:text-style-name="P42" draw:layer="layout" svg:width="25.6cm" svg:height="14.4cm" svg:x="1.2cm" svg:y="4.8cm" presentation:class="outline" presentation:user-transformed="true">
          <draw:text-box>
            <text:list text:style-name="L5">
              <text:list-item>
                <text:p text:style-name="P41"><text:span text:style-name="T29">Воспроизведите ситуацию внутристраничной очистки</text:span><text:span text:style-name="T29"><text:line-break/></text:span><text:span text:style-name="T29">без участия HOT-обновлений.</text:span><text:span text:style-name="T29"><text:line-break/></text:span><text:span text:style-name="T30">Проверяйте содержимое табличной и индексной страниц</text:span><text:span text:style-name="T30"><text:line-break/></text:span><text:span text:style-name="T30">с помощью расширения pageinspect.</text:span></text:p>
              </text:list-item>
              <text:list-item>
                <text:p text:style-name="P34"><text:span text:style-name="T30">Воспроизведите ситуацию HOT-обновления на таблице</text:span><text:span text:style-name="T30"><text:line-break/></text:span><text:span text:style-name="T30">с индексом по некоторым полям.</text:span></text:p>
              </text:list-item>
              <text:list-item>
                <text:p text:style-name="P34"><text:span text:style-name="T30">Воспроизведите ситуацию HOT-обновления, при которой внутристраничная очистка не освобождает достаточно места на странице и новая версия создается на другой странице.</text:span><text:span text:style-name="T30"><text:line-break/></text:span><text:span text:style-name="T30">Сколько строк будет в индексе в этом случае?</text:span></text:p>
              </text:list-item>
            </text:list>
          </draw:text-box>
        </draw:frame>
        <presentation:notes draw:style-name="dp2">
          <draw:page-thumbnail draw:style-name="gr2" draw:layer="layout" svg:width="14.848cm" svg:height="11.136cm" svg:x="3.075cm" svg:y="2.257cm" draw:page-number="15" presentation:class="page"/>
          <draw:frame presentation:style-name="pr9" draw:text-style-name="P44" draw:layer="layout" svg:width="16.799cm" svg:height="13.364cm" svg:x="2.1cm" svg:y="14.107cm" presentation:class="notes" presentation:user-transformed="true">
            <draw:text-box>
              <text:p text:style-name="P43"><text:span text:style-name="T31">1. Запрос для индексной страницы появлялся в демонстрации к теме </text:span><text:span text:style-name="T32">«Страницы и версии строк» этого модуля:</text:span></text:p>
              <text:p text:style-name="P43"><text:span text:style-name="T32"/></text:p>
              <text:p text:style-name="P43"><text:span text:style-name="T32">﻿</text:span><text:span text:style-name="T33">SELECT itemoffset,</text:span></text:p>
              <text:p text:style-name="P43"><text:span text:style-name="T33"><text:s text:c="7"/></text:span><text:span text:style-name="T33">ctid</text:span></text:p>
              <text:p text:style-name="P43"><text:span text:style-name="T33">FROM bt_page_items('</text:span><text:span text:style-name="T34">имя-индекса</text:span><text:span text:style-name="T33">',1);</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pitch="variable"/>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ejaVu Sans5" svg:font-family="'DejaVu Sans'" style:font-pitch="variable"/>
    <style:font-face style:name="Droid Sans Fallback" svg:font-family="'Droid Sans Fallback'" style:font-family-generic="swiss" style:font-pitch="variable"/>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ans3" svg:font-family="FreeSans" style:font-family-generic="roman"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variable"/>
    <style:font-face style:name="Liberation Mono3" svg:font-family="'Liberation Mono'"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iberation Sans3" svg:font-family="'Liberation Sans'" style:font-family-generic="swiss"/>
    <style:font-face style:name="Liberation Sans4" svg:font-family="'Liberation Sans'" style:font-adornments="Regular" style:font-family-generic="swiss"/>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Times New Roman'" style:font-family-generic="roman"/>
    <style:font-face style:name="Liberation Serif6" svg:font-family="'Liberation Serif', 'Times New Roman'"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e6e6ff" draw:end-color="#f0e6ff" draw:start-intensity="100%" draw:end-intensity="100%" draw:angle="300deg" draw:border="0%"/>
    <draw:gradient draw:name="Shapes" draw:style="rectangular" draw:cx="50%" draw:cy="50%" draw:start-color="#cccccc" draw:end-color="#ffffff" draw:start-intensity="100%" draw:end-intensity="100%" draw:angle="0deg" draw:border="0%"/>
    <draw:opacity draw:name="Transparency_20_2" draw:display-name="Transparency 2" draw:style="linear" draw:start="100%" draw:end="50%" draw:angle="0deg" draw:border="25%"/>
    <draw:opacity draw:name="Transparency_20_5" draw:display-name="Transparency 5" draw:style="rectangular" draw:cx="50%" draw:cy="50%" draw:start="20%" draw:end="100%" draw:angle="0deg" draw:border="0%"/>
    <draw:marker draw:name="Arrow" svg:viewBox="0 0 20 30" svg:d="M10 0l-10 30h20z"/>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1"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 Unicode MS" style:font-family-asian="'Arial Unicode MS'" style:font-pitch-asian="variable" style:font-size-asian="14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background" style:family="presentation">
      <style:graphic-properties draw:stroke="none" draw:fill="none"/>
      <style:text-properties style:letter-kerning="true"/>
    </style:style>
    <style:style style:name="master-backgroundobjects" style:family="presentation">
      <style:graphic-properties draw:textarea-horizontal-align="justify" draw:shadow="hidden" draw:shadow-offset-x="0.2cm" draw:shadow-offset-y="0.2cm" draw:shadow-color="#808080"/>
      <style:text-properties style:letter-kerning="true"/>
    </style:style>
    <style:style style:name="mast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outline1" style:family="presentation">
      <style:graphic-properties draw:stroke="none" draw:fill="none" draw:auto-grow-height="false" draw:fit-to-size="false" style:shrink-to-fit="true">
        <text:list-style style:name="master-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1"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outline2" style:family="presentation" style:parent-style-name="master-outline1">
      <style:paragraph-properties fo:margin-top="0cm" fo:margin-bottom="0.4cm"/>
      <style:text-properties style:font-name="Liberation Serif" fo:font-family="'Liberation Serif'" style:font-family-generic="roman" style:font-pitch="variable" fo:font-size="24pt" style:font-size-asian="24pt" style:font-size-complex="24pt"/>
    </style:style>
    <style:style style:name="master-outline3" style:family="presentation" style:parent-style-name="master-outline2">
      <style:paragraph-properties fo:margin-top="0cm" fo:margin-bottom="0.3cm"/>
      <style:text-properties style:font-name="Liberation Serif" fo:font-family="'Liberation Serif'" style:font-family-generic="roman" style:font-pitch="variable" fo:font-size="20pt" style:font-size-asian="20pt" style:font-size-complex="20pt"/>
    </style:style>
    <style:style style:name="master-outline4" style:family="presentation" style:parent-style-name="master-outline3">
      <style:paragraph-properties fo:margin-top="0cm" fo:margin-bottom="0.2cm"/>
      <style:text-properties style:font-name="Liberation Serif" fo:font-family="'Liberation Serif'" style:font-family-generic="roman" style:font-pitch="variable" fo:font-size="20pt" style:font-size-asian="20pt" style:font-size-complex="20pt"/>
    </style:style>
    <style:style style:name="master-outline5" style:family="presentation" style:parent-style-name="master-outline4">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6" style:family="presentation" style:parent-style-name="master-outline5">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7" style:family="presentation" style:parent-style-name="master-outline6">
      <style:paragraph-properties fo:margin-top="0cm" fo:margin-bottom="0.1cm"/>
      <style:text-properties style:font-name="Liberation Serif" fo:font-family="'Liberation Serif'" style:font-family-generic="roman" style:font-pitch="variable" fo:font-size="20pt" style:font-size-asian="20pt" style:font-size-complex="20pt"/>
    </style:style>
    <style:style style:name="master-outline8" style:family="presentation" style:parent-style-name="master-outline7">
      <style:paragraph-properties fo:margin-top="0cm" fo:margin-bottom="0.1cm"/>
      <style:text-properties fo:font-size="20pt" style:font-size-asian="20pt" style:font-size-complex="20pt"/>
    </style:style>
    <style:style style:name="master-outline9" style:family="presentation" style:parent-style-name="master-outline8">
      <style:paragraph-properties fo:margin-top="0cm" fo:margin-bottom="0.1cm"/>
      <style:text-properties fo:font-size="20pt" style:font-size-asian="20pt" style:font-size-complex="20pt"/>
    </style:style>
    <style:style style:name="master-subtitle" style:family="presentation">
      <style:graphic-properties draw:stroke="none" draw:fill="none" draw:textarea-vertical-align="middle">
        <text:list-style style:name="ma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title" style:family="presentation">
      <style:graphic-properties draw:stroke="none" draw:fill="none" draw:textarea-horizontal-align="left" draw:textarea-vertical-align="top">
        <text:list-style style:name="ma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_5f_-background" style:display-name="master1_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_5f_-backgroundobjects" style:display-name="master1__-backgroundobjects" style:family="presentation">
      <style:graphic-properties draw:textarea-horizontal-align="justify" draw:shadow="hidden" draw:shadow-offset-x="0.2cm" draw:shadow-offset-y="0.2cm" draw:shadow-color="#808080"/>
      <style:text-properties style:letter-kerning="true"/>
    </style:style>
    <style:style style:name="master1_5f__5f_-notes" style:display-name="master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_5f_-outline1" style:display-name="master1__-outline1" style:family="presentation">
      <style:graphic-properties draw:stroke="none" draw:fill="none" draw:auto-grow-height="false" draw:fit-to-size="false" style:shrink-to-fit="true">
        <text:list-style style:name="master1_5f__5f_-outline1" style:display-name="master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outline2" style:display-name="master1__-outline2" style:family="presentation" style:parent-style-name="master1_5f__5f_-outline1">
      <style:paragraph-properties fo:margin-top="0cm" fo:margin-bottom="0.4cm"/>
      <style:text-properties fo:font-size="28pt" style:font-size-asian="28pt" style:font-size-complex="28pt"/>
    </style:style>
    <style:style style:name="master1_5f__5f_-outline3" style:display-name="master1__-outline3" style:family="presentation" style:parent-style-name="master1_5f__5f_-outline2">
      <style:paragraph-properties fo:margin-top="0cm" fo:margin-bottom="0.3cm"/>
      <style:text-properties fo:font-size="24pt" style:font-size-asian="24pt" style:font-size-complex="24pt"/>
    </style:style>
    <style:style style:name="master1_5f__5f_-outline4" style:display-name="master1__-outline4" style:family="presentation" style:parent-style-name="master1_5f__5f_-outline3">
      <style:paragraph-properties fo:margin-top="0cm" fo:margin-bottom="0.2cm"/>
      <style:text-properties fo:font-size="20pt" style:font-size-asian="20pt" style:font-size-complex="20pt"/>
    </style:style>
    <style:style style:name="master1_5f__5f_-outline5" style:display-name="master1__-outline5" style:family="presentation" style:parent-style-name="master1_5f__5f_-outline4">
      <style:paragraph-properties fo:margin-top="0cm" fo:margin-bottom="0.1cm"/>
      <style:text-properties fo:font-size="20pt" style:font-size-asian="20pt" style:font-size-complex="20pt"/>
    </style:style>
    <style:style style:name="master1_5f__5f_-outline6" style:display-name="master1__-outline6" style:family="presentation" style:parent-style-name="master1_5f__5f_-outline5">
      <style:paragraph-properties fo:margin-top="0cm" fo:margin-bottom="0.1cm"/>
      <style:text-properties fo:font-size="20pt" style:font-size-asian="20pt" style:font-size-complex="20pt"/>
    </style:style>
    <style:style style:name="master1_5f__5f_-outline7" style:display-name="master1__-outline7" style:family="presentation" style:parent-style-name="master1_5f__5f_-outline6">
      <style:paragraph-properties fo:margin-top="0cm" fo:margin-bottom="0.1cm"/>
      <style:text-properties fo:font-size="20pt" style:font-size-asian="20pt" style:font-size-complex="20pt"/>
    </style:style>
    <style:style style:name="master1_5f__5f_-outline8" style:display-name="master1__-outline8" style:family="presentation" style:parent-style-name="master1_5f__5f_-outline7">
      <style:paragraph-properties fo:margin-top="0cm" fo:margin-bottom="0.1cm"/>
      <style:text-properties fo:font-size="20pt" style:font-size-asian="20pt" style:font-size-complex="20pt"/>
    </style:style>
    <style:style style:name="master1_5f__5f_-outline9" style:display-name="master1__-outline9" style:family="presentation" style:parent-style-name="master1_5f__5f_-outline8">
      <style:paragraph-properties fo:margin-top="0cm" fo:margin-bottom="0.1cm"/>
      <style:text-properties fo:font-size="20pt" style:font-size-asian="20pt" style:font-size-complex="20pt"/>
    </style:style>
    <style:style style:name="master1_5f__5f_-subtitle" style:display-name="master1__-subtitle" style:family="presentation">
      <style:graphic-properties draw:stroke="none" draw:fill="none" draw:textarea-vertical-align="middle">
        <text:list-style style:name="master1_5f__5f_-subtitle" style:display-name="master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_5f_-title" style:display-name="master1__-title" style:family="presentation">
      <style:graphic-properties draw:stroke="none" draw:fill="none" draw:textarea-horizontal-align="left" draw:textarea-vertical-align="top">
        <text:list-style style:name="master1_5f__5f_-title" style:display-name="master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1"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aster-backgroundobjects">
      <style:graphic-properties draw:stroke="none" draw:fill="gradient" draw:fill-color="#f0e6ff" draw:fill-gradient-name="Gradient_20_2" draw:textarea-vertical-align="middle" draw:auto-grow-height="false" fo:min-height="2.8cm" fo:min-width="28cm"/>
    </style:style>
    <style:style style:name="Mpr2" style:family="presentation" style:parent-style-name="master-outline1">
      <style:graphic-properties fo:min-height="12.18cm"/>
      <style:paragraph-properties style:writing-mode="lr-tb"/>
    </style:style>
    <style:style style:name="Mpr3" style:family="presentation" style:parent-style-name="master-backgroundobjects">
      <style:graphic-properties draw:stroke="none" draw:fill="none" draw:fill-color="#ffffff" draw:auto-grow-height="false" fo:min-height="1.485cm"/>
      <style:paragraph-properties style:writing-mode="lr-tb"/>
    </style:style>
    <style:style style:name="Mpr4" style:family="presentation" style:parent-style-name="master-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aster1_5f__5f_-backgroundobjects">
      <style:graphic-properties draw:stroke="none" draw:fill="solid" draw:fill-color="#000033" draw:opacity="100%" draw:opacity-name="Transparency_20_2" draw:textarea-vertical-align="middle" draw:auto-grow-height="false" fo:min-height="4.572cm" fo:min-width="28cm" draw:shadow-opacity="100%"/>
    </style:style>
    <style:style style:name="Mpr6" style:family="presentation" style:parent-style-name="master1_5f__5f_-backgroundobjects">
      <style:graphic-properties draw:stroke="none" draw:fill="none" draw:fill-color="#ffffff" draw:auto-grow-height="false" fo:min-height="1.485cm"/>
      <style:paragraph-properties style:writing-mode="lr-tb"/>
    </style:style>
    <style:style style:name="Mpr7" style:family="presentation" style:parent-style-name="master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none"/>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font-size="28pt" style:font-size-asian="28pt" style:font-size-complex="28pt"/>
    </style:style>
    <style:style style:name="MT3" style:family="text">
      <style:text-properties fo:font-size="24pt" style:font-size-asian="24pt" style:font-size-complex="24pt"/>
    </style:style>
    <style:style style:name="MT4" style:family="text">
      <style:text-properties fo:font-size="20pt" style:font-size-asian="20pt" style:font-size-complex="20pt"/>
    </style:style>
    <style:style style:name="MT5" style:family="text">
      <style:text-properties fo:color="#000033"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 style:page-layout-name="PM1" draw:style-name="Mdp1">
      <draw:custom-shape presentation:style-name="Mpr1" draw:text-style-name="MP5" draw:layer="backgroundobjects" svg:width="28cm" svg:height="2.8cm" svg:x="0cm" svg:y="0cm">
        <text:p/>
        <draw:enhanced-geometry svg:viewBox="0 0 21600 21600" draw:type="rectangle" draw:enhanced-path="M 0 0 L 21600 0 21600 21600 0 21600 0 0 Z N"/>
      </draw:custom-shape>
      <draw:frame presentation:style-name="master-title" draw:layer="backgroundobjects" svg:width="19.8cm" svg:height="1.56cm" svg:x="1.4cm" svg:y="0.837cm" presentation:class="title" presentation:placeholder="true">
        <draw:text-box/>
      </draw:frame>
      <draw:frame presentation:style-name="Mpr2" draw:text-style-name="MP6" draw:layer="backgroundobjects" svg:width="25.6cm" svg:height="14.4cm" svg:x="1.2cm" svg:y="4.8cm" presentation:class="outline">
        <draw:text-box>
          <text:list text:style-name="ML3">
            <text:list-item>
              <text:p><text:span text:style-name="MT2">Click to edit the outline text format</text:span></text:p>
              <text:list>
                <text:list-item>
                  <text:p>Second <text:span text:style-name="MT3">Outline</text:span> Level</text:p>
                  <text:list>
                    <text:list-item>
                      <text:p>Third <text:span text:style-name="MT4">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3" draw:text-style-name="MP7"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frame draw:style-name="Mgr4" draw:text-style-name="MP9" draw:layer="backgroundobjects" svg:width="2.2cm" svg:height="1.19cm" svg:x="24.6cm" svg:y="19.2cm">
        <draw:text-box>
          <text:p text:style-name="MP8"><text:span text:style-name="MT5"><text:page-number>&lt;number&gt;</text:page-number></text:span></text:p>
        </draw:text-box>
      </draw:frame>
      <presentation:notes style:page-layout-name="PM0">
        <draw:page-thumbnail presentation:style-name="master-title" draw:layer="backgroundobjects" svg:width="14.848cm" svg:height="11.136cm" svg:x="3.075cm" svg:y="2.257cm" presentation:class="page"/>
        <draw:frame presentation:style-name="mast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_5f_" style:display-name="master1__" style:page-layout-name="PM1" draw:style-name="Mdp2">
      <draw:frame draw:style-name="Mgr3" draw:text-style-name="MP7" draw:layer="backgroundobjects" svg:width="28cm" svg:height="21.64cm" svg:x="0cm" svg:y="0cm">
        <draw:image xlink:href="Pictures/10000000000008A80000067E8F735EA6ED9F0C0B.jpg" xlink:type="simple" xlink:show="embed" xlink:actuate="onLoad" draw:mime-type="image/jpeg">
          <text:p/>
        </draw:image>
      </draw:frame>
      <draw:frame presentation:style-name="master1_5f__5f_-outline1" draw:layer="backgroundobjects" svg:width="25.199cm" svg:height="2.107cm" svg:x="1.4cm" svg:y="15.086cm" presentation:class="outline" presentation:placeholder="true">
        <draw:text-box/>
      </draw:frame>
      <draw:custom-shape presentation:style-name="Mpr5" draw:text-style-name="MP10" draw:layer="backgroundobjects" svg:width="28cm" svg:height="4.572cm" svg:x="0cm" svg:y="0cm">
        <text:p/>
        <draw:enhanced-geometry svg:viewBox="0 0 21600 21600" draw:type="rectangle" draw:enhanced-path="M 0 0 L 21600 0 21600 21600 0 21600 0 0 Z N"/>
      </draw:custom-shape>
      <draw:frame presentation:style-name="master1_5f__5f_-title" draw:layer="backgroundobjects" svg:width="25.24cm" svg:height="1.98cm" svg:x="1.43cm" svg:y="0.76cm" presentation:class="title" presentation:placeholder="true">
        <draw:text-box/>
      </draw:frame>
      <draw:frame draw:style-name="Mgr5" draw:text-style-name="MP7"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presentation:notes style:page-layout-name="PM0">
        <draw:page-thumbnail presentation:style-name="master1_5f__5f_-title" draw:layer="backgroundobjects" svg:width="0.001cm" svg:height="0.001cm" svg:x="0cm" svg:y="2.257cm" presentation:class="page"/>
        <draw:frame presentation:style-name="master1_5f_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10H17M17S</meta:editing-duration>
    <meta:editing-cycles>182</meta:editing-cycles>
    <meta:generator>LibreOffice/7.3.7.2$Linux_X86_64 LibreOffice_project/30$Build-2</meta:generator>
    <dc:date>2024-12-27T18:14:44.880434874</dc:date>
    <meta:document-statistic meta:object-count="439"/>
    <meta:template xlink:type="simple" xlink:actuate="onRequest" xlink:title="master" xlink:href="../../../../../.config/libreoffice/4/user/template/master.otp" meta:date="2015-06-03T14:43:56.815095550"/>
  </office:meta>
</office:document-meta>
</file>